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eeeeee" draw:auto-grow-height="true" draw:auto-grow-width="false" fo:max-height="0cm" fo:min-height="3.88cm" draw:shadow="visibl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7" style:family="graphic" style:parent-style-name="standard">
      <style:graphic-properties draw:textarea-vertical-align="middle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0" style:family="graphic" style:parent-style-name="standard">
      <style:graphic-properties draw:stroke="none" draw:fill="none" fo:min-height="3.155cm"/>
      <style:paragraph-properties style:writing-mode="lr-tb"/>
    </style:style>
    <style:style style:name="gr111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style:paragraph-properties fo:text-align="end"/>
    </style:style>
    <style:style style:name="P35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6" style:family="paragraph">
      <style:paragraph-properties fo:line-height="100%"/>
    </style:style>
    <style:style style:name="P37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8" style:family="paragraph">
      <style:paragraph-properties fo:line-height="100%" fo:text-align="end"/>
      <style:text-properties fo:font-weight="normal" style:font-weight-asian="normal" style:font-weight-complex="normal"/>
    </style:style>
    <style:style style:name="P39" style:family="paragraph">
      <style:paragraph-properties fo:line-height="100%"/>
      <style:text-properties fo:font-weight="normal" style:font-weight-asian="normal" style:font-weight-complex="normal"/>
    </style:style>
    <style:style style:name="P40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6" style:family="paragraph">
      <style:paragraph-properties fo:text-align="start" style:writing-mode="lr-tb"/>
      <style:text-properties fo:color="#000066" loext:opacity="100%"/>
    </style:style>
    <style:style style:name="P47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8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6" style:family="paragraph">
      <style:paragraph-properties fo:text-align="center"/>
      <style:text-properties fo:font-weight="bold" style:font-weight-asian="bold" style:font-weight-complex="bold"/>
    </style:style>
    <style:style style:name="P77" style:family="paragraph">
      <style:paragraph-properties fo:margin-left="0cm" fo:margin-right="0cm" fo:margin-top="0cm" fo:margin-bottom="0cm" fo:line-height="100%" fo:text-align="center" fo:text-indent="0cm"/>
    </style:style>
    <style:style style:name="P78" style:family="paragraph">
      <style:paragraph-properties fo:text-align="start"/>
      <style:text-properties fo:font-weight="normal" style:font-weight-asian="normal" style:font-weight-complex="normal"/>
    </style:style>
    <style:style style:name="P79" style:family="paragraph">
      <style:paragraph-properties fo:text-align="star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3" style:family="paragraph">
      <style:paragraph-properties fo:text-align="justify" style:writing-mode="lr-tb"/>
      <style:text-properties fo:color="#000066" loext:opacity="100%" fo:language="ru" fo:country="RU"/>
    </style:style>
    <style:style style:name="P84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5" style:family="paragraph">
      <style:paragraph-properties fo:text-align="justify"/>
    </style:style>
    <style:style style:name="P86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7" style:family="paragraph">
      <loext:graphic-properties draw:fill="solid" draw:fill-color="#007d9c"/>
      <style:paragraph-properties fo:text-align="center"/>
      <style:text-properties fo:language="ru" fo:country="RU"/>
    </style:style>
    <style:style style:name="P8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2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4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5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6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0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4" style:family="text">
      <style:text-properties style:font-name="Liberation Sans1" fo:font-size="12pt" fo:language="ru" fo:country="RU" style:font-size-asian="12pt" style:font-size-complex="12pt"/>
    </style:style>
    <style:style style:name="T11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font-name="Liberation Mono" fo:font-size="10pt" fo:language="ru" fo:country="RU" style:font-size-asian="10pt" style:font-size-complex="10pt"/>
    </style:style>
    <style:style style:name="T119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0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7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2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5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8" style:family="text">
      <style:text-properties style:font-name="Liberation Sans1" fo:font-size="12pt" style:font-size-asian="12pt" style:font-size-complex="12pt"/>
    </style:style>
    <style:style style:name="T13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8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9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58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font-size="14pt" style:font-size-asian="14pt" style:font-size-complex="14pt"/>
    </style:style>
    <style:style style:name="T16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1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7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4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5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7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78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6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0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1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0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6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0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08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9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0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29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4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38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9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0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1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style:font-name="Liberation Sans1" fo:font-size="14pt" style:font-size-asian="14pt" style:font-size-complex="14pt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0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71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72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73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4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7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80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4" style:family="text">
      <style:text-properties fo:color="#007d9c" loext:opacity="100%" fo:font-size="11pt" fo:language="ru" fo:country="RU" style:font-size-asian="11pt" style:font-size-complex="11pt"/>
    </style:style>
    <style:style style:name="T28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8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</text:span><text:span text:style-name="T39">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3" draw:layer="layout" svg:width="4.2cm" svg:height="5cm" svg:x="13.4cm" svg:y="7cm">
          <draw:text-box>
            <text:p text:style-name="P22"><text:span text:style-name="T51">Robert Griesemer</text:span><text:span text:style-name="T52">,</text:span><text:span text:style-name="T48"> </text:span><text:span text:style-name="T53">Швейцария</text:span></text:p>
            <text:p text:style-name="P22"><text:span text:style-name="T46">(«ученик Никласа Вирта (Pascal, Modula, Oberon), европейская школа</text:span><text:span text:style-name="T54">»</text:span><text:span text:style-name="T48">):</text:span></text:p>
            <text:p text:style-name="P22"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entirely in Go (with a little assembler)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</text:span><text:span text:style-name="T70"><text:tab/></text:span><text:span text:style-name="T70"><text:tab/></text:span><text:span text:style-name="T70">go1.</text:span><text:span text:style-name="T75">25</text:span><text:span text:style-name="T73"> (upcoming </text:span><text:span text:style-name="T74">release)</text:span><text:span text:style-name="T68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2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3">package main <text:s text:c="20"/>// все программы принадлежат к своему пакету</text:span></text:p>
            <text:p text:style-name="P13"><text:span text:style-name="T94">import ( <text:s text:c="24"/></text:span><text:span text:style-name="T93">// подключить...</text:span></text:p>
            <text:p text:style-name="P13"><text:span text:style-name="T93"><text:s text:c="2"/></text:span><text:span text:style-name="T93">"fmt" <text:s text:c="25"/>// ... пакет форматированного вывода</text:span></text:p>
            <text:p text:style-name="P13"><text:span text:style-name="T94"><text:s text:c="2"/></text:span><text:span text:style-name="T93">"os" <text:s text:c="26"/>// ... и взаимодействия с ОС</text:span></text:p>
            <text:p text:style-name="P13"><text:span text:style-name="T93">)</text:span></text:p>
            <text:p text:style-name="P13"><text:span text:style-name="T94">const world = "</text:span><text:span text:style-name="T94">世界</text:span><text:span text:style-name="T94">" <text:s text:c="12"/></text:span><text:span text:style-name="T93">// UTF-8 для исходного кода и литералов</text:span></text:p>
            <text:p text:style-name="P13"><text:span text:style-name="T95"/></text:p>
            <text:p text:style-name="P13"><text:span text:style-name="T93">func main() { <text:s text:c="19"/>// с main() начинается выполнение программы</text:span></text:p>
            <text:p text:style-name="P13"><text:span text:style-name="T94"><text:s text:c="2"/></text:span><text:span text:style-name="T94">var s string = world <text:s text:c="10"/>// var </text:span><text:span text:style-name="T96">переменная тип = значение</text:span></text:p>
            <text:p text:style-name="P13"><text:span text:style-name="T94"><text:s text:c="33"/></text:span><text:span text:style-name="T94">// len() — встроенная функция определения размера </text:span></text:p>
            <text:p text:style-name="P13"><text:span text:style-name="T94"><text:s text:c="2"/></text:span><text:span text:style-name="T94">if len(os.Args) &gt; 1 { <text:s text:c="9"/>// в os.Args[0] — имя программы</text:span></text:p>
            <text:p text:style-name="P13"><text:span text:style-name="T94"><text:s text:c="4"/></text:span><text:span text:style-name="T94">s = os.Args[1] <text:s text:c="14"/>// имена с заглавной буквы экспортируются</text:span></text:p>
            <text:p text:style-name="P13"><text:span text:style-name="T94"><text:s text:c="2"/></text:span><text:span text:style-name="T94">}</text:span></text:p>
            <text:p text:style-name="P13"><text:span text:style-name="T93"><text:s text:c="2"/></text:span><text:span text:style-name="T93">fmt.Printf("Привет, %s!\n", s) // вызов функции из импортированного пакета</text:span></text:p>
            <text:p text:style-name="P13"><text:span text:style-name="T93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97">$ go run helloWorld.go</text:span></text:p>
            <text:p><text:span text:style-name="T97">Привет, </text:span><text:span text:style-name="T97">世界</text:span><text:span text:style-name="T97">!</text:span></text:p>
            <text:p text:style-name="P13"><text:span text:style-name="T97">$ go build helloWorld.go</text:span></text:p>
            <text:p text:style-name="P13"><text:span text:style-name="T98">$ ./helloWorld</text:span><text:span text:style-name="T97"> мир</text:span></text:p>
            <text:p text:style-name="P13"><text:span text:style-name="T97">Привет, мир!</text:span></text:p>
            <text:p text:style-name="P13"><text:span text:style-name="T98">$ </text:span><text:span text:style-name="T99">GOOS=windows GOARCH=amd64</text:span><text:span text:style-name="T98"> </text:span><text:span text:style-name="T97">go build helloWorld.go</text:span></text:p>
            <text:p text:style-name="P13"><text:span text:style-name="T98">$ ls </text:span><text:span text:style-name="T97">helloWorld*</text:span></text:p>
            <text:p text:style-name="P13"><text:span text:style-name="T100">helloWorld helloWorld.exe</text:span><text:span text:style-name="T98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3"/></text:p>
            <text:p text:style-name="P13"><text:span text:style-name="T101">env </text:span><text:span text:style-name="T102">GOOS</text:span><text:span text:style-name="T101">=</text:span><text:span text:style-name="T103">target-OS</text:span><text:span text:style-name="T101"> </text:span><text:span text:style-name="T102">GOARCH</text:span><text:span text:style-name="T101">=</text:span><text:span text:style-name="T103">target-architecture</text:span><text:span text:style-name="T101"> </text:span><text:span text:style-name="T102">go</text:span><text:span text:style-name="T101"> </text:span><text:span text:style-name="T102">build</text:span><text:span text:style-name="T101"> </text:span><text:span text:style-name="T103">package-import-path</text:span></text:p>
            <text:p text:style-name="P13"><text:span text:style-name="T104"/></text:p>
            <text:p text:style-name="P13"><text:span text:style-name="T105">GOOS / GOARCH:</text:span></text:p>
            <text:p text:style-name="P13"><text:span text:style-name="T104">aix/ppc64</text:span></text:p>
            <text:p text:style-name="P13"><text:span text:style-name="T105">android</text:span><text:span text:style-name="T104">/386 amd64 arm arm64</text:span></text:p>
            <text:p text:style-name="P13"><text:span text:style-name="T104">darwin/amd64 arm64</text:span></text:p>
            <text:p text:style-name="P13"><text:span text:style-name="T104">dragonfly/amd64</text:span></text:p>
            <text:p text:style-name="P13"><text:span text:style-name="T104">freebsd/386 amd64 arm arm64 riscv64</text:span></text:p>
            <text:p text:style-name="P13"><text:span text:style-name="T104">illumos/amd64</text:span></text:p>
            <text:p text:style-name="P13"><text:span text:style-name="T105">ios</text:span><text:span text:style-name="T104">/amd64 arm64</text:span></text:p>
            <text:p text:style-name="P13"><text:span text:style-name="T104">js/wasm</text:span></text:p>
            <text:p text:style-name="P13"><text:span text:style-name="T105">linux</text:span><text:span text:style-name="T104">/386 amd64 arm arm64 loong64 mips mips64(le) mipsle ppc64(le) riscv64 s390x</text:span></text:p>
            <text:p text:style-name="P13"><text:span text:style-name="T104">netbsd/386 amd64 arm arm64</text:span></text:p>
            <text:p text:style-name="P13"><text:span text:style-name="T104">openbsd/386 amd64 arm arm64 ppc64 riscv64</text:span></text:p>
            <text:p text:style-name="P13"><text:span text:style-name="T104">plan9/386 amd64 arm</text:span></text:p>
            <text:p text:style-name="P13"><text:span text:style-name="T104">solaris/amd64</text:span></text:p>
            <text:p text:style-name="P13"><text:span text:style-name="T104">wasip1/wasm</text:span></text:p>
            <text:p text:style-name="P13"><text:span text:style-name="T105">windows</text:span><text:span text:style-name="T104">/386 amd64 arm64</text:span></text:p>
            <text:p text:style-name="P13"><text:span text:style-name="T104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2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1">package main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на основе примера, который привёл Rob Pike:</text:span></text:p>
            <text:p text:style-name="P13"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полноценный многопоточный web-сервер</text:span></text:p>
            <text:p text:style-name="P13"><text:span text:style-name="T101">import (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импортировать пакеты:</text:span></text:p>
            <text:p text:style-name="P13"><text:span text:style-name="T101"><text:tab/></text:span><text:span text:style-name="T101">"fmt" <text:s text:c="5"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форматированная печать</text:span></text:p>
            <text:p text:style-name="P13"><text:span text:style-name="T101"><text:tab/></text:span><text:span text:style-name="T101">"log" <text:s text:c="5"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протоколирование</text:span></text:p>
            <text:p text:style-name="P13"><text:span text:style-name="T101"><text:tab/></text:span><text:span text:style-name="T101">"net/http" 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сетевая магия – в этом пакете</text:span></text:p>
            <text:p text:style-name="P13"><text:span text:style-name="T101">)</text:span></text:p>
            <text:p text:style-name="P13"><text:span text:style-name="T101"/></text:p>
            <text:p text:style-name="P13"><text:span text:style-name="T101"><text:s text:c="23"/></text:span><text:span text:style-name="T101">// во всех идентификаторах можно использовать символы UTF-8</text:span></text:p>
            <text:p text:style-name="P13"><text:span text:style-name="T101">func </text:span><text:span text:style-name="T106">こんにちは</text:span><text:span text:style-name="T106">Мир</text:span><text:span text:style-name="T101">(w http.</text:span><text:span text:style-name="T102">ResponseWriter</text:span><text:span text:style-name="T101">, req *http.</text:span><text:span text:style-name="T102">Request</text:span><text:span text:style-name="T101">) {</text:span></text:p>
            <text:p text:style-name="P13"><text:span text:style-name="T101"><text:tab/></text:span><text:span text:style-name="T101">fmt.Fprintf(w, "Привет, мир!!!\n") <text:s text:c="11"/>// вывод ответа прямо в сеть 8-)</text:span></text:p>
            <text:p text:style-name="P13"><text:span text:style-name="T101">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 <text:s text:c="2"/>// точнее: в любой Writer</text:span></text:p>
            <text:p text:style-name="P13"><text:span text:style-name="T101"/></text:p>
            <text:p text:style-name="P13"><text:span text:style-name="T101">func main() { <text:s text:c="49"/></text:span></text:p>
            <text:p text:style-name="P13"><text:span text:style-name="T101"><text:tab/></text:span><text:span text:style-name="T101">http.HandleFunc("/", </text:span><text:span text:style-name="T106">こんにちは</text:span><text:span text:style-name="T106">Мир</text:span><text:span text:style-name="T101">) <text:s text:c="11"/>// подключить функцию-обработчик</text:span></text:p>
            <text:p text:style-name="P13"><text:span text:style-name="T101"><text:s text:c="49"/></text:span><text:span text:style-name="T101">// слушать порт на хосте</text:span></text:p>
            <text:p text:style-name="P13"><text:span text:style-name="T101"><text:tab/></text:span><text:span text:style-name="T101">log.Fatal(http.ListenAndServe("localhost:12345", nil))</text:span></text:p>
            <text:p text:style-name="P13"><text:span text:style-name="T101"><text:s text:c="40"/></text:span><text:span text:style-name="T101">// обработать ошибку, записать в протокол</text:span></text:p>
            <text:p text:style-name="P13"><text:span text:style-name="T16">} <text:s text:c="38"/></text:span><text:span text:style-name="T101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1">HandleFunc</text:span></text:p>
            <text:p text:style-name="P13"><text:span text:style-name="T104"><text:s text:c="40"/></text:span><text:span text:style-name="T104">//</text:span><text:span text:style-name="T103"> </text:span><text:span text:style-name="T103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2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1">package main</text:span></text:p>
            <text:p text:style-name="P30"><text:span text:style-name="T101">import (</text:span></text:p>
            <text:p text:style-name="P30"><text:span text:style-name="T101"><text:tab/></text:span><text:span text:style-name="T101">"fmt"</text:span></text:p>
            <text:p text:style-name="P30"><text:span text:style-name="T101"><text:tab/></text:span><text:span text:style-name="T101">"time"</text:span></text:p>
            <text:p text:style-name="P30"><text:span text:style-name="T101">)</text:span></text:p>
            <text:p text:style-name="P30"><text:span text:style-name="T101">const </text:span><text:span text:style-name="T106">Вопрос</text:span><text:span text:style-name="T101"> = "Главный вопрос жизни, вселенной и вообще"</text:span></text:p>
            <text:p text:style-name="P30"><text:span text:style-name="T101"/></text:p>
            <text:p text:style-name="P30"><text:span text:style-name="T101">func </text:span><text:span text:style-name="T106">Мыслитель</text:span><text:span text:style-name="T101">(</text:span><text:span text:style-name="T106">вопрос</text:span><text:span text:style-name="T101"> string) int {</text:span></text:p>
            <text:p text:style-name="P30"><text:span text:style-name="T101"><text:tab/></text:span><text:span text:style-name="T101">const </text:span><text:span text:style-name="T106">Ответ</text:span><text:span text:style-name="T101"> = 42</text:span></text:p>
            <text:p text:style-name="P30"><text:span text:style-name="T101"><text:tab/></text:span><text:span text:style-name="T101">return </text:span><text:span text:style-name="T106">Ответ</text:span></text:p>
            <text:p text:style-name="P30"><text:span text:style-name="T101">}</text:span></text:p>
            <text:p text:style-name="P30"><text:span text:style-name="T101"/></text:p>
            <text:p text:style-name="P30"><text:span text:style-name="T101">func main() {</text:span></text:p>
            <text:p text:style-name="P30"><text:span text:style-name="T101"><text:tab/></text:span><text:span text:style-name="T101">var </text:span><text:span text:style-name="T106">время_работы</text:span><text:span text:style-name="T101"> = 7_500_000</text:span></text:p>
            <text:p text:style-name="P30"><text:span text:style-name="T101"><text:tab/></text:span><text:span text:style-name="T106">окончание</text:span><text:span text:style-name="T101"> := time.Now()</text:span></text:p>
            <text:p text:style-name="P30"><text:span text:style-name="T16"><text:tab/></text:span><text:span text:style-name="T107">начало </text:span><text:span text:style-name="T16"><text:s/>:= окончание.AddDate(-</text:span><text:span text:style-name="T107">время_работы</text:span><text:span text:style-name="T16">, 0, 0) // + (годы, месяцы, </text:span><text:span text:style-name="T101">дни)</text:span></text:p>
            <text:p text:style-name="P30"><text:span text:style-name="T16"><text:tab/></text:span><text:span text:style-name="T106">ответ</text:span><text:span text:style-name="T101"> := </text:span><text:span text:style-name="T106">Мыслитель</text:span><text:span text:style-name="T101">(</text:span><text:span text:style-name="T106">Вопрос</text:span><text:span text:style-name="T101">)</text:span></text:p>
            <text:p text:style-name="P30"><text:span text:style-name="T101"><text:tab/></text:span><text:span text:style-name="T101">fmt.Printf(</text:span></text:p>
            <text:p text:style-name="P30"><text:span text:style-name="T101"><text:tab/></text:span><text:span text:style-name="T101"><text:tab/></text:span><text:span text:style-name="T101">"Начав в %v и проработав %v лет, Мыслитель в %v дал ответ: '%v'.\n", </text:span></text:p>
            <text:p text:style-name="P30"><text:span text:style-name="T101"><text:tab/></text:span><text:span text:style-name="T101"> <text:s text:c="3"/></text:span><text:span text:style-name="T106">начало</text:span><text:span text:style-name="T101">, </text:span><text:span text:style-name="T106">время_работы</text:span><text:span text:style-name="T101">, </text:span><text:span text:style-name="T106">окончание</text:span><text:span text:style-name="T101">, </text:span><text:span text:style-name="T106">ответ</text:span><text:span text:style-name="T101">)</text:span></text:p>
            <text:p text:style-name="P30"><text:span text:style-name="T1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</text:span><text:span text:style-name="T24">и пути</text:span></text:p>
          </draw:text-box>
        </draw:frame>
        <draw:frame draw:style-name="gr28" draw:text-style-name="P33" draw:layer="layout" svg:width="26.4cm" svg:height="12.996cm" svg:x="0.811cm" svg:y="2.116cm">
          <draw:text-box>
            <text:p><text:span text:style-name="T108">$ echo $</text:span><text:span text:style-name="T109">GOROOT</text:span></text:p>
            <text:p><text:span text:style-name="T108">/usr/local/go</text:span></text:p>
            <text:p><text:span text:style-name="T108"/></text:p>
            <text:p><text:span text:style-name="T108">$ echo $</text:span><text:span text:style-name="T109">GOPATH</text:span></text:p>
            <text:p><text:span text:style-name="T108">~/go</text:span></text:p>
            <text:p><text:span text:style-name="T108">$ cd $GOPATH/</text:span><text:span text:style-name="T109">src</text:span></text:p>
            <text:p text:style-name="P13"><text:span text:style-name="T108"/></text:p>
            <text:p><text:span text:style-name="T108">$ mkdir </text:span><text:span text:style-name="T110">sample</text:span><text:span text:style-name="T108"> &amp;&amp; mkdir </text:span><text:span text:style-name="T110">sample</text:span><text:span text:style-name="T108">/</text:span><text:span text:style-name="T110">module</text:span></text:p>
            <text:p><text:span text:style-name="T108">$ cd </text:span><text:span text:style-name="T110">sample</text:span><text:span text:style-name="T108">/</text:span><text:span text:style-name="T110">module</text:span></text:p>
            <text:p text:style-name="P13"><text:span text:style-name="T111"># Напишите program</text:span><text:span text:style-name="T112">.go</text:span><text:span text:style-name="T111"> в своём любимом редакторе исходников. </text:span></text:p>
            <text:p text:style-name="P13"><text:span text:style-name="T112"/></text:p>
            <text:p text:style-name="P13"><text:span text:style-name="T112">$ cd $GOPATH/src/</text:span><text:span text:style-name="T111">sample</text:span></text:p>
            <text:p text:style-name="P13"><text:span text:style-name="T111"># Напишите </text:span><text:span text:style-name="T112">main.go,</text:span><text:span text:style-name="T111"> где делается </text:span><text:span text:style-name="T112">import ( "sample/module"</text:span><text:span text:style-name="T111"> )</text:span></text:p>
            <text:p text:style-name="P13"><text:span text:style-name="T112"/></text:p>
            <text:p text:style-name="P13"><text:span text:style-name="T112">$ go mod init sample</text:span></text:p>
            <text:p text:style-name="P13"><text:span text:style-name="T112"/></text:p>
            <text:p text:style-name="P13"><text:span text:style-name="T108">$ go run main.go</text:span></text:p>
            <text:p text:style-name="P13"><text:span text:style-name="T108"/></text:p>
            <text:p text:style-name="P13"><text:span text:style-name="T108">$ go build main.go</text:span></text:p>
            <text:p text:style-name="P13"><text:span text:style-name="T112">$ ./main</text:span></text:p>
            <text:p text:style-name="P13"><text:span text:style-name="T108"/></text:p>
          </draw:text-box>
        </draw:frame>
        <draw:frame draw:style-name="gr29" draw:text-style-name="P35" draw:layer="layout" svg:width="5.2cm" svg:height="1.673cm" svg:x="21.5cm" svg:y="7.127cm">
          <draw:text-box>
            <text:p text:style-name="P34"><text:span text:style-name="T113">mod.go</text:span></text:p>
            <text:p><text:span text:style-name="T114">module sample</text:span></text:p>
            <text:p><text:span text:style-name="T114">go 1.23.2</text:span></text:p>
          </draw:text-box>
        </draw:frame>
        <draw:frame draw:style-name="gr30" draw:text-style-name="P37" draw:layer="layout" svg:width="9.2cm" svg:height="4.231cm" svg:x="17.5cm" svg:y="2.406cm">
          <draw:text-box>
            <text:p text:style-name="P36"><text:span text:style-name="T115">~/go/</text:span></text:p>
            <text:p text:style-name="P13"><text:span text:style-name="T116"><text:s text:c="4"/></text:span><text:span text:style-name="T115">│</text:span></text:p>
            <text:p text:style-name="P36"><text:span text:style-name="T116"><text:s text:c="4"/></text:span><text:span text:style-name="T117">└</text:span><text:span text:style-name="T116">─</text:span><text:span text:style-name="T115">src/</text:span></text:p>
            <text:p text:style-name="P36"><text:span text:style-name="T117"><text:s text:c="9"/></text:span><text:span text:style-name="T118">│ </text:span></text:p>
            <text:p text:style-name="P36"><text:span text:style-name="T117"><text:s text:c="9"/></text:span><text:span text:style-name="T118">└─</text:span><text:span text:style-name="T119">/</text:span><text:span text:style-name="T118">sample/</text:span></text:p>
            <text:p text:style-name="P13"><text:span text:style-name="T117"><text:s text:c="15"/></text:span><text:span text:style-name="T117"><text:s text:c="3"/>├─</text:span><text:span text:style-name="T118">go.mod</text:span></text:p>
            <text:p text:style-name="P36"><text:span text:style-name="T117"><text:s text:c="15"/></text:span><text:span text:style-name="T117"><text:s text:c="3"/>├─</text:span><text:span text:style-name="T118">main.go</text:span></text:p>
            <text:p text:style-name="P13"><text:span text:style-name="T117"><text:s text:c="15"/></text:span><text:span text:style-name="T117"><text:s text:c="3"/>├─</text:span><text:span text:style-name="T118">main</text:span></text:p>
            <text:p text:style-name="P13"><text:span text:style-name="T117"><text:s text:c="15"/></text:span><text:span text:style-name="T117"><text:s text:c="3"/>└─</text:span><text:span text:style-name="T119">/</text:span><text:span text:style-name="T118">module/</text:span></text:p>
            <text:p text:style-name="P36"><text:span text:style-name="T117"><text:s text:c="15"/></text:span><text:span text:style-name="T117"><text:s text:c="12"/></text:span><text:span text:style-name="T117">└─</text:span><text:span text:style-name="T117">program</text:span><text:span text:style-name="T118">.go</text:span></text:p>
          </draw:text-box>
        </draw:frame>
        <draw:frame draw:style-name="gr30" draw:text-style-name="P40" draw:layer="layout" svg:width="6.6cm" svg:height="4.231cm" svg:x="12.1cm" svg:y="10.369cm">
          <draw:text-box>
            <text:p text:style-name="P38"><text:span text:style-name="T115">main.go</text:span></text:p>
            <text:p text:style-name="P39"><text:span text:style-name="T120">package main</text:span></text:p>
            <text:p text:style-name="P39"><text:span text:style-name="T120"/></text:p>
            <text:p text:style-name="P39"><text:span text:style-name="T120">import "sample/module"</text:span></text:p>
            <text:p text:style-name="P39"><text:span text:style-name="T120"/></text:p>
            <text:p text:style-name="P39"><text:span text:style-name="T120">func main() {</text:span></text:p>
            <text:p text:style-name="P39"><text:span text:style-name="T120"><text:s text:c="4"/></text:span><text:span text:style-name="T120">object := module.Type{}</text:span></text:p>
            <text:p text:style-name="P39"><text:span text:style-name="T120"><text:s text:c="4"/></text:span><text:span text:style-name="T120">object.Method()</text:span></text:p>
            <text:p text:style-name="P39"><text:span text:style-name="T120">}</text:span></text:p>
          </draw:text-box>
        </draw:frame>
        <draw:frame draw:style-name="gr31" draw:text-style-name="P40" draw:layer="layout" svg:width="7.2cm" svg:height="4.231cm" svg:x="19.5cm" svg:y="10.37cm">
          <draw:text-box>
            <text:p text:style-name="P38"><text:span text:style-name="T115">module/program.go</text:span></text:p>
            <text:p text:style-name="P39"><text:span text:style-name="T120">package module</text:span></text:p>
            <text:p text:style-name="P39"><text:span text:style-name="T120"/></text:p>
            <text:p text:style-name="P39"><text:span text:style-name="T120">type Type struct {</text:span></text:p>
            <text:p text:style-name="P39"><text:span text:style-name="T120">}</text:span></text:p>
            <text:p text:style-name="P39"><text:span text:style-name="T120"/></text:p>
            <text:p text:style-name="P39"><text:span text:style-name="T120">func (t Type) Method() {</text:span></text:p>
            <text:p text:style-name="P39"><text:span text:style-name="T120"><text:s text:c="4"/></text:span><text:span text:style-name="T120">println("Method() of Type")</text:span></text:p>
            <text:p text:style-name="P39"><text:span text:style-name="T120">}</text:span></text:p>
            <text:p text:style-name="P39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1" draw:layer="layout" svg:width="24.599cm" svg:height="1.352cm" svg:x="0.701cm" svg:y="0.401cm">
          <draw:text-box>
            <text:p><text:span text:style-name="T121">Синтаксис: особенности</text:span></text:p>
          </draw:text-box>
        </draw:frame>
        <draw:frame draw:style-name="gr32" draw:text-style-name="P42" draw:layer="layout" svg:width="26.8cm" svg:height="13.103cm" svg:x="0.6cm" svg:y="2.1cm">
          <draw:text-box>
            <text:p text:style-name="P13"><text:span text:style-name="T122">Простой синтаксис. Минимум синтаксических конструкций. Однозначное выражение действий (no TIMTOWTDI).</text:span></text:p>
            <text:p text:style-name="P13"><text:span text:style-name="T122">Каждое утверждение (statement) начинается с ключевого слова. Исходники в UTF-8.</text:span></text:p>
            <text:p text:style-name="P13"><text:span text:style-name="T122"/></text:p>
            <text:p text:style-name="P13"><text:span text:style-name="T123">Ошибки – это тип данных </text:span><text:span text:style-name="T124">error</text:span><text:span text:style-name="T123">. Н</text:span><text:span text:style-name="T122">ет исключений (exceptions). Есть panic() и recover().</text:span></text:p>
            <text:p text:style-name="P13"><text:span text:style-name="T122">Нет классов, но в </text:span><text:span text:style-name="T125">struct</text:span><text:span text:style-name="T122"> можно описывать поля, и для всех типов данных можно определять методы.</text:span></text:p>
            <text:p text:style-name="P13"><text:span text:style-name="T122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22"/></text:p>
            <text:p text:style-name="P13"><text:span text:style-name="T126">;</text:span><text:span text:style-name="T122"> служит переводом строки (line feed) — автоматически вставляется компилятором, где необходимо.</text:span></text:p>
            <text:p text:style-name="P13"><text:span text:style-name="T126">,</text:span><text:span text:style-name="T122"> запятая обязательна в конце строки в списке, если нет </text:span><text:span text:style-name="T125">)</text:span><text:span text:style-name="T122"> как завершителя списка.</text:span></text:p>
            <text:p text:style-name="P13"><text:span text:style-name="T124">_</text:span><text:span text:style-name="T123"> “пустая переменная</text:span><text:span text:style-name="T122">“ (blank identifier) для игнорирования значения.</text:span></text:p>
            <text:p text:style-name="P13"><text:span text:style-name="T127">:=</text:span><text:span text:style-name="T122"> простое объявление с выводом типа из значения (inferred type) и инициализация переменной в функции.</text:span></text:p>
            <text:p text:style-name="P13"><text:span text:style-name="T122">Все объявленные переменные получают начальное zero value <text:s/>(</text:span><text:span text:style-name="T125">0</text:span><text:span text:style-name="T122">, </text:span><text:span text:style-name="T125">false</text:span><text:span text:style-name="T122">, </text:span><text:span text:style-name="T125">""</text:span><text:span text:style-name="T122">, </text:span><text:span text:style-name="T125">nil</text:span><text:span text:style-name="T122"> для интерфейсов и ссылочных типов).</text:span></text:p>
            <text:p text:style-name="P13"><text:span text:style-name="T122"/></text:p>
            <text:p text:style-name="P13"><text:span text:style-name="T12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2">Все имена со строчной буквы видны во всех файлах внутри одного пакета. 1 пакет = 1 каталог.</text:span></text:p>
            <text:p text:style-name="P13"><text:span text:style-name="T122"/></text:p>
            <text:p text:style-name="P13"><text:span text:style-name="T122">Функции: multiple return values, named return values, bare return, variadic functions (с переменным списком параметров).</text:span></text:p>
            <text:p text:style-name="P13"><text:span text:style-name="T126">func init() { }</text:span><text:span text:style-name="T122"> // инициализирующие функции в файлах пакета.</text:span></text:p>
            <text:p text:style-name="P13"><text:span text:style-name="T126">defer</text:span><text:span text:style-name="T122"> f() // отложенное исполнение функции перед завершением функции: появилось в Go.</text:span></text:p>
            <text:p text:style-name="P13"><text:span text:style-name="T124">go f()</text:span><text:span text:style-name="T123"> </text:span><text:span text:style-name="T122">// запустить функцию как goroutine. channel &lt;- value; value &lt;- channel; </text:span></text:p>
            <text:p text:style-name="P13"><text:span text:style-name="T122"/></text:p>
            <text:p text:style-name="P13"><text:span text:style-name="T122">Безтиповые константы (untyped constants) в языке со строгой типизацией!</text:span></text:p>
            <text:p text:style-name="P13"><text:span text:style-name="T126">rune</text:span><text:span text:style-name="T122"> // тип данных для ”символа” (code point) в кодировке UTF-8.</text:span></text:p>
            <text:p text:style-name="P13"><text:span text:style-name="T126">iota</text:span><text:span text:style-name="T122"> // перечисление (enumerator) именованных целых значений.</text:span></text:p>
            <text:p text:style-name="P13"><text:span text:style-name="T122"/></text:p>
            <text:p text:style-name="P13"><text:span text:style-name="T128">import </text:span><text:span text:style-name="T129">"</text:span><text:span text:style-name="T128">package</text:span><text:span text:style-name="T129">"; </text:span><text:span text:style-name="T128">var declared</text:span><text:span text:style-name="T123"> // если не используются </text:span><text:span text:style-name="T122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3" draw:text-style-name="P43" draw:layer="layout" svg:width="24.599cm" svg:height="1.352cm" svg:x="0.701cm" svg:y="0.401cm">
          <draw:text-box>
            <text:p><text:span text:style-name="T130">Синтаксис: </text:span><text:span text:style-name="T130"><text:a xlink:href="https://go.dev/ref/spec" xlink:type="simple">go.dev/ref/spec</text:a></text:span></text:p>
          </draw:text-box>
        </draw:frame>
        <draw:frame draw:style-name="gr34" draw:text-style-name="P44" draw:layer="layout" svg:width="13.2cm" svg:height="13.1cm" svg:x="0.6cm" svg:y="2.1cm">
          <draw:text-box>
            <text:p text:style-name="P13"><text:span text:style-name="T131">const START, STOP = 10, 16</text:span></text:p>
            <text:p text:style-name="P13"><text:span text:style-name="T131"/></text:p>
            <text:p text:style-name="P13"><text:span text:style-name="T131">type PointerToInt *int</text:span></text:p>
            <text:p text:style-name="P13"><text:span text:style-name="T131"/></text:p>
            <text:p text:style-name="P13"><text:span text:style-name="T131">var </text:span><text:span text:style-name="T132">i</text:span><text:span text:style-name="T131"> int = START</text:span></text:p>
            <text:p text:style-name="P13"><text:span text:style-name="T131">var (</text:span></text:p>
            <text:p text:style-name="P13"><text:span text:style-name="T131"><text:tab/></text:span><text:span text:style-name="T131">p1 *int = &amp;i</text:span></text:p>
            <text:p text:style-name="P13"><text:span text:style-name="T131"><text:tab/></text:span><text:span text:style-name="T131">p2 PointerToInt</text:span></text:p>
            <text:p text:style-name="P13"><text:span text:style-name="T131">)</text:span></text:p>
            <text:p text:style-name="P13"><text:span text:style-name="T131">p2 = p1</text:span></text:p>
            <text:p text:style-name="P13"><text:span text:style-name="T131"/></text:p>
            <text:p text:style-name="P13"><text:span text:style-name="T131">loop:</text:span></text:p>
            <text:p text:style-name="P13"><text:span text:style-name="T131">for i := </text:span><text:span text:style-name="T132">i</text:span><text:span text:style-name="T131">; i &lt; STOP; i++ {</text:span></text:p>
            <text:p text:style-name="P13"><text:span text:style-name="T131"><text:s text:c="2"/></text:span><text:span text:style-name="T131">*p1++; *p2 += 2</text:span></text:p>
            <text:p text:style-name="P13"><text:span text:style-name="T131"><text:s text:c="2"/></text:span><text:span text:style-name="T131">if i &lt; 0 { break loop }</text:span></text:p>
            <text:p text:style-name="P13"><text:span text:style-name="T131"><text:s text:c="2"/></text:span><text:span text:style-name="T131">fmt.Printf("i=%d outer i=%d \n", i, *p1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/></text:p>
          </draw:text-box>
        </draw:frame>
        <draw:frame draw:style-name="gr35" draw:text-style-name="P45" draw:layer="layout" svg:width="13.4cm" svg:height="13.1cm" svg:x="14cm" svg:y="2.1cm">
          <draw:text-box>
            <text:p text:style-name="P13"><text:span text:style-name="T68">Синтаксис похож на языки C и Pascal</text:span></text:p>
            <text:p text:style-name="P13"><text:span text:style-name="T68"/></text:p>
            <text:p text:style-name="P13"><text:span text:style-name="T70">тип </text:span><text:span text:style-name="T133">*int</text:span><text:span text:style-name="T68"> – указатель на </text:span><text:span text:style-name="T134">int</text:span></text:p>
            <text:p text:style-name="P13"><text:span text:style-name="T133"/></text:p>
            <text:p text:style-name="P13"><text:span text:style-name="T133">&amp;i</text:span><text:span text:style-name="T68"> – получить адрес </text:span><text:span text:style-name="T134">i</text:span></text:p>
            <text:p text:style-name="P13"><text:span text:style-name="T68"/></text:p>
            <text:p text:style-name="P13"><text:span text:style-name="T134"/></text:p>
            <text:p text:style-name="P13"><text:span text:style-name="T134"/></text:p>
            <text:p text:style-name="P13"><text:span text:style-name="T134">for</text:span><text:span text:style-name="T68"> – единственная форма цикла</text:span></text:p>
            <text:p text:style-name="P13"><text:span text:style-name="T68">“ </text:span><text:span text:style-name="T135">;</text:span><text:span text:style-name="T68"> ” == перевод строки</text:span></text:p>
            <text:p text:style-name="P13"><text:span text:style-name="T68">в </text:span><text:span text:style-name="T134">if</text:span><text:span text:style-name="T68">, </text:span><text:span text:style-name="T134">for</text:span><text:span text:style-name="T68">, </text:span><text:span text:style-name="T134">switch</text:span><text:span text:style-name="T68"> – нет скобок при условии</text:span></text:p>
            <text:p text:style-name="P13"><text:span text:style-name="T70">в </text:span><text:span text:style-name="T133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6" draw:text-style-name="P47" draw:layer="layout" svg:width="11.6cm" svg:height="1.8cm" svg:x="0.8cm" svg:y="13.2cm">
          <text:p text:style-name="P46"><text:span text:style-name="T136">Почти всё в синтаксисе стало понятно, когда </text:span></text:p>
          <text:p text:style-name="P46"><text:span text:style-name="T136">прочитал статью про Go в Википедии. <text:s text:c="7"/></text:span><text:span text:style-name="T13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8" draw:layer="layout" svg:width="7.4cm" svg:height="3.095cm" svg:x="19.9cm" svg:y="11.906cm">
          <draw:text-box>
            <text:p><text:span text:style-name="T138">i=10 outer i=13</text:span></text:p>
            <text:p><text:span text:style-name="T138">i=11 outer i=16</text:span></text:p>
            <text:p><text:span text:style-name="T138">i=12 outer i=19</text:span></text:p>
            <text:p><text:span text:style-name="T138">i=13 outer i=22</text:span></text:p>
            <text:p><text:span text:style-name="T138">i=14 outer i=25</text:span></text:p>
            <text:p><text:span text:style-name="T13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8" draw:text-style-name="P50" draw:layer="layout" svg:width="11.6cm" svg:height="13.601cm" svg:x="0.6cm" svg:y="2.1cm">
          <draw:text-box>
            <text:p text:style-name="P13"><text:span text:style-name="T139">()</text:span><text:span text:style-name="T140"> список: импортов, констант, параметров,</text:span></text:p>
            <text:p text:style-name="P13"><text:span text:style-name="T140"><text:s text:c="3"/></text:span><text:span text:style-name="T140">возвращаемых значений, ...</text:span></text:p>
            <text:p text:style-name="P13"><text:span text:style-name="T140"/></text:p>
            <text:p text:style-name="P13"><text:span text:style-name="T139">[]</text:span><text:span text:style-name="T140"> размер массива, показатель среза</text:span></text:p>
            <text:p text:style-name="P13"><text:span text:style-name="T140"><text:s text:c="3"/></text:span><text:span text:style-name="T140">элемент массива, среза, словаря</text:span></text:p>
            <text:p text:style-name="P13"><text:span text:style-name="T139">[]</text:span><text:span text:style-name="T140"> тип параметра в generics</text:span></text:p>
            <text:p text:style-name="P13"><text:span text:style-name="T140"/></text:p>
            <text:p text:style-name="P13"><text:span text:style-name="T139">{}</text:span><text:span text:style-name="T140"> блок определения</text:span></text:p>
            <text:p text:style-name="P13"><text:span text:style-name="T139">{}</text:span><text:span text:style-name="T140"> блок начальных значений</text:span></text:p>
            <text:p text:style-name="P13"><text:span text:style-name="T139">{}</text:span><text:span text:style-name="T140"> блок кода</text:span></text:p>
            <text:p text:style-name="P13"><text:span text:style-name="T140"/></text:p>
            <text:p text:style-name="P13"><text:span text:style-name="T139">:</text:span><text:span text:style-name="T140"> отделяет индекс или ключ от значения</text:span></text:p>
            <text:p text:style-name="P13"><text:span text:style-name="T140"/></text:p>
            <text:p text:style-name="P13"><text:span text:style-name="T139">:</text:span><text:span text:style-name="T140"> ставится после метки</text:span></text:p>
            <text:p text:style-name="P13"><text:span text:style-name="T139"/></text:p>
            <text:p text:style-name="P13"><text:span text:style-name="T139">...</text:span><text:span text:style-name="T140"> размер массива вычисляется по значениям</text:span></text:p>
            <text:p text:style-name="P13"><text:span text:style-name="T139">...</text:span><text:span text:style-name="T140"> список параметров переменной длины</text:span></text:p>
            <text:p text:style-name="P13"><text:span text:style-name="T139">...</text:span><text:span text:style-name="T140"> список аргументов переменной длины</text:span></text:p>
            <text:p text:style-name="P13"><text:span text:style-name="T139"/></text:p>
            <text:p text:style-name="P13"><text:span text:style-name="T139">;</text:span><text:span text:style-name="T140"> разделитель выражений в for и if</text:span></text:p>
            <text:p text:style-name="P13"><text:span text:style-name="T139">;</text:span><text:span text:style-name="T140"> перевод строки (разделитель утверждений)</text:span></text:p>
            <text:p text:style-name="P13"><text:span text:style-name="T140"/></text:p>
            <text:p text:style-name="P13"><text:span text:style-name="T139">:=</text:span><text:span text:style-name="T140"> объявление и присваивание (в функции)</text:span></text:p>
            <text:p text:style-name="P13"><text:span text:style-name="T140"/></text:p>
            <text:p text:style-name="P13"><text:span text:style-name="T139">,</text:span><text:span text:style-name="T140"> разделитель в списке</text:span></text:p>
            <text:p text:style-name="P13"><text:span text:style-name="T140"/></text:p>
            <text:p text:style-name="P13"><text:span text:style-name="T139">.</text:span><text:span text:style-name="T140"> разделитель объекта и метода</text:span></text:p>
            <text:p text:style-name="P13"><text:span text:style-name="T140"/></text:p>
            <text:p text:style-name="P13"><text:span text:style-name="T141">&lt;- </text:span><text:span text:style-name="T140">запись в канал и чтение из канала</text:span></text:p>
            <text:p text:style-name="P13"><text:span text:style-name="T140"/></text:p>
          </draw:text-box>
        </draw:frame>
        <draw:frame draw:style-name="gr39" draw:text-style-name="P50" draw:layer="layout" svg:width="15.4cm" svg:height="13.157cm" svg:x="12.2cm" svg:y="2.1cm">
          <draw:text-box>
            <text:p text:style-name="P13"><text:span text:style-name="T142">import </text:span><text:span text:style-name="T143">(</text:span><text:span text:style-name="T142"> </text:span><text:span text:style-name="T144">"</text:span><text:span text:style-name="T145">fmt</text:span><text:span text:style-name="T144">"</text:span><text:span text:style-name="T145"> </text:span><text:span text:style-name="T146">)</text:span><text:span text:style-name="T145">; const </text:span><text:span text:style-name="T146">(</text:span><text:span text:style-name="T145"> answer = 42 </text:span><text:span text:style-name="T146">)</text:span><text:span text:style-name="T145">; var </text:span><text:span text:style-name="T146">(</text:span><text:span text:style-name="T145"> five = 42 </text:span><text:span text:style-name="T146">)</text:span></text:p>
            <text:p text:style-name="P13"><text:span text:style-name="T140">func f</text:span><text:span text:style-name="T147">(</text:span><text:span text:style-name="T140">x float64</text:span><text:span text:style-name="T147">)</text:span><text:span text:style-name="T140"> float64 { return 0.0 } </text:span></text:p>
            <text:p text:style-name="P13"><text:span text:style-name="T140"/></text:p>
            <text:p text:style-name="P13"><text:span text:style-name="T145">array </text:span><text:span text:style-name="T146">[</text:span><text:span text:style-name="T145">size</text:span><text:span text:style-name="T146">]</text:span><text:span text:style-name="T145">int;</text:span><text:span text:style-name="T145"><text:tab/></text:span><text:span text:style-name="T145"><text:tab/></text:span><text:span text:style-name="T140">slice </text:span><text:span text:style-name="T147">[]</text:span><text:span text:style-name="T140">string </text:span></text:p>
            <text:p text:style-name="P13"><text:span text:style-name="T145">array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slice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value = map</text:span><text:span text:style-name="T146">[</text:span><text:span text:style-name="T145">key</text:span><text:span text:style-name="T146">]</text:span></text:p>
            <text:p text:style-name="P13"><text:span text:style-name="T145">func f</text:span><text:span text:style-name="T146">[</text:span><text:span text:style-name="T145">T any</text:span><text:span text:style-name="T146">]</text:span><text:span text:style-name="T145">(a []T) T { return a[0] }; f</text:span><text:span text:style-name="T146">[</text:span><text:span text:style-name="T145">int</text:span><text:span text:style-name="T146">]</text:span><text:span text:style-name="T145">(someSlice))</text:span></text:p>
            <text:p text:style-name="P13"><text:span text:style-name="T140"/></text:p>
            <text:p text:style-name="P13"><text:span text:style-name="T140">type struct Point </text:span><text:span text:style-name="T147">{</text:span><text:span text:style-name="T140"> x, y int32 </text:span><text:span text:style-name="T147">}</text:span></text:p>
            <text:p text:style-name="P13"><text:span text:style-name="T140">ipAddress = [4]int</text:span><text:span text:style-name="T147">{</text:span><text:span text:style-name="T140">127, 0, 0, 1</text:span><text:span text:style-name="T147">}</text:span></text:p>
            <text:p text:style-name="P13"><text:span text:style-name="T140">func answer() int </text:span><text:span text:style-name="T147">{</text:span><text:span text:style-name="T140"> return 42 </text:span><text:span text:style-name="T147">}</text:span><text:span text:style-name="T140"> </text:span></text:p>
            <text:p text:style-name="P13"><text:span text:style-name="T140"/></text:p>
            <text:p text:style-name="P13"><text:span text:style-name="T140">gender := [2]string{ 0</text:span><text:span text:style-name="T147">: <text:s/></text:span><text:span text:style-name="T140">"Female", 1</text:span><text:span text:style-name="T147">: </text:span><text:span text:style-name="T140">"Male" }</text:span></text:p>
            <text:p text:style-name="P13"><text:span text:style-name="T140">language := map[string]int { "Go"</text:span><text:span text:style-name="T147">:</text:span><text:span text:style-name="T140"> 2007 }</text:span></text:p>
            <text:p text:style-name="P13"><text:span text:style-name="T140">label</text:span><text:span text:style-name="T147">:</text:span></text:p>
            <text:p text:style-name="P13"><text:span text:style-name="T140"/></text:p>
            <text:p text:style-name="P13"><text:span text:style-name="T140">shadrinsk := [</text:span><text:span text:style-name="T147">...</text:span><text:span text:style-name="T140">] float32 { 56.05, 63.38 }</text:span></text:p>
            <text:p text:style-name="P13"><text:span text:style-name="T140">func sum(numbers </text:span><text:span text:style-name="T147">...</text:span><text:span text:style-name="T140">int) (sum int) { /* range numbers */ }</text:span></text:p>
            <text:p text:style-name="P13"><text:span text:style-name="T140">integers := []int{1,2,3,4,5}; sum(integers</text:span><text:span text:style-name="T147">...</text:span><text:span text:style-name="T140">)</text:span></text:p>
            <text:p text:style-name="P13"><text:span text:style-name="T140"/></text:p>
            <text:p text:style-name="P13"><text:span text:style-name="T145">for i := 0</text:span><text:span text:style-name="T141">;</text:span><text:span text:style-name="T145"> i &lt; n</text:span><text:span text:style-name="T141">;</text:span><text:span text:style-name="T145"> i++ { if y := f(i)</text:span><text:span text:style-name="T141">;</text:span><text:span text:style-name="T145"> y &gt; 0 { println(y) } }</text:span></text:p>
            <text:p text:style-name="P13"><text:span text:style-name="T145">version := 1.0</text:span><text:span text:style-name="T148">;</text:span><text:span text:style-name="T149"> released := 2012; fmt.Println(version)</text:span></text:p>
            <text:p text:style-name="P13"><text:span text:style-name="T149"/></text:p>
            <text:p text:style-name="P13"><text:span text:style-name="T144">site </text:span><text:span text:style-name="T150">:=</text:span><text:span text:style-name="T144"> "</text:span><text:span text:style-name="T145"><text:a xlink:href="https://go.dev/" xlink:type="simple">https://go.dev/</text:a></text:span><text:span text:style-name="T149">"</text:span></text:p>
            <text:p text:style-name="P13"><text:span text:style-name="T149"/></text:p>
            <text:p text:style-name="P13"><text:span text:style-name="T149">place = findLocation(latitude</text:span><text:span text:style-name="T148">,</text:span><text:span text:style-name="T149"> longitude)</text:span></text:p>
            <text:p text:style-name="P13"><text:span text:style-name="T149"/></text:p>
            <text:p text:style-name="P13"><text:span text:style-name="T149">result = object</text:span><text:span text:style-name="T148">.</text:span><text:span text:style-name="T149">method()</text:span></text:p>
            <text:p text:style-name="P13"><text:span text:style-name="T149"/></text:p>
            <text:p text:style-name="P13"><text:span text:style-name="T144">channel </text:span><text:span text:style-name="T141">&lt;-</text:span><text:span text:style-name="T144"> value; value = </text:span><text:span text:style-name="T141">&lt;-</text:span><text:span text:style-name="T14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0" draw:text-style-name="P51" draw:layer="layout" svg:width="13.4cm" svg:height="13.1cm" svg:x="0.6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3">условие</text:span><text:span text:style-name="T16"> </text:span><text:span text:style-name="T102">{</text:span><text:span text:style-name="T101"> </text:span></text:p>
            <text:p text:style-name="P13"><text:span text:style-name="T16"><text:tab/></text:span><text:span text:style-name="T103">действие1()</text:span></text:p>
            <text:p text:style-name="P13"><text:span text:style-name="T102">} </text:span><text:span text:style-name="T154">else </text:span><text:span text:style-name="T102">{</text:span></text:p>
            <text:p text:style-name="P13"><text:span text:style-name="T16"><text:tab/></text:span><text:span text:style-name="T153">действие2()</text:span></text:p>
            <text:p text:style-name="P13"><text:span text:style-name="T102">}</text:span></text:p>
            <text:p text:style-name="P13"><text:span text:style-name="T101"/></text:p>
            <text:p text:style-name="P13"><text:span text:style-name="T102"/></text:p>
            <text:p text:style-name="P13"><text:span text:style-name="T102">switch</text:span><text:span text:style-name="T101"> </text:span><text:span text:style-name="T103">выражение</text:span><text:span text:style-name="T101"> </text:span><text:span text:style-name="T102">{</text:span></text:p>
            <text:p text:style-name="P13"><text:span text:style-name="T154"><text:tab/></text:span><text:span text:style-name="T154">case</text:span><text:span text:style-name="T16"> </text:span><text:span text:style-name="T153">значение-1</text:span><text:span text:style-name="T16">, </text:span><text:span text:style-name="T103">значение-2</text:span><text:span text:style-name="T102">:</text:span></text:p>
            <text:p text:style-name="P13"><text:span text:style-name="T16"><text:tab/></text:span><text:span text:style-name="T16"><text:tab/></text:span><text:span text:style-name="T153">действие1()</text:span></text:p>
            <text:p text:style-name="P13"><text:span text:style-name="T155"><text:tab/></text:span><text:span text:style-name="T155"><text:tab/></text:span><text:span text:style-name="T105">fallthrough</text:span></text:p>
            <text:p text:style-name="P13"><text:span text:style-name="T154"><text:tab/></text:span><text:span text:style-name="T154">case</text:span><text:span text:style-name="T16"> </text:span><text:span text:style-name="T103">значение-N</text:span><text:span text:style-name="T102">:</text:span></text:p>
            <text:p text:style-name="P13"><text:span text:style-name="T153"><text:tab/></text:span><text:span text:style-name="T153"><text:tab/></text:span><text:span text:style-name="T153">действиеN()</text:span></text:p>
            <text:p text:style-name="P13"><text:span text:style-name="T105"><text:tab/></text:span><text:span text:style-name="T105"><text:tab/></text:span><text:span text:style-name="T105">break</text:span></text:p>
            <text:p text:style-name="P13"><text:span text:style-name="T102"><text:tab/></text:span><text:span text:style-name="T102">default:</text:span></text:p>
            <text:p text:style-name="P13"><text:span text:style-name="T153"><text:tab/></text:span><text:span text:style-name="T153"><text:tab/></text:span><text:span text:style-name="T153">действиеПоУмолчанию()</text:span></text:p>
            <text:p text:style-name="P13"><text:span text:style-name="T102">}</text:span></text:p>
            <text:p text:style-name="P13"><text:span text:style-name="T102"/></text:p>
            <text:p text:style-name="P13"><text:span text:style-name="T101"/></text:p>
          </draw:text-box>
        </draw:frame>
        <draw:frame draw:style-name="gr41" draw:text-style-name="P52" draw:layer="layout" svg:width="15.8cm" svg:height="12.9cm" svg:x="11.7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6">выражение</text:span><text:span text:style-name="T153">; условие</text:span><text:span text:style-name="T16"> </text:span><text:span text:style-name="T102">{</text:span><text:span text:style-name="T101"> </text:span></text:p>
            <text:p text:style-name="P13"><text:span text:style-name="T16"><text:tab/></text:span><text:span text:style-name="T153">действие1()</text:span></text:p>
            <text:p text:style-name="P13"><text:span text:style-name="T102">} </text:span><text:span text:style-name="T154">else </text:span><text:span text:style-name="T102">{</text:span></text:p>
            <text:p text:style-name="P13"><text:span text:style-name="T16"><text:tab/></text:span><text:span text:style-name="T153">действие2()</text:span></text:p>
            <text:p text:style-name="P13"><text:span text:style-name="T102">}</text:span></text:p>
            <text:p text:style-name="P13"><text:span text:style-name="T101"/></text:p>
            <text:p text:style-name="P13"><text:span text:style-name="T102"/></text:p>
            <text:p text:style-name="P13"><text:span text:style-name="T102">switch</text:span><text:span text:style-name="T101"> </text:span><text:span text:style-name="T102">{</text:span><text:span text:style-name="T101"> <text:s text:c="12"/></text:span></text:p>
            <text:p text:style-name="P13"><text:span text:style-name="T16"><text:tab/></text:span><text:span text:style-name="T154">case</text:span><text:span text:style-name="T16"> </text:span><text:span text:style-name="T153">условие</text:span><text:span text:style-name="T103">1</text:span><text:span text:style-name="T101">:</text:span></text:p>
            <text:p text:style-name="P13"><text:span text:style-name="T16"><text:tab/></text:span><text:span text:style-name="T16"><text:tab/></text:span><text:span text:style-name="T153">действие1()</text:span></text:p>
            <text:p text:style-name="P13"><text:span text:style-name="T153"><text:tab/></text:span><text:span text:style-name="T154">case</text:span><text:span text:style-name="T153"> условиеN:</text:span></text:p>
            <text:p text:style-name="P13"><text:span text:style-name="T16"><text:tab/></text:span><text:span text:style-name="T16"><text:tab/></text:span><text:span text:style-name="T153">действие1()</text:span></text:p>
            <text:p><text:span text:style-name="T101">}</text:span></text:p>
            <text:p><text:span text:style-name="T101"/></text:p>
            <text:p text:style-name="P13"><text:span text:style-name="T102">switch </text:span><text:span text:style-name="T103">выражение; значение := интерфейс(type)</text:span><text:span text:style-name="T101"> </text:span><text:span text:style-name="T102">{</text:span></text:p>
            <text:p text:style-name="P13"><text:span text:style-name="T16"><text:tab/></text:span><text:span text:style-name="T154">case</text:span><text:span text:style-name="T16"> </text:span><text:span text:style-name="T153">Тип</text:span><text:span text:style-name="T103">1</text:span><text:span text:style-name="T101">:</text:span></text:p>
            <text:p text:style-name="P13"><text:span text:style-name="T16"><text:tab/></text:span><text:span text:style-name="T16"><text:tab/></text:span><text:span text:style-name="T153">действие1()</text:span></text:p>
            <text:p text:style-name="P13"><text:span text:style-name="T153"><text:tab/></text:span><text:span text:style-name="T154">case</text:span><text:span text:style-name="T153"> ТипN:</text:span></text:p>
            <text:p text:style-name="P13"><text:span text:style-name="T16"><text:tab/></text:span><text:span text:style-name="T16"><text:tab/></text:span><text:span text:style-name="T153">действие1()</text:span></text:p>
            <text:p text:style-name="P13"><text:span text:style-name="T1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2" draw:text-style-name="P53" draw:layer="layout" svg:width="13.4cm" svg:height="13.151cm" svg:x="0.6cm" svg:y="2cm">
          <draw:text-box>
            <text:p text:style-name="P13"><text:span text:style-name="T93"/></text:p>
            <text:p text:style-name="P13"><text:span text:style-name="T93">// итерационный: (i := 0; i &lt; n; i++)</text:span></text:p>
            <text:p text:style-name="P13"><text:span text:style-name="T157">for</text:span><text:span text:style-name="T93"> </text:span><text:span text:style-name="T158">инициализация</text:span><text:span text:style-name="T93">; </text:span><text:span text:style-name="T158">условие</text:span><text:span text:style-name="T93">; </text:span><text:span text:style-name="T158">изменение</text:span><text:span text:style-name="T93"> </text:span><text:span text:style-name="T157">{</text:span><text:span text:style-name="T157"><text:tab/></text:span></text:p>
            <text:p text:style-name="P13"><text:span text:style-name="T94"><text:tab/></text:span><text:span text:style-name="T96">обработка(данных)</text:span></text:p>
            <text:p text:style-name="P13"><text:span text:style-name="T157">}</text:span></text:p>
            <text:p text:style-name="P13"><text:span text:style-name="T159"/></text:p>
            <text:p text:style-name="P13"><text:span text:style-name="T157"/></text:p>
            <text:p text:style-name="P13"><text:span text:style-name="T93">// == while</text:span></text:p>
            <text:p text:style-name="P13"><text:span text:style-name="T157">for</text:span><text:span text:style-name="T93"> </text:span><text:span text:style-name="T158">условие</text:span><text:span text:style-name="T93"> {</text:span></text:p>
            <text:p text:style-name="P13"><text:span text:style-name="T94"><text:tab/></text:span><text:span text:style-name="T96">обработка(данных)</text:span></text:p>
            <text:p text:style-name="P13"><text:span text:style-name="T157">}</text:span></text:p>
            <text:p text:style-name="P13"><text:span text:style-name="T157"/></text:p>
            <text:p text:style-name="P13"><text:span text:style-name="T160"/></text:p>
            <text:p text:style-name="P13"><text:span text:style-name="T160">// бесконечный цикл</text:span></text:p>
            <text:p text:style-name="P13"><text:span text:style-name="T161">метка</text:span><text:span text:style-name="T162">:</text:span></text:p>
            <text:p text:style-name="P13"><text:span text:style-name="T157">for {</text:span></text:p>
            <text:p text:style-name="P13"><text:span text:style-name="T94"><text:tab/></text:span><text:span text:style-name="T96">обработка(данных)</text:span></text:p>
            <text:p text:style-name="P13"><text:span text:style-name="T94"><text:tab/></text:span><text:span text:style-name="T94">if </text:span><text:span text:style-name="T96">условие</text:span><text:span text:style-name="T94"> { </text:span><text:span text:style-name="T163">continue</text:span><text:span text:style-name="T94"> }</text:span></text:p>
            <text:p text:style-name="P13"><text:span text:style-name="T94"><text:tab/></text:span><text:span text:style-name="T94">if </text:span><text:span text:style-name="T96">условие</text:span><text:span text:style-name="T94"> { </text:span><text:span text:style-name="T163">break</text:span><text:span text:style-name="T94"> </text:span><text:span text:style-name="T164">метка</text:span><text:span text:style-name="T94"> }</text:span></text:p>
            <text:p text:style-name="P13"><text:span text:style-name="T157">}</text:span></text:p>
          </draw:text-box>
        </draw:frame>
        <draw:custom-shape draw:style-name="gr43" draw:text-style-name="P55" draw:layer="layout" svg:width="7.4cm" svg:height="1.401cm" svg:x="0.5cm" svg:y="13.8cm">
          <text:p text:style-name="P54"><text:span text:style-name="T165">«One </text:span><text:span text:style-name="T166">for</text:span><text:span text:style-name="T16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53" draw:layer="layout" svg:width="13.4cm" svg:height="13.151cm" svg:x="14cm" svg:y="2.001cm">
          <draw:text-box>
            <text:p text:style-name="P13"><text:span text:style-name="T167"/></text:p>
            <text:p text:style-name="P13"><text:span text:style-name="T167">// перебор целых чисел от 0 до &lt; число</text:span></text:p>
            <text:p text:style-name="P13"><text:span text:style-name="T168">for</text:span><text:span text:style-name="T167"> </text:span><text:span text:style-name="T96">значение</text:span><text:span text:style-name="T94"> := </text:span><text:span text:style-name="T169">range</text:span><text:span text:style-name="T94"> </text:span><text:span text:style-name="T96">число</text:span><text:span text:style-name="T167"> {</text:span></text:p>
            <text:p text:style-name="P13"><text:span text:style-name="T94"><text:tab/></text:span><text:span text:style-name="T96">обработка(данных)</text:span></text:p>
            <text:p text:style-name="P13"><text:span text:style-name="T168">}</text:span></text:p>
            <text:p text:style-name="P13"><text:span text:style-name="T159"/></text:p>
            <text:p text:style-name="P13"><text:span text:style-name="T159"/></text:p>
            <text:p text:style-name="P13"><text:span text:style-name="T167">// перебор array или slice</text:span></text:p>
            <text:p text:style-name="P13"><text:span text:style-name="T168">for</text:span><text:span text:style-name="T167"> </text:span><text:span text:style-name="T96">индекс</text:span><text:span text:style-name="T167">, </text:span><text:span text:style-name="T96">элемент</text:span><text:span text:style-name="T167"> := </text:span><text:span text:style-name="T170">range</text:span><text:span text:style-name="T167"> </text:span><text:span text:style-name="T96">коллекция</text:span><text:span text:style-name="T94"> </text:span><text:span text:style-name="T163">{</text:span></text:p>
            <text:p text:style-name="P13"><text:span text:style-name="T94"><text:tab/></text:span><text:span text:style-name="T96">обработка(данных)</text:span></text:p>
            <text:p text:style-name="P13"><text:span text:style-name="T157">}</text:span></text:p>
            <text:p text:style-name="P13"><text:span text:style-name="T93"/></text:p>
            <text:p text:style-name="P13"><text:span text:style-name="T93"/></text:p>
            <text:p text:style-name="P13"><text:span text:style-name="T93">// перебор хэша</text:span></text:p>
            <text:p text:style-name="P13"><text:span text:style-name="T157">for</text:span><text:span text:style-name="T93"> </text:span><text:span text:style-name="T158">ключ</text:span><text:span text:style-name="T93">, </text:span><text:span text:style-name="T158">значение</text:span><text:span text:style-name="T93"> := </text:span><text:span text:style-name="T171">range</text:span><text:span text:style-name="T93"> </text:span><text:span text:style-name="T158">map</text:span><text:span text:style-name="T93"> </text:span><text:span text:style-name="T157">{</text:span></text:p>
            <text:p text:style-name="P13"><text:span text:style-name="T94"><text:tab/></text:span><text:span text:style-name="T96">обработка(данных)</text:span></text:p>
            <text:p text:style-name="P13"><text:span text:style-name="T157">}</text:span></text:p>
            <text:p text:style-name="P13"><text:span text:style-name="T157"/></text:p>
            <text:p text:style-name="P13"><text:span text:style-name="T157"/></text:p>
            <text:p text:style-name="P13"><text:span text:style-name="T167">// получение из channel</text:span></text:p>
            <text:p text:style-name="P13"><text:span text:style-name="T168">for</text:span><text:span text:style-name="T167"> </text:span><text:span text:style-name="T96">значение</text:span><text:span text:style-name="T167"> := </text:span><text:span text:style-name="T170">range</text:span><text:span text:style-name="T167"> </text:span><text:span text:style-name="T96">канал</text:span><text:span text:style-name="T94"> </text:span><text:span text:style-name="T163">{</text:span></text:p>
            <text:p text:style-name="P13"><text:span text:style-name="T94"><text:tab/></text:span><text:span text:style-name="T96">обработка(данных)</text:span></text:p>
            <text:p text:style-name="P13"><text:span text:style-name="T15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5" draw:text-style-name="P57" xml:id="id2" draw:id="id2" draw:layer="layout" svg:width="4.24cm" svg:height="1.4cm" svg:x="3.5cm" svg:y="4.9cm">
          <text:p text:style-name="P56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7" xml:id="id1" draw:id="id1" draw:layer="layout" svg:width="5.6cm" svg:height="1.4cm" svg:x="10.6cm" svg:y="2.3cm">
          <text:p text:style-name="P56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8" draw:text-style-name="P57" xml:id="id5" draw:id="id5" draw:layer="layout" svg:width="4.8cm" svg:height="1.4cm" svg:x="9.5cm" svg:y="4.9cm">
          <text:p text:style-name="P56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7" draw:id="id7" draw:layer="layout" svg:width="3.099cm" svg:height="1.4cm" svg:x="1.001cm" svg:y="7.1cm">
          <text:p text:style-name="P56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3" draw:id="id3" draw:layer="layout" svg:width="2.699cm" svg:height="1.4cm" svg:x="4.301cm" svg:y="7.1cm">
          <text:p text:style-name="P59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4" draw:id="id4" draw:layer="layout" svg:width="2.699cm" svg:height="1.4cm" svg:x="7.201cm" svg:y="7.1cm">
          <text:p text:style-name="P59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7" draw:text-style-name="P58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0" draw:text-style-name="P60" xml:id="id8" draw:id="id8" draw:layer="layout" svg:width="2.699cm" svg:height="1.4cm" svg:x="1.001cm" svg:y="8.7cm">
          <text:p text:style-name="P59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0" xml:id="id9" draw:id="id9" draw:layer="layout" svg:width="4.799cm" svg:height="1.4cm" svg:x="1.001cm" svg:y="11.9cm">
          <text:p text:style-name="P59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10" draw:id="id10" draw:layer="layout" svg:width="2.699cm" svg:height="1.4cm" svg:x="1.001cm" svg:y="13.8cm">
          <text:p text:style-name="P59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6" draw:id="id6" draw:layer="layout" svg:width="2.699cm" svg:height="1.4cm" svg:x="8.801cm" svg:y="9.8cm">
          <text:p text:style-name="P59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2" draw:text-style-name="P60" xml:id="id15" draw:id="id15" draw:layer="layout" svg:width="2.9cm" svg:height="1.4cm" svg:x="11.7cm" svg:y="9.8cm">
          <text:p text:style-name="P59"><text:span text:style-name="T69">[</text:span><text:span text:style-name="T172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7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7" draw:text-style-name="P58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3" draw:text-style-name="P57" xml:id="id11" draw:id="id11" draw:layer="layout" svg:width="4.6cm" svg:height="1.4cm" svg:x="16cm" svg:y="5cm">
          <text:p text:style-name="P56"><text:span text:style-name="T173">"</text:span><text:span text:style-name="T68">Reference types</text:span><text:span text:style-name="T17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6" draw:id="id16" draw:layer="layout" svg:width="3.099cm" svg:height="1.4cm" svg:x="21.601cm" svg:y="10cm">
          <text:p text:style-name="P59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2" draw:id="id12" draw:layer="layout" svg:width="3.099cm" svg:height="1.4cm" svg:x="14.8cm" svg:y="9.8cm">
          <text:p text:style-name="P59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0" xml:id="id13" draw:id="id13" draw:layer="layout" svg:width="2.6cm" svg:height="1.4cm" svg:x="18.1cm" svg:y="9.8cm">
          <text:p text:style-name="P59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58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5" draw:text-style-name="P58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9" draw:text-style-name="P60" xml:id="id17" draw:id="id17" draw:layer="layout" svg:width="3.099cm" svg:height="1.4cm" svg:x="21.601cm" svg:y="11.8cm">
          <text:p text:style-name="P59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8" draw:id="id18" draw:layer="layout" svg:width="3.099cm" svg:height="1.4cm" svg:x="21.601cm" svg:y="13.7cm">
          <text:p text:style-name="P59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7" xml:id="id14" draw:id="id14" draw:layer="layout" svg:width="4.6cm" svg:height="1.4cm" svg:x="22.8cm" svg:y="4.9cm">
          <text:p text:style-name="P56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6" draw:text-style-name="P57" xml:id="id19" draw:id="id19" draw:layer="layout" svg:width="5cm" svg:height="1.4cm" svg:x="12.3cm" svg:y="13.7cm">
          <text:p text:style-name="P56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7" draw:text-style-name="P58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5" draw:text-style-name="P58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5" draw:text-style-name="P58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5" draw:text-style-name="P58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7" draw:text-style-name="P58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7" draw:text-style-name="P58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7" draw:text-style-name="P58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7" draw:text-style-name="P58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7" draw:text-style-name="P58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9" draw:text-style-name="P60" xml:id="id20" draw:id="id20" draw:layer="layout" svg:width="3.099cm" svg:height="1.4cm" svg:x="23.54cm" svg:y="6.6cm">
          <text:p text:style-name="P59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9" draw:text-style-name="P60" xml:id="id21" draw:id="id21" draw:layer="layout" svg:width="3.099cm" svg:height="1.4cm" svg:x="23.54cm" svg:y="8.3cm">
          <text:p text:style-name="P59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0" draw:text-style-name="P60" xml:id="id22" draw:id="id22" draw:layer="layout" svg:width="2.699cm" svg:height="1.4cm" svg:x="4.301cm" svg:y="8.7cm">
          <text:p text:style-name="P59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23" draw:id="id23" draw:layer="layout" svg:width="2.699cm" svg:height="1.4cm" svg:x="1.001cm" svg:y="10.3cm">
          <text:p text:style-name="P59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7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0" draw:text-style-name="P62" xml:id="id24" draw:id="id24" draw:layer="layout" svg:width="2.699cm" svg:height="1.4cm" svg:x="4.301cm" svg:y="10.3cm">
          <text:p text:style-name="P61"><text:span text:style-name="T17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2" xml:id="id25" draw:id="id25" draw:layer="layout" svg:width="2.6cm" svg:height="1.4cm" svg:x="6.4cm" svg:y="12.9cm">
          <text:p text:style-name="P61"><text:span text:style-name="T17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7" draw:text-style-name="P58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7" draw:text-style-name="P58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6">Константы: </text:span><text:span text:style-name="T64">const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177">Предопределённые константы (predefined constants):</text:span></text:p>
            <text:p text:style-name="P13"><text:span text:style-name="T16"><text:tab/></text:span><text:span text:style-name="T154">true false nil</text:span><text:span text:style-name="T178"> iota</text:span></text:p>
            <text:p text:style-name="P13"><text:span text:style-name="T178"/></text:p>
            <text:p text:style-name="P13"><text:span text:style-name="T177">Безтиповые константы (untyped constants):</text:span></text:p>
            <text:p text:style-name="P13"><text:span text:style-name="T102"><text:tab/></text:span><text:span text:style-name="T102">const</text:span><text:span text:style-name="T101"> </text:span><text:span text:style-name="T103">constant</text:span><text:span text:style-name="T101"> = </text:span><text:span text:style-name="T103">expression</text:span></text:p>
            <text:p text:style-name="P13"><text:span text:style-name="T102"><text:tab/></text:span><text:span text:style-name="T102">const</text:span><text:span text:style-name="T101"> </text:span><text:span text:style-name="T103">constant1</text:span><text:span text:style-name="T101">, </text:span><text:span text:style-name="T103">constant2</text:span><text:span text:style-name="T101"> = </text:span><text:span text:style-name="T103">value1</text:span><text:span text:style-name="T101">, </text:span><text:span text:style-name="T103">value2</text:span></text:p>
            <text:p text:style-name="P13"><text:span text:style-name="T154"><text:tab/></text:span><text:span text:style-name="T154">const</text:span><text:span text:style-name="T16"> </text:span><text:span text:style-name="T154">(</text:span><text:span text:style-name="T16"> </text:span><text:span text:style-name="T153">constant1</text:span><text:span text:style-name="T101"> = </text:span><text:span text:style-name="T103">value1</text:span><text:span text:style-name="T101">, </text:span><text:span text:style-name="T103">constant2</text:span><text:span text:style-name="T101"> = </text:span><text:span text:style-name="T103">value2</text:span><text:span text:style-name="T101"> </text:span><text:span text:style-name="T102">)</text:span></text:p>
            <text:p text:style-name="P13"><text:span text:style-name="T101"/></text:p>
            <text:p text:style-name="P13"><text:span text:style-name="T101"><text:tab/></text:span><text:span text:style-name="T101">const (</text:span></text:p>
            <text:p text:style-name="P13"><text:span text:style-name="T101"><text:tab/></text:span><text:span text:style-name="T101"><text:tab/></text:span><text:span text:style-name="T101">e <text:s/>= 2.71828182845904523536028747135266249775724709369995957496696763</text:span></text:p>
            <text:p text:style-name="P13"><text:span text:style-name="T101"><text:tab/></text:span><text:span text:style-name="T101"><text:tab/></text:span><text:span text:style-name="T101">pi = 3.14159265358979323846264338327950288419716939937510582097494459</text:span></text:p>
            <text:p text:style-name="P13"><text:span text:style-name="T101"><text:tab/></text:span><text:span text:style-name="T101">)</text:span></text:p>
            <text:p text:style-name="P13"><text:span text:style-name="T10">Константы с заданным типом (typed constants):</text:span></text:p>
            <text:p text:style-name="P13"><text:span text:style-name="T102"><text:tab/></text:span><text:span text:style-name="T102">const</text:span><text:span text:style-name="T101"> </text:span><text:span text:style-name="T103">constant</text:span><text:span text:style-name="T101"> </text:span><text:span text:style-name="T103">Type</text:span><text:span text:style-name="T101"> = </text:span><text:span text:style-name="T103">expression</text:span></text:p>
            <text:p text:style-name="P13"><text:span text:style-name="T102"/></text:p>
            <text:p text:style-name="P13"><text:span text:style-name="T16"><text:tab/></text:span><text:span text:style-name="T16">const b </text:span><text:span text:style-name="T154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4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4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4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4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4"> string</text:span><text:span text:style-name="T16"> = </text:span><text:span text:style-name="T179">"Go"</text:span><text:span text:style-name="T179"><text:tab/></text:span><text:span text:style-name="T179"><text:tab/></text:span><text:span text:style-name="T179"><text:tab/></text:span><text:span text:style-name="T179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рации: объявление и присваивание</text:span></text:p>
          </draw:text-box>
        </draw:frame>
        <draw:frame draw:style-name="gr58" draw:text-style-name="P63" draw:layer="layout" svg:width="26.8cm" svg:height="13.1cm" svg:x="0.6cm" svg:y="2.1cm">
          <draw:text-box>
            <text:p text:style-name="P13"><text:span text:style-name="T180">var</text:span><text:span text:style-name="T181"> </text:span><text:span text:style-name="T182">переменная</text:span><text:span text:style-name="T181"> </text:span><text:span text:style-name="T183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181"><text:tab/></text:span><text:span text:style-name="T181">var i <text:s text:c="5"/>int</text:span><text:span text:style-name="T181"><text:tab/></text:span><text:span text:style-name="T181"><text:tab/></text:span><text:span text:style-name="T181"><text:tab/></text:span><text:span text:style-name="T181">// 0</text:span></text:p>
            <text:p text:style-name="P13"><text:span text:style-name="T181"><text:tab/></text:span><text:span text:style-name="T181">var G, o <text:s text:c="2"/>rune</text:span><text:span text:style-name="T181"><text:tab/></text:span><text:span text:style-name="T181"><text:tab/></text:span><text:span text:style-name="T181">// 0, 0 </text:span></text:p>
            <text:p text:style-name="P13"><text:span text:style-name="T181"><text:tab/></text:span><text:span text:style-name="T181">var s <text:s text:c="5"/>string</text:span><text:span text:style-name="T181"><text:tab/></text:span><text:span text:style-name="T181"><text:tab/></text:span><text:span text:style-name="T181">// ""</text:span></text:p>
            <text:p text:style-name="P13"><text:span text:style-name="T181"><text:tab/></text:span><text:span text:style-name="T181">var (</text:span></text:p>
            <text:p text:style-name="P13"><text:span text:style-name="T181"><text:tab/></text:span><text:span text:style-name="T181"><text:tab/></text:span><text:span text:style-name="T181">tube <text:s text:c="2"/>chan string</text:span><text:span text:style-name="T181"><text:tab/></text:span><text:span text:style-name="T181">// nil </text:span></text:p>
            <text:p text:style-name="P13"><text:span text:style-name="T181"><text:tab/></text:span><text:span text:style-name="T181"><text:tab/></text:span><text:span text:style-name="T181">ok </text:span><text:span text:style-name="T181"><text:tab/></text:span><text:span text:style-name="T181"><text:tab/></text:span><text:span text:style-name="T181">bool</text:span><text:span text:style-name="T181"><text:tab/></text:span><text:span text:style-name="T181"><text:tab/></text:span><text:span text:style-name="T181">// false </text:span></text:p>
            <text:p text:style-name="P13"><text:span text:style-name="T181"><text:tab/></text:span><text:span text:style-name="T181"><text:tab/></text:span><text:span text:style-name="T181">f <text:s text:c="5"/>float64</text:span><text:span text:style-name="T181"><text:tab/></text:span><text:span text:style-name="T181"><text:tab/></text:span><text:span text:style-name="T181">// 0.0</text:span></text:p>
            <text:p text:style-name="P13"><text:span text:style-name="T181"><text:tab/></text:span><text:span text:style-name="T181">) <text:s/></text:span></text:p>
            <text:p text:style-name="P13"><text:span text:style-name="T181"><text:tab/></text:span><text:span text:style-name="T181">var answer = 42</text:span><text:span text:style-name="T181"><text:tab/></text:span><text:span text:style-name="T181"><text:tab/></text:span><text:span text:style-name="T181">// тип int выведен из присвоенного значения</text:span></text:p>
            <text:p text:style-name="P13"><text:span text:style-name="T181"/></text:p>
            <text:p text:style-name="P13"><text:span text:style-name="T181">// объявление новой переменной и присваивание значения (в функции)</text:span></text:p>
            <text:p text:style-name="P13"><text:span text:style-name="T181"><text:tab/></text:span><text:span text:style-name="T181">j </text:span><text:span text:style-name="T184">:=</text:span><text:span text:style-name="T181"> 0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тип выводится из присваиваемого </text:span><text:span text:style-name="T185">значения</text:span></text:p>
            <text:p text:style-name="P13"><text:span text:style-name="T185"><text:tab/></text:span><text:span text:style-name="T185">t, f </text:span><text:span text:style-name="T186">:=</text:span><text:span text:style-name="T185"> true, false</text:span><text:span text:style-name="T185"><text:tab/></text:span><text:span text:style-name="T185">// параллельное присваивание</text:span></text:p>
            <text:p text:style-name="P13"><text:span text:style-name="T185"/></text:p>
            <text:p text:style-name="P13"><text:span text:style-name="T185">// присваивание значения уже объявленным переменным</text:span></text:p>
            <text:p text:style-name="P13"><text:span text:style-name="T181"><text:tab/></text:span><text:span text:style-name="T181">s = </text:span><text:span text:style-name="T185">"Go"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</text:span></text:p>
            <text:p text:style-name="P13"><text:span text:style-name="T181"><text:tab/></text:span><text:span text:style-name="T181">G, o = </text:span><text:span text:style-name="T187">'</text:span><text:span text:style-name="T181">G</text:span><text:span text:style-name="T187">'</text:span><text:span text:style-name="T181">, </text:span><text:span text:style-name="T187">'</text:span><text:span text:style-name="T181">o</text:span><text:span text:style-name="T187">'</text:span><text:span text:style-name="T181"><text:tab/></text:span><text:span text:style-name="T181"><text:tab/></text:span><text:span text:style-name="T181">// параллельное присваивание (tuple assignment)</text:span></text:p>
            <text:p text:style-name="P13"><text:span text:style-name="T181"><text:tab/></text:span><text:span text:style-name="T181">i, j = j, i</text:span><text:span text:style-name="T181"><text:tab/></text:span><text:span text:style-name="T181"><text:tab/></text:span><text:span text:style-name="T181"><text:tab/></text:span><text:span text:style-name="T181"><text:tab/></text:span><text:span text:style-name="T181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59" draw:text-style-name="P63" draw:layer="layout" svg:width="26.8cm" svg:height="13.1cm" svg:x="0.6cm" svg:y="2.1cm">
          <draw:text-box>
            <text:p text:style-name="P13"><text:span text:style-name="T188">Структура (</text:span><text:span text:style-name="T189">struct</text:span><text:span text:style-name="T190">) — набор разнотипных полей</text:span></text:p>
            <text:p text:style-name="P13"><text:span text:style-name="T190"/></text:p>
            <text:p text:style-name="P13"><text:span text:style-name="T181"><text:tab/></text:span><text:span text:style-name="T181">type </text:span><text:span text:style-name="T182">Structure1</text:span><text:span text:style-name="T181"> </text:span><text:span text:style-name="T180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ие типа</text:span></text:p>
            <text:p text:style-name="P13"><text:span text:style-name="T191"><text:tab/></text:span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1"><text:tab/></text:span><text:span text:style-name="T193">field2, field3</text:span><text:span text:style-name="T191"> </text:span><text:span text:style-name="T193">Type2</text:span></text:p>
            <text:p text:style-name="P13"><text:span text:style-name="T192"><text:tab/></text:span><text:span text:style-name="T192">}</text:span></text:p>
            <text:p text:style-name="P13"><text:span text:style-name="T185"/></text:p>
            <text:p text:style-name="P13"><text:span text:style-name="T194"><text:tab/></text:span><text:span text:style-name="T194">s := </text:span><text:span text:style-name="T182">Structure1</text:span><text:span text:style-name="T181"> </text:span><text:span text:style-name="T180">{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91">// объявление переменной и</text:span></text:p>
            <text:p text:style-name="P13"><text:span text:style-name="T185"><text:tab/></text:span><text:span text:style-name="T185"><text:tab/></text:span><text:span text:style-name="T193">field1:</text:span><text:span text:style-name="T185"> </text:span><text:span text:style-name="T193">initial_value1_of_Type1,</text:span><text:span text:style-name="T193"><text:tab/></text:span><text:span text:style-name="T191">// инициализация полей значениями</text:span></text:p>
            <text:p text:style-name="P13"><text:span text:style-name="T194"><text:tab/></text:span><text:span text:style-name="T194"><text:tab/></text:span><text:span text:style-name="T182">field2:</text:span><text:span text:style-name="T193"> initial_value2_of_Type2,</text:span><text:span text:style-name="T191"><text:tab/></text:span><text:span text:style-name="T191">// по именам (не всех) полей</text:span></text:p>
            <text:p text:style-name="P13"><text:span text:style-name="T195"><text:tab/></text:span><text:span text:style-name="T195">}</text:span></text:p>
            <text:p text:style-name="P13"><text:span text:style-name="T185"/></text:p>
            <text:p text:style-name="P13"><text:span text:style-name="T185"><text:tab/></text:span><text:span text:style-name="T185">var s2 </text:span><text:span text:style-name="T193">Struc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объявление переменной</text:span></text:p>
            <text:p text:style-name="P13"><text:span text:style-name="T185"><text:tab/></text:span><text:span text:style-name="T185">s2 = s1</text:span></text:p>
            <text:p text:style-name="P13"><text:span text:style-name="T185"/></text:p>
            <text:p text:style-name="P13"><text:span text:style-name="T181">// объявление переменной и </text:span><text:span text:style-name="T191">инициализация полей значениями по порядку </text:span></text:p>
            <text:p text:style-name="P13"><text:span text:style-name="T185"><text:tab/></text:span><text:span text:style-name="T185">s3 := </text:span><text:span text:style-name="T193">Structure1</text:span><text:span text:style-name="T185">{s2.field1, s2.field2, s2.field3} // следования полей</text:span></text:p>
            <text:p text:style-name="P13"><text:span text:style-name="T185"/></text:p>
            <text:p text:style-name="P13"><text:span text:style-name="T185"><text:tab/></text:span><text:span text:style-name="T185">var s4 </text:span><text:span text:style-name="T193">Structure1</text:span><text:span text:style-name="T185"> = </text:span><text:span text:style-name="T193">Structure1</text:span><text:span text:style-name="T185">{}</text:span><text:span text:style-name="T185"><text:tab/></text:span><text:span text:style-name="T185"><text:tab/></text:span><text:span text:style-name="T185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64" draw:layer="layout" svg:width="26.8cm" svg:height="13.1cm" svg:x="0.6cm" svg:y="2.1cm">
          <draw:text-box>
            <text:p text:style-name="P18"><text:span text:style-name="T181">Когда переменные-указатели передаются в функции, их значения могут быть изменены. </text:span></text:p>
            <text:p text:style-name="P13"><text:span text:style-name="T196"/></text:p>
            <text:p text:style-name="P13"><text:span text:style-name="T180">pointer</text:span><text:span text:style-name="T181"> ~ указатель: </text:span></text:p>
            <text:p text:style-name="P13"><text:span text:style-name="T181"><text:tab/></text:span><text:span text:style-name="T181">var v </text:span><text:span text:style-name="T182">BaseType</text:span><text:span text:style-name="T182"><text:tab/></text:span><text:span text:style-name="T182"><text:tab/></text:span><text:span text:style-name="T181">// переменная типа </text:span><text:span text:style-name="T182">BaseType </text:span></text:p>
            <text:p text:style-name="P13"><text:span text:style-name="T181"><text:tab/></text:span><text:span text:style-name="T181">var p *</text:span><text:span text:style-name="T182">BaseType</text:span><text:span text:style-name="T181"><text:tab/></text:span><text:span text:style-name="T181">// указатель на переменную типа </text:span><text:span text:style-name="T182">BaseType </text:span></text:p>
            <text:p text:style-name="P13"><text:span text:style-name="T181"><text:tab/></text:span><text:span text:style-name="T181">p = &amp;v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сылка на значение переменной типа </text:span><text:span text:style-name="T182">BaseType </text:span></text:p>
            <text:p text:style-name="P13"><text:span text:style-name="T181"><text:tab/></text:span><text:span text:style-name="T181">*p 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значение переменной типа </text:span><text:span text:style-name="T182">BaseType</text:span><text:span text:style-name="T181"> по ссылке на v</text:span></text:p>
            <text:p text:style-name="P13"><text:span text:style-name="T181"/></text:p>
            <text:p text:style-name="P13"><text:span text:style-name="T180">slice</text:span><text:span text:style-name="T181"> ~ динамический массив может изменять свой размер: </text:span></text:p>
            <text:p text:style-name="P13"><text:span text:style-name="T181"><text:tab/></text:span><text:span text:style-name="T181">s := []</text:span><text:span text:style-name="T182">Type</text:span></text:p>
            <text:p text:style-name="P13"><text:span text:style-name="T181"/></text:p>
            <text:p text:style-name="P13"><text:span text:style-name="T180">map</text:span><text:span text:style-name="T181"> ~ хэш | ассоциативный массив | словарь </text:span><text:span text:style-name="T185">| отображение | «мапа»: </text:span></text:p>
            <text:p text:style-name="P13"><text:span text:style-name="T185"><text:tab/></text:span><text:span text:style-name="T185">m := </text:span><text:span text:style-name="T195">map</text:span><text:span text:style-name="T185">[</text:span><text:span text:style-name="T193">KeyType</text:span><text:span text:style-name="T185">]</text:span><text:span text:style-name="T193">ValueType</text:span><text:span text:style-name="T185">{ </text:span><text:span text:style-name="T193">key</text:span><text:span text:style-name="T185">: </text:span><text:span text:style-name="T193">value</text:span><text:span text:style-name="T185"> }</text:span></text:p>
            <text:p text:style-name="P13"><text:span text:style-name="T181"/></text:p>
            <text:p text:style-name="P13"><text:span text:style-name="T180">function</text:span><text:span text:style-name="T185"> ~ функция: </text:span></text:p>
            <text:p text:style-name="P13"><text:span text:style-name="T181"><text:tab/></text:span><text:span text:style-name="T180">func</text:span><text:span text:style-name="T181"> </text:span><text:span text:style-name="T182">f</text:span><text:span text:style-name="T181">(</text:span><text:span text:style-name="T182">parameter Type</text:span><text:span text:style-name="T181">) </text:span><text:span text:style-name="T182">returnValueType</text:span><text:span text:style-name="T181"> { /* код */</text:span><text:span text:style-name="T185"> } </text:span></text:p>
            <text:p text:style-name="P13"><text:span text:style-name="T181"/></text:p>
            <text:p text:style-name="P13"><text:span text:style-name="T195">channel</text:span><text:span text:style-name="T185"> ~ канал: </text:span></text:p>
            <text:p text:style-name="P13"><text:span text:style-name="T194"><text:tab/></text:span><text:span text:style-name="T182">ch</text:span><text:span text:style-name="T181"> </text:span><text:span text:style-name="T192">chan</text:span><text:span text:style-name="T193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1" draw:text-style-name="P64" draw:layer="layout" svg:width="26.8cm" svg:height="13.1cm" svg:x="0.6cm" svg:y="2.1cm">
          <draw:text-box>
            <text:p text:style-name="P13"><text:span text:style-name="T180">[</text:span><text:span text:style-name="T183">размер</text:span><text:span text:style-name="T180">]</text:span><text:span text:style-name="T183">Type</text:span><text:span text:style-name="T181"> // массив (</text:span><text:span text:style-name="T180">array</text:span><text:span text:style-name="T181">) </text:span><text:span text:style-name="T185">определённой длины:</text:span></text:p>
            <text:p text:style-name="P13"><text:span text:style-name="T185"><text:tab/></text:span><text:span text:style-name="T185">var punchCard [80]rune // 80 * 0</text:span></text:p>
            <text:p text:style-name="P13"><text:span text:style-name="T185"><text:tab/></text:span><text:span text:style-name="T181">localhost := [4]int {127, 0, 0, 1}</text:span></text:p>
            <text:p text:style-name="P13"><text:span text:style-name="T181"><text:tab/></text:span><text:span text:style-name="T181">gender <text:s text:c="3"/>:= [2]string { 0:"Female", 1:"Male" }</text:span></text:p>
            <text:p text:style-name="P13"><text:span text:style-name="T181"><text:tab/></text:span><text:span text:style-name="T182">location</text:span><text:span text:style-name="T181"> <text:s/>:= [...]float32 { 56.05, 63.38 }</text:span></text:p>
            <text:p text:style-name="P13"><text:span text:style-name="T180"/></text:p>
            <text:p text:style-name="P13"><text:span text:style-name="T180">[]</text:span><text:span text:style-name="T183">Type</text:span><text:span text:style-name="T182"> //</text:span><text:span text:style-name="T181"> срез (</text:span><text:span text:style-name="T180">slice</text:span><text:span text:style-name="T181">) — динамический массив:</text:span></text:p>
            <text:p text:style-name="P13"><text:span text:style-name="T181"><text:tab/></text:span><text:span text:style-name="T181">primes := []int{2, 3, 5, 7, 11, 13, 17, 19, 23}</text:span></text:p>
            <text:p text:style-name="P13"><text:span text:style-name="T181"><text:tab/></text:span><text:span text:style-name="T181">messages := make([]string, 0, 1024)</text:span></text:p>
            <text:p text:style-name="P13"><text:span text:style-name="T181"><text:tab/></text:span><text:span text:style-name="T181">messages = append(messages, "OK")</text:span></text:p>
            <text:p text:style-name="P13"><text:span text:style-name="T180"/></text:p>
            <text:p text:style-name="P13"><text:span text:style-name="T180">map[</text:span><text:span text:style-name="T183">KeyType</text:span><text:span text:style-name="T180">]</text:span><text:span text:style-name="T183">ValueType</text:span><text:span text:style-name="T182"> // </text:span><text:span text:style-name="T180">map</text:span><text:span text:style-name="T181"> = </text:span><text:span text:style-name="T185">хэш = ассоциативный массив = словарь:</text:span></text:p>
            <text:p text:style-name="P13"><text:span text:style-name="T185"><text:tab/></text:span><text:span text:style-name="T181">languages := map[string]int { "Go": 2007 }</text:span></text:p>
            <text:p text:style-name="P13"><text:span text:style-name="T181"><text:tab/></text:span><text:span text:style-name="T181">languages["Kotlin"] = 2011</text:span></text:p>
            <text:p text:style-name="P13"><text:span text:style-name="T181"/></text:p>
            <text:p text:style-name="P13"><text:span text:style-name="T181"><text:tab/></text:span><text:span text:style-name="T181">type Coordinates map[[2]float32]string</text:span></text:p>
            <text:p text:style-name="P13"><text:span text:style-name="T181"><text:tab/></text:span><text:span text:style-name="T181">places := make(Coordinates)</text:span><text:span text:style-name="T181"><text:tab/></text:span></text:p>
            <text:p text:style-name="P13"><text:span text:style-name="T181"><text:tab/></text:span><text:span text:style-name="T181">places[</text:span><text:span text:style-name="T182">location</text:span><text:span text:style-name="T181">] = "Шадринск"</text:span></text:p>
            <text:p text:style-name="P13"><text:span text:style-name="T181"><text:tab/></text:span><text:span text:style-name="T181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, func init()</text:span></text:p>
          </draw:text-box>
        </draw:frame>
        <draw:frame draw:style-name="gr62" draw:text-style-name="P65" draw:layer="layout" svg:width="26.8cm" svg:height="13.1cm" svg:x="0.6cm" svg:y="2.1cm">
          <draw:text-box>
            <text:p text:style-name="P13"><text:span text:style-name="T181">// Главная функция в пакете main, с которой начинается выполнение программы.</text:span></text:p>
            <text:p text:style-name="P13"><text:span text:style-name="T181">packge main</text:span></text:p>
            <text:p text:style-name="P13"><text:span text:style-name="T180">func </text:span><text:span text:style-name="T183">main</text:span><text:span text:style-name="T180">() {</text:span></text:p>
            <text:p text:style-name="P13"><text:span text:style-name="T181"><text:s text:c="3"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// </text:span><text:span text:style-name="T181">в каждом пакете может быть несколько «инициализирующих» функций,</text:span></text:p>
            <text:p text:style-name="P13"><text:span text:style-name="T180">func </text:span><text:span text:style-name="T183">init</text:span><text:span text:style-name="T180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0">}</text:span></text:p>
            <text:p text:style-name="P13"><text:span text:style-name="T180">// </text:span><text:span text:style-name="T181">которые выполняются при загрузке пакета в порядке их описания</text:span></text:p>
            <text:p text:style-name="P13"><text:span text:style-name="T180">func </text:span><text:span text:style-name="T183">init</text:span><text:span text:style-name="T180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3" draw:text-style-name="P53" draw:layer="layout" svg:width="26.8cm" svg:height="13.108cm" svg:x="0.6cm" svg:y="2.1cm">
          <draw:text-box>
            <text:p text:style-name="P13"><text:span text:style-name="T94">// функция без возвращаемого значения = процедура</text:span></text:p>
            <text:p text:style-name="P13"><text:span text:style-name="T163">func </text:span><text:span text:style-name="T197">f1</text:span><text:span text:style-name="T163">(</text:span><text:span text:style-name="T197">param1 </text:span><text:span text:style-name="T96">T1</text:span><text:span text:style-name="T163">) { </text:span><text:span text:style-name="T197">/* ... */ </text:span><text:span text:style-name="T157">}</text:span><text:span text:style-name="T93"> // no return value</text:span></text:p>
            <text:p text:style-name="P13"><text:span text:style-name="T96"><text:tab/></text:span><text:span text:style-name="T96">f1</text:span><text:span text:style-name="T198">(</text:span><text:span text:style-name="T158">arg1</text:span><text:span text:style-name="T198">)</text:span></text:p>
            <text:p text:style-name="P13"><text:span text:style-name="T93"/></text:p>
            <text:p text:style-name="P13"><text:span text:style-name="T94">// функция с одним возвращаемым значением</text:span></text:p>
            <text:p text:style-name="P13"><text:span text:style-name="T157">func </text:span><text:span text:style-name="T199">f2</text:span><text:span text:style-name="T157">(</text:span><text:span text:style-name="T199">p1, p2 </text:span><text:span text:style-name="T158">T1</text:span><text:span text:style-name="T199">, p3 </text:span><text:span text:style-name="T158">Type3</text:span><text:span text:style-name="T157">) </text:span><text:span text:style-name="T158">ReturnType1</text:span><text:span text:style-name="T157"> {</text:span><text:span text:style-name="T198"> </text:span><text:span text:style-name="T94">/* ...</text:span><text:span text:style-name="T198"> */ return res </text:span><text:span text:style-name="T157">}</text:span></text:p>
            <text:p text:style-name="P13"><text:span text:style-name="T96"><text:tab/></text:span><text:span text:style-name="T96">result</text:span><text:span text:style-name="T94"> = </text:span><text:span text:style-name="T158">f2</text:span><text:span text:style-name="T198">(</text:span><text:span text:style-name="T158">a1, a2, a3</text:span><text:span text:style-name="T198">)</text:span><text:span text:style-name="T93"> </text:span></text:p>
            <text:p text:style-name="P13"><text:span text:style-name="T94"/></text:p>
            <text:p text:style-name="P13"><text:span text:style-name="T94">// функция с одним именованным возвращаемым значением</text:span></text:p>
            <text:p text:style-name="P13"><text:span text:style-name="T163">func </text:span><text:span text:style-name="T197">f3</text:span><text:span text:style-name="T163">(</text:span><text:span text:style-name="T197">p1, p2, p3 </text:span><text:span text:style-name="T96">T3</text:span><text:span text:style-name="T163">) </text:span><text:span text:style-name="T197"><text:s/></text:span><text:span text:style-name="T163">(</text:span><text:span text:style-name="T197">returnValue1 </text:span><text:span text:style-name="T96">RT1</text:span><text:span text:style-name="T163">) {</text:span><text:span text:style-name="T94"> /* ... */ return </text:span><text:span text:style-name="T163">}</text:span></text:p>
            <text:p text:style-name="P13"><text:span text:style-name="T96"><text:tab/></text:span><text:span text:style-name="T96">result</text:span><text:span text:style-name="T94"> = </text:span><text:span text:style-name="T96">f3</text:span><text:span text:style-name="T94">(</text:span><text:span text:style-name="T96">a1, a2, a3</text:span><text:span text:style-name="T94">) </text:span></text:p>
            <text:p text:style-name="P13"><text:span text:style-name="T94"/></text:p>
            <text:p text:style-name="P13"><text:span text:style-name="T94">// функция с несколькими возвращаемыми значениями: возможно, именованными</text:span></text:p>
            <text:p text:style-name="P13"><text:span text:style-name="T168">func </text:span><text:span text:style-name="T197">f4</text:span><text:span text:style-name="T163">(</text:span><text:span text:style-name="T197">p1 </text:span><text:span text:style-name="T96">T1</text:span><text:span text:style-name="T197">, p2 </text:span><text:span text:style-name="T96">T2</text:span><text:span text:style-name="T163">)</text:span><text:span text:style-name="T197"> </text:span><text:span text:style-name="T163">(</text:span><text:span text:style-name="T197">rV1 </text:span><text:span text:style-name="T96">RT1</text:span><text:span text:style-name="T197">, rV2 </text:span><text:span text:style-name="T96">RT2</text:span><text:span text:style-name="T163">) {</text:span></text:p>
            <text:p text:style-name="P13"><text:span text:style-name="T96"><text:tab/></text:span><text:span text:style-name="T96">/* ... */ </text:span><text:span text:style-name="T94">return res1, res2</text:span></text:p>
            <text:p text:style-name="P13"><text:span text:style-name="T157">}</text:span></text:p>
            <text:p text:style-name="P13"><text:span text:style-name="T96"><text:tab/></text:span><text:span text:style-name="T96">result1, result2</text:span><text:span text:style-name="T94"> = </text:span><text:span text:style-name="T158">f4</text:span><text:span text:style-name="T198">(</text:span><text:span text:style-name="T158">a1, a2</text:span><text:span text:style-name="T198">)</text:span><text:span text:style-name="T93"> </text:span></text:p>
            <text:p text:style-name="P13"><text:span text:style-name="T93"/></text:p>
            <text:p text:style-name="P13"><text:span text:style-name="T94">// функция с переменным списком параметров</text:span></text:p>
            <text:p text:style-name="P13"><text:span text:style-name="T163">func </text:span><text:span text:style-name="T197">f5</text:span><text:span text:style-name="T163">(</text:span><text:span text:style-name="T197">p ...T</text:span><text:span text:style-name="T163">)</text:span><text:span text:style-name="T197"> </text:span><text:span text:style-name="T96">ReturnType</text:span><text:span text:style-name="T163"> { </text:span><text:span text:style-name="T197">/* ... */ </text:span><text:span text:style-name="T157">}</text:span><text:span text:style-name="T93"> // variadic function</text:span></text:p>
            <text:p text:style-name="P13"><text:span text:style-name="T94"><text:tab/></text:span><text:span text:style-name="T96">arguments</text:span><text:span text:style-name="T94"> := </text:span><text:span text:style-name="T158">[]siceOfValues{v1, v2, v3, v4, v5}</text:span></text:p>
            <text:p text:style-name="P13"><text:span text:style-name="T96"><text:tab/></text:span><text:span text:style-name="T96">result</text:span><text:span text:style-name="T94"> = </text:span><text:span text:style-name="T96">f5</text:span><text:span text:style-name="T94">(</text:span><text:span text:style-name="T96">arguments</text:span><text:span text:style-name="T94">...</text:span><text:span text:style-name="T198">)</text:span></text:p>
            <text:p text:style-name="P13"><text:span text:style-name="T96"><text:tab/></text:span><text:span text:style-name="T96">result</text:span><text:span text:style-name="T94"> = </text:span><text:span text:style-name="T96">f5</text:span><text:span text:style-name="T94">(</text:span><text:span text:style-name="T96">a1, a2, a3</text:span><text:span text:style-name="T19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type</text:span></text:p>
          </draw:text-box>
        </draw:frame>
        <draw:frame draw:style-name="gr64" draw:text-style-name="P53" draw:layer="layout" svg:width="26.8cm" svg:height="13.108cm" svg:x="0.6cm" svg:y="2.1cm">
          <draw:text-box>
            <text:p text:style-name="P13"><text:span text:style-name="T94">// функция как тип</text:span></text:p>
            <text:p text:style-name="P13"><text:span text:style-name="T94">// </text:span><text:span text:style-name="T163">type</text:span><text:span text:style-name="T94"> </text:span><text:span text:style-name="T96">FuncType</text:span><text:span text:style-name="T94"> func(</text:span><text:span text:style-name="T96">ParamerType1, PT2</text:span><text:span text:style-name="T94">) </text:span><text:span text:style-name="T96">ReturnValueType</text:span></text:p>
            <text:p text:style-name="P13"><text:span text:style-name="T94"><text:tab/></text:span><text:span text:style-name="T94">type </text:span><text:span text:style-name="T96">F1</text:span><text:span text:style-name="T94"> </text:span><text:span text:style-name="T163">func(int, int) int</text:span></text:p>
            <text:p text:style-name="P13"><text:span text:style-name="T94"/></text:p>
            <text:p text:style-name="P13"><text:span text:style-name="T94">// у любой функции есть тип, например: </text:span><text:span text:style-name="T163">func(int, int) int</text:span></text:p>
            <text:p text:style-name="P13"><text:span text:style-name="T94"><text:tab/></text:span><text:span text:style-name="T94">func </text:span><text:span text:style-name="T96">add</text:span><text:span text:style-name="T94">(x, y int) int { return x+y }</text:span></text:p>
            <text:p text:style-name="P13"><text:span text:style-name="T94"/></text:p>
            <text:p text:style-name="P13"><text:span text:style-name="T94">// функция как значение переменной</text:span></text:p>
            <text:p text:style-name="P13"><text:span text:style-name="T94"><text:tab/></text:span><text:span text:style-name="T94">var f0 </text:span><text:span text:style-name="T96">F1</text:span><text:span text:style-name="T94"> = add</text:span></text:p>
            <text:p text:style-name="P13"><text:span text:style-name="T94"><text:tab/></text:span><text:span text:style-name="T94">fn := func() { fmt.Println("anonymous") } // анонимная функция типа func()</text:span></text:p>
            <text:p text:style-name="P13"><text:span text:style-name="T94"/></text:p>
            <text:p text:style-name="P13"><text:span text:style-name="T94">// функция как возвращаемое значение</text:span></text:p>
            <text:p text:style-name="P13"><text:span text:style-name="T157"><text:tab/></text:span><text:span text:style-name="T157">func </text:span><text:span text:style-name="T199">returnsFunc</text:span><text:span text:style-name="T157">()</text:span><text:span text:style-name="T158"> F1</text:span><text:span text:style-name="T157"> {</text:span><text:span text:style-name="T198"> return add </text:span><text:span text:style-name="T157">}</text:span></text:p>
            <text:p text:style-name="P13"><text:span text:style-name="T96"><text:tab/></text:span><text:span text:style-name="T96">f1</text:span><text:span text:style-name="T94"> := </text:span><text:span text:style-name="T96">returnsFunc</text:span><text:span text:style-name="T198">()</text:span></text:p>
            <text:p text:style-name="P13"><text:span text:style-name="T198"><text:tab/></text:span><text:span text:style-name="T198">y := </text:span><text:span text:style-name="T158">f1</text:span><text:span text:style-name="T198">(4, 2)</text:span></text:p>
            <text:p text:style-name="P13"><text:span text:style-name="T94"/></text:p>
            <text:p text:style-name="P13"><text:span text:style-name="T94">// функция как параметр</text:span></text:p>
            <text:p text:style-name="P13"><text:span text:style-name="T163"><text:tab/></text:span><text:span text:style-name="T163">func </text:span><text:span text:style-name="T197">receivesFunc</text:span><text:span text:style-name="T163">(</text:span><text:span text:style-name="T94">a, b int, f </text:span><text:span text:style-name="T96">F1</text:span><text:span text:style-name="T163">)</text:span><text:span text:style-name="T94"> (r </text:span><text:span text:style-name="T96">ReturnType</text:span><text:span text:style-name="T94">)</text:span><text:span text:style-name="T163"> {</text:span><text:span text:style-name="T94"> r:= f(a, b); return r </text:span><text:span text:style-name="T163">}</text:span></text:p>
            <text:p text:style-name="P13"><text:span text:style-name="T96"><text:tab/></text:span><text:span text:style-name="T96">sum</text:span><text:span text:style-name="T94"> = </text:span><text:span text:style-name="T96">receivesFunc</text:span><text:span text:style-name="T94">(</text:span><text:span text:style-name="T96">21, 21, add</text:span><text:span text:style-name="T94">) </text:span></text:p>
            <text:p text:style-name="P13"><text:span text:style-name="T96"><text:tab/></text:span><text:span text:style-name="T96">production</text:span><text:span text:style-name="T94"> = </text:span><text:span text:style-name="T96">receivesFunc</text:span><text:span text:style-name="T94">(</text:span><text:span text:style-name="T96">21, 21, func(x, y int) int { return x*y } </text:span><text:span text:style-name="T94">) </text:span></text:p>
            <text:p text:style-name="P13"><text:span text:style-name="T94"/></text:p>
            <text:p text:style-name="P13"><text:span text:style-name="T94">// определение и вызов анонимной функции</text:span></text:p>
            <text:p text:style-name="P13"><text:span text:style-name="T94"><text:tab/></text:span><text:span text:style-name="T163">func() {</text:span><text:span text:style-name="T94"> fmt.Println("lambda") </text:span><text:span text:style-name="T163">}()</text:span><text:span text:style-name="T94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5" draw:text-style-name="P64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0"><text:tab/></text:span><text:span text:style-name="T102">append</text:span><text:span text:style-name="T200"><text:tab/></text:span><text:span text:style-name="T10">— добавить к коллекции (slice, map)</text:span></text:p>
            <text:p text:style-name="P13"><text:span text:style-name="T8"><text:tab/></text:span><text:span text:style-name="T154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4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1">complex</text:span><text:span text:style-name="T201"><text:tab/></text:span><text:span text:style-name="T10">— создать комплексное число: </text:span><text:span text:style-name="T101">complex(10, 11) == 10 + 11i</text:span></text:p>
            <text:p text:style-name="P13"><text:span text:style-name="T8"><text:tab/></text:span><text:span text:style-name="T154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4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1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4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4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4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4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1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4">recover</text:span><text:span text:style-name="T154"><text:tab/></text:span><text:span text:style-name="T9">— восстановить управление после </text:span><text:span text:style-name="T154">panic</text:span><text:span text:style-name="T9"> (обычно в </text:span><text:span text:style-name="T154">defer</text:span><text:span text:style-name="T9">-функции)</text:span></text:p>
            <text:p text:style-name="P13"><text:span text:style-name="T202"/></text:p>
            <text:p text:style-name="P13"><text:span text:style-name="T202">* struct, array или основные типы — структуры данных, которые не требуют инициалицации при выполнении</text:span></text:p>
            <text:p text:style-name="P13"><text:span text:style-name="T203">** slice, map, channel — структуры данных, которым нужна инициалицация </text:span><text:span text:style-name="T202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66" draw:text-style-name="P63" draw:layer="layout" svg:width="26.8cm" svg:height="13.1cm" svg:x="0.6cm" svg:y="2.1cm">
          <draw:text-box>
            <text:p text:style-name="P13"><text:span text:style-name="T204">К любому типу данных можно присоединить поведение с</text:span><text:span text:style-name="T205"> помощью методов:</text:span></text:p>
            <text:p text:style-name="P13"><text:span text:style-name="T206">func </text:span><text:span text:style-name="T207">(</text:span><text:span text:style-name="T208">object</text:span><text:span text:style-name="T207"> </text:span><text:span text:style-name="T208">Type</text:span><text:span text:style-name="T207">)</text:span><text:span text:style-name="T206"> </text:span><text:span text:style-name="T209">method</text:span><text:span text:style-name="T206">(</text:span><text:span text:style-name="T209">parameters</text:span><text:span text:style-name="T206">) { /* body */ }</text:span></text:p>
            <text:p text:style-name="P13"><text:span text:style-name="T185"/></text:p>
            <text:p text:style-name="P13"><text:span text:style-name="T101"><text:tab/></text:span><text:span text:style-name="T101">type </text:span><text:span text:style-name="T210">Temperature</text:span><text:span text:style-name="T101"> float32</text:span></text:p>
            <text:p text:style-name="P13"><text:span text:style-name="T101"><text:tab/></text:span><text:span text:style-name="T101">func (t </text:span><text:span text:style-name="T210">Temperature</text:span><text:span text:style-name="T101">) Celsius() </text:span><text:span text:style-name="T210">Temperature</text:span><text:span text:style-name="T101"> { return (t-32.0)*(5.0/9.0) }</text:span></text:p>
            <text:p text:style-name="P13"><text:span text:style-name="T101"><text:tab/></text:span><text:span text:style-name="T101">var f Temperature = 37.0</text:span></text:p>
            <text:p text:style-name="P13"><text:span text:style-name="T101"><text:tab/></text:span><text:span text:style-name="T101">c := f.Celsius() // 2.777778 </text:span></text:p>
            <text:p text:style-name="P13"><text:span text:style-name="T101"/></text:p>
            <text:p text:style-name="P13"><text:span text:style-name="T101"><text:tab/></text:span><text:span text:style-name="T101">type </text:span><text:span text:style-name="T103">Album</text:span><text:span text:style-name="T101"> struct { name, artist string; year, length int }</text:span></text:p>
            <text:p text:style-name="P13"><text:span text:style-name="T16"><text:tab/></text:span><text:span text:style-name="T16">a := </text:span><text:span text:style-name="T153">Album</text:span><text:span text:style-name="T16">{"Pink Floyd", "Dark Side of the Moon</text:span><text:span text:style-name="T101">", 1973, 44}</text:span></text:p>
            <text:p text:style-name="P13"><text:span text:style-name="T101"><text:tab/></text:span><text:span text:style-name="T101">type </text:span><text:span text:style-name="T210">TapeRecorder</text:span><text:span text:style-name="T101"> struct {</text:span></text:p>
            <text:p text:style-name="P13"><text:span text:style-name="T101"><text:tab/></text:span><text:span text:style-name="T101"><text:tab/></text:span><text:span text:style-name="T101">// ...</text:span></text:p>
            <text:p text:style-name="P13"><text:span text:style-name="T101"><text:tab/></text:span><text:span text:style-name="T101">}</text:span></text:p>
            <text:p text:style-name="P13"><text:span text:style-name="T101"><text:tab/></text:span><text:span text:style-name="T101">func (r </text:span><text:span text:style-name="T210">TapeRecorder</text:span><text:span text:style-name="T101">) play(a Album) {</text:span></text:p>
            <text:p text:style-name="P13"><text:span text:style-name="T101"><text:tab/></text:span><text:span text:style-name="T101"><text:tab/></text:span><text:span text:style-name="T101">fmt.Printf("Playing album '%s' by '%s' for %d minutes...\n",</text:span></text:p>
            <text:p text:style-name="P13"><text:span text:style-name="T101"><text:tab/></text:span><text:span text:style-name="T101"><text:tab/></text:span><text:span text:style-name="T101">a.name, a.artist, a.length)</text:span></text:p>
            <text:p text:style-name="P13"><text:span text:style-name="T101"><text:tab/></text:span><text:span text:style-name="T101">}</text:span></text:p>
            <text:p text:style-name="P13"><text:span text:style-name="T101"><text:tab/></text:span><text:span text:style-name="T101">recorder := </text:span><text:span text:style-name="T210">TapeRecorder</text:span><text:span text:style-name="T101">{/* начальные значения */}</text:span></text:p>
            <text:p text:style-name="P13"><text:span text:style-name="T101"><text:tab/></text:span><text:span text:style-name="T101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67" draw:text-style-name="P51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4">package user</text:span></text:p>
            <text:p text:style-name="P13"><text:span text:style-name="T16">type </text:span><text:span text:style-name="T15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1"> помощью методов:</text:span></text:p>
            <text:p text:style-name="P13"><text:span text:style-name="T101">func (u </text:span><text:span text:style-name="T103">User</text:span><text:span text:style-name="T101">) Login() string { return u.login }</text:span></text:p>
            <text:p text:style-name="P13"><text:span text:style-name="T101">func (u </text:span><text:span text:style-name="T103">User</text:span><text:span text:style-name="T101">) Email() string { return u.email }</text:span></text:p>
            <text:p text:style-name="P13"><text:span text:style-name="T101">func (u *User) SetEmail(mailbox string ) { u.email = mailbox }</text:span></text:p>
            <text:p text:style-name="P13"><text:span text:style-name="T101"><text:tab/></text:span><text:span text:style-name="T101">// Это не конструктор, а просто обычная функция,которую назвали New</text:span></text:p>
            <text:p text:style-name="P13"><text:span text:style-name="T101">func New(l, e string) (u User) { u = User{login: l, email: e}; return u }</text:span></text:p>
            <text:p text:style-name="P13"><text:span text:style-name="T101">//////////////////////////////////////////////////////////////////////////////////</text:span></text:p>
            <text:p text:style-name="P13"><text:span text:style-name="T102"/></text:p>
            <text:p text:style-name="P13"><text:span text:style-name="T102">package main</text:span></text:p>
            <text:p text:style-name="P13"><text:span text:style-name="T16">import </text:span><text:span text:style-name="T101">"github.com/mike-shock/go/sample/oop/</text:span><text:span text:style-name="T102">user</text:span><text:span text:style-name="T101">"</text:span></text:p>
            <text:p text:style-name="P13"><text:span text:style-name="T101">func main() {</text:span></text:p>
            <text:p text:style-name="P13"><text:span text:style-name="T101"><text:tab/></text:span><text:span text:style-name="T101">mike := </text:span><text:span text:style-name="T102">user</text:span><text:span text:style-name="T101">.New("mshock", "mshock@caiman-club.org")</text:span></text:p>
            <text:p text:style-name="P13"><text:span text:style-name="T101"><text:tab/></text:span><text:span text:style-name="T101">mike.SetEmail("librarian@caiman-club.org")</text:span></text:p>
            <text:p text:style-name="P13"><text:span text:style-name="T101"><text:tab/></text:span><text:span text:style-name="T101">fmt.Printf("'%v' '%v'\n", mike.Login(), mike.Email())</text:span></text:p>
            <text:p text:style-name="P13"><text:span text:style-name="T101">}</text:span><text:span text:style-name="T10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68" draw:text-style-name="P66" draw:layer="layout" svg:width="26.8cm" svg:height="13.1cm" svg:x="0.6cm" svg:y="2.1cm">
          <draw:text-box>
            <text:p text:style-name="P13"><text:span text:style-name="T124">package user</text:span></text:p>
            <text:p text:style-name="P13"><text:span text:style-name="T128"/></text:p>
            <text:p text:style-name="P13"><text:span text:style-name="T128">type </text:span><text:span text:style-name="T211">UserRole</text:span><text:span text:style-name="T128"> struct {</text:span></text:p>
            <text:p text:style-name="P13"><text:span text:style-name="T128"><text:tab/></text:span><text:span text:style-name="T128">name string</text:span></text:p>
            <text:p text:style-name="P13"><text:span text:style-name="T128"><text:tab/></text:span><text:span text:style-name="T128">id <text:s text:c="2"/>int</text:span></text:p>
            <text:p text:style-name="P13"><text:span text:style-name="T128">}</text:span></text:p>
            <text:p text:style-name="P13"><text:span text:style-name="T128">func (r </text:span><text:span text:style-name="T211">UserRole</text:span><text:span text:style-name="T128">) </text:span><text:span text:style-name="T124">Role</text:span><text:span text:style-name="T128">() string { return r.name }</text:span></text:p>
            <text:p text:style-name="P13"><text:span text:style-name="T128"/></text:p>
            <text:p text:style-name="P13"><text:span text:style-name="T128">type </text:span><text:span text:style-name="T212">User</text:span><text:span text:style-name="T128"> struct { // struct embedding</text:span></text:p>
            <text:p text:style-name="P13"><text:span text:style-name="T128"><text:tab/></text:span><text:span text:style-name="T128">login string</text:span></text:p>
            <text:p text:style-name="P13"><text:span text:style-name="T128"><text:tab/></text:span><text:span text:style-name="T128">email string</text:span></text:p>
            <text:p text:style-name="P13"><text:span text:style-name="T128"><text:tab/></text:span><text:span text:style-name="T211">UserRole</text:span><text:span text:style-name="T211"><text:tab/></text:span><text:span text:style-name="T211"><text:tab/></text:span><text:span text:style-name="T128">// composition via struct embedding: описать anonymous field как имя типа</text:span></text:p>
            <text:p text:style-name="P13"><text:span text:style-name="T128">}</text:span></text:p>
            <text:p text:style-name="P13"><text:span text:style-name="T128">func New(l, e string) (u User) {</text:span></text:p>
            <text:p text:style-name="P13"><text:span text:style-name="T128"><text:tab/></text:span><text:span text:style-name="T128">u = User{login: l, email: e, </text:span><text:span text:style-name="T211">UserRole</text:span><text:span text:style-name="T128">: </text:span><text:span text:style-name="T212">DefaultUserRole</text:span><text:span text:style-name="T128">()}</text:span></text:p>
            <text:p text:style-name="P13"><text:span text:style-name="T128"><text:tab/></text:span><text:span text:style-name="T128">return u</text:span></text:p>
            <text:p text:style-name="P13"><text:span text:style-name="T128">}</text:span></text:p>
            <text:p text:style-name="P13"><text:span text:style-name="T128">//////////////////////////////////////////////////////////////////////////////////</text:span></text:p>
            <text:p text:style-name="P13"><text:span text:style-name="T124">package main</text:span></text:p>
            <text:p text:style-name="P13"><text:span text:style-name="T128"/></text:p>
            <text:p text:style-name="P13"><text:span text:style-name="T125">func main() {</text:span></text:p>
            <text:p text:style-name="P13"><text:span text:style-name="T125"><text:tab/></text:span><text:span text:style-name="T125">vlad := user.New("pirogov", "chairman@caiman-club.org")</text:span></text:p>
            <text:p text:style-name="P13"><text:span text:style-name="T125"/></text:p>
            <text:p text:style-name="P13"><text:span text:style-name="T128"><text:tab/></text:span><text:span text:style-name="T128">fmt.Printf("'%v' '%v' </text:span><text:span text:style-name="T125">'%v'\n", vlad.Login(), vlad.Email(), vlad.</text:span><text:span text:style-name="T126">Role</text:span><text:span text:style-name="T125">())</text:span></text:p>
            <text:p text:style-name="P13"><text:span text:style-name="T125">}</text:span></text:p>
            <text:p text:style-name="P13"><text:span text:style-name="T12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1cm" svg:x="0.6cm" svg:y="2.115cm">
          <draw:text-box>
            <text:p text:style-name="P18"><text:span text:style-name="T180">interface</text:span><text:span text:style-name="T181"> – это абстрактный тип данных, у которого может быть набор методов (set of method signatures):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2">Messenger</text:span><text:span text:style-name="T181"> </text:span><text:span text:style-name="T180">interface</text:span><text:span text:style-name="T181"> <text:s/>{</text:span><text:span text:style-name="T181"><text:tab/></text:span><text:span text:style-name="T181"><text:tab/></text:span><text:span text:style-name="T181"><text:tab/></text:span><text:span text:style-name="T181">// Basic interface</text:span></text:p>
            <text:p text:style-name="P13"><text:span text:style-name="T181"><text:tab/></text:span><text:span text:style-name="T181"><text:tab/></text:span><text:span text:style-name="T183">Send</text:span><text:span text:style-name="T181">(message string) error</text:span></text:p>
            <text:p text:style-name="P13"><text:span text:style-name="T181"><text:tab/></text:span><text:span text:style-name="T181"><text:tab/></text:span><text:span text:style-name="T183">Receive</text:span><text:span text:style-name="T181">() string</text:span></text:p>
            <text:p text:style-name="P13"><text:span text:style-name="T181"><text:tab/></text:span><text:span text:style-name="T181">}</text:span></text:p>
            <text:p text:style-name="P13"><text:span text:style-name="T94"/></text:p>
            <text:p text:style-name="P13"><text:span text:style-name="T213">// объявление корректно: это переменные абстрактного типа,</text:span></text:p>
            <text:p text:style-name="P13"><text:span text:style-name="T213">// которым можно присваивать значения, соответствующие контракту (интерфейсу);</text:span></text:p>
            <text:p text:style-name="P13"><text:span text:style-name="T213">// но пока у них нет конкретного типа (реализации), а значение = nil</text:span></text:p>
            <text:p text:style-name="P13"><text:span text:style-name="T213"><text:tab/></text:span><text:span text:style-name="T213">var icq, skype, whatapp, viber, signal </text:span><text:span text:style-name="T214">Messenger</text:span><text:span text:style-name="T213"> <text:s/></text:span></text:p>
            <text:p text:style-name="P13"><text:span text:style-name="T213"/></text:p>
            <text:p text:style-name="P13"><text:span text:style-name="T213">// Конкретный тип будет </text:span><text:span text:style-name="T214">неявно</text:span><text:span text:style-name="T213"> соответствовать ранее описанному <text:s/>интерфейсу,</text:span></text:p>
            <text:p text:style-name="P13"><text:span text:style-name="T213">// если реализует все методы этого интерфейса</text:span></text:p>
            <text:p text:style-name="P13"><text:span text:style-name="T213"><text:tab/></text:span><text:span text:style-name="T213">type </text:span><text:span text:style-name="T214">Telegram</text:span><text:span text:style-name="T213"> struct { }</text:span><text:span text:style-name="T213"><text:tab/></text:span><text:span text:style-name="T213"><text:tab/></text:span><text:span text:style-name="T213"> </text:span></text:p>
            <text:p text:style-name="P13"><text:span text:style-name="T213"><text:tab/></text:span><text:span text:style-name="T213">func (t </text:span><text:span text:style-name="T214">Telegram</text:span><text:span text:style-name="T213">) </text:span><text:span text:style-name="T215">Send</text:span><text:span text:style-name="T213">(m string) error { return nil }</text:span></text:p>
            <text:p text:style-name="P13"><text:span text:style-name="T213"><text:tab/></text:span><text:span text:style-name="T213">func (t </text:span><text:span text:style-name="T214">Telegram</text:span><text:span text:style-name="T213">) </text:span><text:span text:style-name="T215">Receive</text:span><text:span text:style-name="T213">() (m string) { return m }</text:span></text:p>
            <text:p text:style-name="P13"><text:span text:style-name="T213"/></text:p>
            <text:p text:style-name="P13"><text:span text:style-name="T213">// у абстрактного типа </text:span><text:span text:style-name="T214">динамически</text:span><text:span text:style-name="T213"> появляется конкретный тип (underlying type)</text:span></text:p>
            <text:p text:style-name="P13"><text:span text:style-name="T213">// и конкретное значение</text:span></text:p>
            <text:p text:style-name="P13"><text:span text:style-name="T213"><text:tab/></text:span><text:span text:style-name="T213">var telegram </text:span><text:span text:style-name="T214">Messenger</text:span><text:span text:style-name="T213"> = </text:span><text:span text:style-name="T214">Telegram</text:span><text:span text:style-name="T213">{}</text:span></text:p>
            <text:p text:style-name="P13"><text:span text:style-name="T213"><text:tab/></text:span><text:span text:style-name="T213">telegram.Send(</text:span><text:span text:style-name="T216">"Интерфейсы в Go"</text:span><text:span text:style-name="T213">)</text:span><text:span text:style-name="T213"><text:tab/></text:span><text:span text:style-name="T213"><text:tab/></text:span><text:span text:style-name="T213"><text:tab/></text:span><text:span text:style-name="T213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0" draw:text-style-name="P14" draw:layer="layout" svg:width="26.8cm" svg:height="13.587cm" svg:x="0.6cm" svg:y="2.115cm">
          <draw:text-box>
            <text:p text:style-name="P13"><text:span text:style-name="T181">// Интерфейс также может включать в себя (embed) другие интерфейсы:</text:span></text:p>
            <text:p text:style-name="P13"><text:span text:style-name="T154"><text:tab/></text:span><text:span text:style-name="T154">type </text:span><text:span text:style-name="T16">File</text:span><text:span text:style-name="T154"> interface{ </text:span></text:p>
            <text:p text:style-name="P13"><text:span text:style-name="T16"><text:tab/></text:span><text:span text:style-name="T16"><text:tab/></text:span><text:span text:style-name="T15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4"><text:tab/></text:span><text:span text:style-name="T154">}</text:span></text:p>
            <text:p text:style-name="P13"><text:span text:style-name="T154"/></text:p>
            <text:p text:style-name="P13"><text:span text:style-name="T154"><text:tab/></text:span><text:span text:style-name="T16">type </text:span><text:span text:style-name="T15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1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4"><text:tab/></text:span><text:span text:style-name="T94">func (t </text:span><text:span text:style-name="T96">Telegram</text:span><text:span text:style-name="T94">) </text:span><text:span text:style-name="T197">Read</text:span><text:span text:style-name="T94">(b</text:span><text:span text:style-name="T16"> []byte) (int, error)</text:span><text:span text:style-name="T94"> { return 0, nil }</text:span></text:p>
            <text:p text:style-name="P13"><text:span text:style-name="T154"/></text:p>
            <text:p text:style-name="P13"><text:span text:style-name="T181">// </text:span><text:span text:style-name="T180">any == </text:span><text:span text:style-name="T181">пустой интерфейс</text:span></text:p>
            <text:p text:style-name="P13"><text:span text:style-name="T154"><text:tab/></text:span><text:span text:style-name="T154">type </text:span><text:span text:style-name="T153">AnyObjectSatisfyMe</text:span><text:span text:style-name="T154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4">type </text:span><text:span text:style-name="T164">Flyer</text:span><text:span text:style-name="T94"> interface { </text:span><text:span text:style-name="T164">fly</text:span><text:span text:style-name="T217">()</text:span><text:span text:style-name="T94"> string }</text:span><text:span text:style-name="T94"><text:tab/></text:span><text:span text:style-name="T94"><text:tab/></text:span><text:span text:style-name="T94"><text:tab/></text:span><text:span text:style-name="T94"> <text:s text:c="3"/>// 1-й интерфейс с методом</text:span></text:p>
            <text:p text:style-name="P13"><text:span text:style-name="T217">// все типы, которые реализуют метод fly(), будут соответствовать типу </text:span><text:span text:style-name="T164">Flyer</text:span></text:p>
            <text:p text:style-name="P13"><text:span text:style-name="T94"/></text:p>
            <text:p text:style-name="P13"><text:span text:style-name="T94">type </text:span><text:span text:style-name="T96">Bird</text:span><text:span text:style-name="T94"> struct { Name string }</text:span><text:span text:style-name="T94"><text:tab/></text:span><text:span text:style-name="T94"><text:tab/></text:span><text:span text:style-name="T94"><text:tab/></text:span><text:span text:style-name="T94"><text:tab/></text:span><text:span text:style-name="T94"> <text:s text:c="3"/>// пользовательский тип </text:span><text:span text:style-name="T96">Bird</text:span></text:p>
            <text:p text:style-name="P13"><text:span text:style-name="T94">func (b </text:span><text:span text:style-name="T96">Bird</text:span><text:span text:style-name="T94">)</text:span><text:span text:style-name="T164">fly</text:span><text:span text:style-name="T94">() string 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соответствует интерфейсу </text:span><text:span text:style-name="T96">Flyer</text:span></text:p>
            <text:p text:style-name="P13"><text:span text:style-name="T94"><text:s text:c="4"/></text:span><text:span text:style-name="T94">return "flying..."</text:span></text:p>
            <text:p text:style-name="P13"><text:span text:style-name="T94">}</text:span></text:p>
            <text:p text:style-name="P13"><text:span text:style-name="T94"/></text:p>
            <text:p text:style-name="P13"><text:span text:style-name="T94">type </text:span><text:span text:style-name="T96">Swimmer</text:span><text:span text:style-name="T94"> interface { </text:span><text:span text:style-name="T96">swim</text:span><text:span text:style-name="T94">() string }</text:span><text:span text:style-name="T94"><text:tab/></text:span><text:span text:style-name="T94"> <text:s text:c="7"/>// 2-й интерфейс с методом</text:span></text:p>
            <text:p text:style-name="P13"><text:span text:style-name="T94"/></text:p>
            <text:p text:style-name="P13"><text:span text:style-name="T94">type </text:span><text:span text:style-name="T96">Penguin</text:span><text:span text:style-name="T94"> struct { Name string }</text:span><text:span text:style-name="T94"><text:tab/></text:span><text:span text:style-name="T94"><text:tab/></text:span><text:span text:style-name="T94"><text:tab/></text:span><text:span text:style-name="T94"><text:tab/></text:span><text:span text:style-name="T94">// пользовательский тип </text:span><text:span text:style-name="T96">Penguin</text:span></text:p>
            <text:p text:style-name="P13"><text:span text:style-name="T94">func (f </text:span><text:span text:style-name="T96">Penguin</text:span><text:span text:style-name="T94">)</text:span><text:span text:style-name="T96">swim</text:span><text:span text:style-name="T94">() string { return "swimming..." } <text:s text:c="10"/>// соответствует сразу</text:span></text:p>
            <text:p text:style-name="P13"><text:span text:style-name="T94">func (b </text:span><text:span text:style-name="T96">Penguin</text:span><text:span text:style-name="T94">)</text:span><text:span text:style-name="T164">fly</text:span><text:span text:style-name="T217">()</text:span><text:span text:style-name="T94"> string { return "I can fly under water!" } // двум интерфейсам</text:span></text:p>
            <text:p text:style-name="P13"><text:span text:style-name="T94"/></text:p>
            <text:p text:style-name="P13"><text:span text:style-name="T94"><text:tab/></text:span><text:span text:style-name="T94">var s = </text:span><text:span text:style-name="T218">Bird</text:span><text:span text:style-name="T94">{"</text:span><text:span text:style-name="T219">Sparrow</text:span><text:span text:style-name="T94">"}</text:span></text:p>
            <text:p text:style-name="P13"><text:span text:style-name="T94"><text:tab/></text:span><text:span text:style-name="T94">var p = </text:span><text:span text:style-name="T218">Penguin</text:span><text:span text:style-name="T94">{"Gentoo"}</text:span></text:p>
            <text:p text:style-name="P13"><text:span text:style-name="T94"/></text:p>
            <text:p text:style-name="P13"><text:span text:style-name="T94"><text:tab/></text:span><text:span text:style-name="T94">birds := []</text:span><text:span text:style-name="T164">Flyer</text:span><text:span text:style-name="T94">{s, p, Bird{"Dove"}}</text:span><text:span text:style-name="T94"><text:tab/></text:span><text:span text:style-name="T94"><text:tab/></text:span><text:span text:style-name="T94"><text:tab/></text:span><text:span text:style-name="T94">// </text:span><text:span text:style-name="T96">Flyer</text:span><text:span text:style-name="T94"> — это тип данных <text:s/></text:span></text:p>
            <text:p text:style-name="P13"><text:span text:style-name="T94"><text:tab/></text:span><text:span text:style-name="T94">for _, b := range birds 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polymorphism</text:span></text:p>
            <text:p text:style-name="P13"><text:span text:style-name="T94"><text:s text:c="4"/></text:span><text:span text:style-name="T94"><text:tab/></text:span><text:span text:style-name="T94"><text:tab/></text:span><text:span text:style-name="T94">fmt.Println(b, b.</text:span><text:span text:style-name="T217">fly()</text:span><text:span text:style-name="T94">)</text:span></text:p>
            <text:p text:style-name="P13"><text:span text:style-name="T94"><text:tab/></text:span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2" draw:text-style-name="P14" draw:layer="layout" svg:width="26.8cm" svg:height="13.1cm" svg:x="0.6cm" svg:y="2.1cm">
          <draw:text-box>
            <text:p text:style-name="P13"><text:span text:style-name="T181">Интерфейсные типы также могут описывать ограничения (constraints):</text:span></text:p>
            <text:p text:style-name="P13"><text:span text:style-name="T180"/></text:p>
            <text:p text:style-name="P13"><text:span text:style-name="T154">type </text:span><text:span text:style-name="T153">Numeric</text:span><text:span text:style-name="T154"> interface {</text:span><text:span text:style-name="T16"> // non-basic: has a type set (union) </text:span></text:p>
            <text:p text:style-name="P13"><text:span text:style-name="T154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4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4">type</text:span><text:span text:style-name="T16"> </text:span><text:span text:style-name="T153">SpecialNumber</text:span><text:span text:style-name="T16"> </text:span><text:span text:style-name="T154">interface {</text:span></text:p>
            <text:p text:style-name="P13"><text:span text:style-name="T16"><text:s text:c="4"/></text:span><text:span text:style-name="T153">Number</text:span></text:p>
            <text:p text:style-name="P13"><text:span text:style-name="T16"><text:s text:c="4"/></text:span><text:span text:style-name="T153">IsSpecial</text:span><text:span text:style-name="T16">() bool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</text:span><text:span text:style-name="T16"> </text:span><text:span text:style-name="T153">ComaprableTypes</text:span><text:span text:style-name="T16"> </text:span><text:span text:style-name="T154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3">SomeOtherType</text:span></text:p>
            <text:p text:style-name="P13"><text:span text:style-name="T154">}</text:span></text:p>
            <text:p text:style-name="P13"><text:span text:style-name="T154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3" draw:text-style-name="P67" draw:layer="layout" svg:width="26.8cm" svg:height="13.156cm" svg:x="0.7cm" svg:y="2.1cm">
          <draw:text-box>
            <text:p text:style-name="P13"><text:span text:style-name="T145">// чтобы отсортировать список, нужно 3 функции</text:span></text:p>
            <text:p text:style-name="P13"><text:span text:style-name="T145">type </text:span><text:span text:style-name="T220">sortable</text:span><text:span text:style-name="T145"> interface {</text:span></text:p>
            <text:p text:style-name="P13"><text:span text:style-name="T145"><text:tab/></text:span><text:span text:style-name="T221">LessEqual</text:span><text:span text:style-name="T145">(i, j int) bool</text:span><text:span text:style-name="T145"><text:tab/></text:span><text:span text:style-name="T145"><text:tab/></text:span><text:span text:style-name="T145">// сравнить элементы</text:span></text:p>
            <text:p text:style-name="P13"><text:span text:style-name="T145"><text:tab/></text:span><text:span text:style-name="T221">Len</text:span><text:span text:style-name="T145">() int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// узнать длину списка</text:span></text:p>
            <text:p text:style-name="P13"><text:span text:style-name="T145"><text:tab/></text:span><text:span text:style-name="T221">Swap</text:span><text:span text:style-name="T145">(i, j int)</text:span><text:span text:style-name="T145"><text:tab/></text:span><text:span text:style-name="T145"><text:tab/></text:span><text:span text:style-name="T145"><text:tab/></text:span><text:span text:style-name="T145"><text:tab/></text:span><text:span text:style-name="T145">// поменять элементы местами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</text:span><text:span text:style-name="T221">ListOfIntegers</text:span><text:span text:style-name="T145"> []int</text:span></text:p>
            <text:p text:style-name="P13"><text:span text:style-name="T145">func (l ListOfIntegers) </text:span><text:span text:style-name="T221">LessEqual</text:span><text:span text:style-name="T145">(i, j int) bool { return l[i] &lt;= l[j] }</text:span></text:p>
            <text:p text:style-name="P13"><text:span text:style-name="T145">func (l ListOfIntegers) </text:span><text:span text:style-name="T221">Len</text:span><text:span text:style-name="T145">() int { return len(l) }</text:span></text:p>
            <text:p text:style-name="P13"><text:span text:style-name="T145">func (l ListOfIntegers) </text:span><text:span text:style-name="T221">Swap</text:span><text:span text:style-name="T145">(i, j int) { l[i], l[j] = l[j], l[i]; return }</text:span></text:p>
            <text:p text:style-name="P13"><text:span text:style-name="T145"/></text:p>
            <text:p text:style-name="P13"><text:span text:style-name="T145">func sortIntegers() {</text:span></text:p>
            <text:p text:style-name="P13"><text:span text:style-name="T145"><text:tab/></text:span><text:span text:style-name="T145">ints := ListOfIntegers{123, 789, 234, 987, 345, 890, 567, 678, 456, 876, 765, 654, 543, 432, 321}</text:span></text:p>
            <text:p text:style-name="P13"><text:span text:style-name="T145"><text:tab/></text:span><text:span text:style-name="T222">QuickSort(ints, true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vampires []vampire</text:span></text:p>
            <text:p text:style-name="P13"><text:span text:style-name="T145">type vampire struct {</text:span></text:p>
            <text:p text:style-name="P13"><text:span text:style-name="T145"><text:tab/></text:span><text:span text:style-name="T145">name <text:s text:c="8"/>string</text:span></text:p>
            <text:p text:style-name="P13"><text:span text:style-name="T145"><text:tab/></text:span><text:span text:style-name="T145">prefersWomen bool</text:span></text:p>
            <text:p text:style-name="P13"><text:span text:style-name="T145"><text:tab/></text:span><text:span text:style-name="T145">killCount <text:s text:c="3"/>int</text:span></text:p>
            <text:p text:style-name="P13"><text:span text:style-name="T145">}</text:span></text:p>
            <text:p text:style-name="P13"><text:span text:style-name="T145">func (v vampires) </text:span><text:span text:style-name="T221">LessEqual</text:span><text:span text:style-name="T145">(i, j int) bool { return v[i].killCount &lt;= v[j].killCount }</text:span></text:p>
            <text:p text:style-name="P13"><text:span text:style-name="T145">func (v vampires) </text:span><text:span text:style-name="T221">Len</text:span><text:span text:style-name="T145">() int { return len(v) }</text:span></text:p>
            <text:p text:style-name="P13"><text:span text:style-name="T145">func (v vampires) </text:span><text:span text:style-name="T221">Swap</text:span><text:span text:style-name="T145">(i, j int) { v[i], v[j] = v[j], v[i] }</text:span></text:p>
            <text:p text:style-name="P13"><text:span text:style-name="T145"/></text:p>
            <text:p text:style-name="P13"><text:span text:style-name="T145">var vampz vampires = vampires{vampire{"Dracula", true, 100001}, </text:span><text:span text:style-name="T145"><text:tab/></text:span><text:span text:style-name="T145">vampire{"Sava Savanović", false, 3}}</text:span></text:p>
            <text:p text:style-name="P13"><text:span text:style-name="T145">// </text:span><text:span text:style-name="T222">QuickSort(vampz, false)</text:span></text:p>
          </draw:text-box>
        </draw:frame>
        <draw:frame draw:style-name="gr74" draw:text-style-name="P68" draw:layer="layout" svg:width="19cm" svg:height="3.366cm" svg:x="8.6cm" svg:y="8.714cm">
          <draw:text-box>
            <text:p text:style-name="P13"><text:span text:style-name="T145">func </text:span><text:span text:style-name="T222">QuickSort(s </text:span><text:span text:style-name="T223">sortable</text:span><text:span text:style-name="T222">, isAscending bool)</text:span><text:span text:style-name="T145"> {</text:span></text:p>
            <text:p text:style-name="P13"><text:span text:style-name="T145"><text:tab/></text:span><text:span text:style-name="T145">sort(s, 0, s.</text:span><text:span text:style-name="T221">Len</text:span><text:span text:style-name="T145">()-1, isAscending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func sort(s </text:span><text:span text:style-name="T224">sortable</text:span><text:span text:style-name="T145">, start, end int, isAscending bool) { /* ... */ }</text:span></text:p>
            <text:p text:style-name="P13"><text:span text:style-name="T145"/></text:p>
            <text:p text:style-name="P13"><text:span text:style-name="T145">func partition(s </text:span><text:span text:style-name="T224">sortable</text:span><text:span text:style-name="T14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5" draw:text-style-name="P69" draw:layer="layout" svg:width="26.8cm" svg:height="12.9cm" svg:x="0.6cm" svg:y="2.1cm">
          <draw:text-box>
            <text:p text:style-name="P13"><text:span text:style-name="T128">func </text:span><text:span text:style-name="T225">QuickSort(s </text:span><text:span text:style-name="T226">sortable</text:span><text:span text:style-name="T225">, isAscending bool)</text:span><text:span text:style-name="T128"> {</text:span></text:p>
            <text:p text:style-name="P13"><text:span text:style-name="T128"><text:tab/></text:span><text:span text:style-name="T128">sort(s, 0, s.</text:span><text:span text:style-name="T212">Len</text:span><text:span text:style-name="T128">()-1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sort(s </text:span><text:span text:style-name="T124">sortable</text:span><text:span text:style-name="T128">, start, end int, isAscending bool) {</text:span></text:p>
            <text:p text:style-name="P13"><text:span text:style-name="T128"><text:tab/></text:span><text:span text:style-name="T128">if start &gt;= end {</text:span></text:p>
            <text:p text:style-name="P13"><text:span text:style-name="T128"><text:tab/></text:span><text:span text:style-name="T128"><text:tab/></text:span><text:span text:style-name="T128">return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pivot := partition(s, start, end, isAscending)</text:span></text:p>
            <text:p text:style-name="P13"><text:span text:style-name="T128"><text:tab/></text:span><text:span text:style-name="T128">sort(s, start, pivot-1, isAscending)</text:span></text:p>
            <text:p text:style-name="P13"><text:span text:style-name="T128"><text:tab/></text:span><text:span text:style-name="T128">sort(s, pivot+1, end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partition(s </text:span><text:span text:style-name="T124">sortable</text:span><text:span text:style-name="T128">, start, end int, isAscending bool) int {</text:span></text:p>
            <text:p text:style-name="P13"><text:span text:style-name="T128"><text:tab/></text:span><text:span text:style-name="T128">pivot := end</text:span></text:p>
            <text:p text:style-name="P13"><text:span text:style-name="T128"><text:tab/></text:span><text:span text:style-name="T128">partitionIndex := start</text:span></text:p>
            <text:p text:style-name="P13"><text:span text:style-name="T128"><text:tab/></text:span><text:span text:style-name="T128">for current := start; current &lt; end; current++ {</text:span></text:p>
            <text:p text:style-name="P13"><text:span text:style-name="T128"><text:tab/></text:span><text:span text:style-name="T128"><text:tab/></text:span><text:span text:style-name="T128">if (isAscending &amp;&amp; s.</text:span><text:span text:style-name="T212">LessEqual</text:span><text:span text:style-name="T128">(current, pivot)) || </text:span></text:p>
            <text:p text:style-name="P13"><text:span text:style-name="T128"><text:s text:c="14"/></text:span><text:span text:style-name="T128">(!isAscending &amp;&amp; !s.</text:span><text:span text:style-name="T212">LessEqual</text:span><text:span text:style-name="T128">(current, pivot)) {</text:span></text:p>
            <text:p text:style-name="P13"><text:span text:style-name="T128"><text:tab/></text:span><text:span text:style-name="T128"><text:tab/></text:span><text:span text:style-name="T128"><text:tab/></text:span><text:span text:style-name="T128">s.Swap(current, partitionIndex)</text:span></text:p>
            <text:p text:style-name="P13"><text:span text:style-name="T128"><text:tab/></text:span><text:span text:style-name="T128"><text:tab/></text:span><text:span text:style-name="T128"><text:tab/></text:span><text:span text:style-name="T128">partitionIndex++</text:span></text:p>
            <text:p text:style-name="P13"><text:span text:style-name="T128"><text:tab/></text:span><text:span text:style-name="T128"><text:tab/></text:span><text:span text:style-name="T128">}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s.</text:span><text:span text:style-name="T212">Swap</text:span><text:span text:style-name="T128">(partitionIndex, pivot)</text:span></text:p>
            <text:p text:style-name="P13"><text:span text:style-name="T128"><text:tab/></text:span><text:span text:style-name="T128">return partitionIndex</text:span></text:p>
            <text:p text:style-name="P13"><text:span text:style-name="T12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6" draw:text-style-name="P70" draw:layer="layout" svg:width="26.8cm" svg:height="13.237cm" svg:x="0.6cm" svg:y="2.1cm">
          <draw:text-box>
            <text:p text:style-name="P13"><text:span text:style-name="T94">// Generics описываются с помощью ограничений (constraints) на обобщённый тип в функции:</text:span></text:p>
            <text:p text:style-name="P13"><text:span text:style-name="T163"/></text:p>
            <text:p text:style-name="P13"><text:span text:style-name="T213">func </text:span><text:span text:style-name="T214">First</text:span><text:span text:style-name="T227">[T any]</text:span><text:span text:style-name="T213">(a </text:span><text:span text:style-name="T227">[]T</text:span><text:span text:style-name="T213">) (result </text:span><text:span text:style-name="T227">T</text:span><text:span text:style-name="T213">, err error) {</text:span></text:p>
            <text:p text:style-name="P13"><text:span text:style-name="T213"><text:tab/></text:span><text:span text:style-name="T213">if len(a) == 0 {</text:span></text:p>
            <text:p text:style-name="P13"><text:span text:style-name="T213"><text:tab/></text:span><text:span text:style-name="T213"><text:tab/></text:span><text:span text:style-name="T213">return result, errors.New("Slice is empty!") // пустой результат и ошибка <text:s/></text:span></text:p>
            <text:p text:style-name="P13"><text:span text:style-name="T213"><text:tab/></text:span><text:span text:style-name="T213">}</text:span></text:p>
            <text:p text:style-name="P13"><text:span text:style-name="T213"><text:tab/></text:span><text:span text:style-name="T213">return a[0], err</text:span><text:span text:style-name="T213"><text:tab/></text:span><text:span text:style-name="T213">// 1-й элемент и nil (ошибки нет)</text:span></text:p>
            <text:p text:style-name="P13"><text:span text:style-name="T213">}</text:span></text:p>
            <text:p text:style-name="P13"><text:span text:style-name="T213">func </text:span><text:span text:style-name="T214">Last</text:span><text:span text:style-name="T227">[T any]</text:span><text:span text:style-name="T213">(a </text:span><text:span text:style-name="T227">[]T</text:span><text:span text:style-name="T213">) (result </text:span><text:span text:style-name="T227">T</text:span><text:span text:style-name="T213">, err error) {</text:span></text:p>
            <text:p text:style-name="P13"><text:span text:style-name="T213"><text:tab/></text:span><text:span text:style-name="T213">if len(a) == 0 {</text:span></text:p>
            <text:p text:style-name="P13"><text:span text:style-name="T213"><text:tab/></text:span><text:span text:style-name="T213"><text:tab/></text:span><text:span text:style-name="T213">return result, errors.New("Slice is empty!") <text:s/></text:span></text:p>
            <text:p text:style-name="P13"><text:span text:style-name="T213"><text:tab/></text:span><text:span text:style-name="T213">}</text:span></text:p>
            <text:p text:style-name="P13"><text:span text:style-name="T213"><text:tab/></text:span><text:span text:style-name="T213">return a[len(a)-1], err</text:span><text:span text:style-name="T213"><text:tab/></text:span><text:span text:style-name="T213">// последнийй элемент и nil</text:span></text:p>
            <text:p text:style-name="P13"><text:span text:style-name="T213">}</text:span></text:p>
            <text:p text:style-name="P13"><text:span text:style-name="T213"/></text:p>
            <text:p text:style-name="P13"><text:span text:style-name="T213"><text:tab/></text:span><text:span text:style-name="T213">sliceOfIntegers := []int{1, 2, 3, 4, 5}</text:span></text:p>
            <text:p text:style-name="P13"><text:span text:style-name="T213"/></text:p>
            <text:p text:style-name="P13"><text:span text:style-name="T213"><text:tab/></text:span><text:span text:style-name="T213">// если тип параметра можно вывести из переменной, то его можно не указывать</text:span></text:p>
            <text:p text:style-name="P13"><text:span text:style-name="T213"><text:tab/></text:span><text:span text:style-name="T213">first, err := </text:span><text:span text:style-name="T214">First</text:span><text:span text:style-name="T227">[int]</text:span><text:span text:style-name="T213">(sliceOfIntegers)</text:span></text:p>
            <text:p text:style-name="P13"><text:span text:style-name="T213"><text:tab/></text:span><text:span text:style-name="T213">last, err := </text:span><text:span text:style-name="T214">Last</text:span><text:span text:style-name="T213">(sliceOfIntegers)</text:span></text:p>
            <text:p text:style-name="P13"><text:span text:style-name="T213"/></text:p>
            <text:p text:style-name="P13"><text:span text:style-name="T213"><text:tab/></text:span><text:span text:style-name="T213">sliceOfStrings := []string{"Вышел", "зайчик", "погулять"}</text:span></text:p>
            <text:p text:style-name="P13"><text:span text:style-name="T213"/></text:p>
            <text:p text:style-name="P13"><text:span text:style-name="T213"><text:tab/></text:span><text:span text:style-name="T213">fmt.Println(</text:span><text:span text:style-name="T214">First</text:span><text:span text:style-name="T213">(sliceOfStrings))</text:span></text:p>
            <text:p text:style-name="P13"><text:span text:style-name="T213"><text:tab/></text:span><text:span text:style-name="T213">fmt.Println(</text:span><text:span text:style-name="T214">Last</text:span><text:span text:style-name="T227">[string]</text:span><text:span text:style-name="T213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77" draw:text-style-name="P63" draw:layer="layout" svg:width="26.8cm" svg:height="13.136cm" svg:x="0.6cm" svg:y="2.1cm">
          <draw:text-box>
            <text:p text:style-name="P18"><text:span text:style-name="T205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07"><text:tab/></text:span><text:span text:style-name="T207">package </text:span><text:span text:style-name="T208">packageName</text:span><text:span text:style-name="T206"><text:tab/></text:span><text:span text:style-name="T206"><text:tab/></text:span><text:span text:style-name="T206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72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0"><text:tab/></text:span><text:span text:style-name="T180">import </text:span><text:span text:style-name="T228">"</text:span><text:span text:style-name="T229">packageName</text:span><text:span text:style-name="T228">"</text:span><text:span text:style-name="T228"><text:tab/></text:span><text:span text:style-name="T228">// это строка</text:span></text:p>
            <text:p text:style-name="P13"><text:span text:style-name="T228"/></text:p>
            <text:p text:style-name="P13"><text:span text:style-name="T230"><text:tab/></text:span><text:span text:style-name="T230">var result </text:span><text:span text:style-name="T231">packageName.Type =</text:span><text:span text:style-name="T230"> </text:span><text:span text:style-name="T231">packageName.Func(packageName.Const, </text:span><text:span text:style-name="T232">packageName.Var)</text:span></text:p>
            <text:p text:style-name="P13"><text:span text:style-name="T93"/></text:p>
            <text:p text:style-name="P18"><text:span text:style-name="T66">Пакет </text:span><text:span text:style-name="T180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185">main.go</text:span><text:span text:style-name="T67">) этого пакета должна быть функция </text:span><text:span text:style-name="T195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5"><text:tab/></text:span><text:span text:style-name="T195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78" draw:text-style-name="P53" draw:layer="layout" svg:width="26.8cm" svg:height="13.151cm" svg:x="0.6cm" svg:y="2.1cm">
          <draw:text-box>
            <text:p text:style-name="P13"><text:span text:style-name="T93">package </text:span><text:span text:style-name="T158">packgeName</text:span></text:p>
            <text:p text:style-name="P13"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имена с Заглавной буквы экспортируются вовне</text:span></text:p>
            <text:p text:style-name="P13"><text:span text:style-name="T93">const (</text:span></text:p>
            <text:p text:style-name="P13"><text:span text:style-name="T94"><text:tab/></text:span><text:span text:style-name="T93">packageConstant = 1</text:span><text:span text:style-name="T93"><text:tab/></text:span><text:span text:style-name="T93"><text:tab/></text:span><text:span text:style-name="T93"><text:tab/></text:span><text:span text:style-name="T93">// видна во всех файлах этого пакета</text:span></text:p>
            <text:p text:style-name="P13"><text:span text:style-name="T94"><text:tab/></text:span><text:span text:style-name="T94">GlobalConstant = 2</text:span><text:span text:style-name="T94"><text:tab/></text:span><text:span text:style-name="T94"><text:tab/></text:span><text:span text:style-name="T94"><text:tab/></text:span><text:span text:style-name="T94">// видна вне этого пакета: packgeName.packageConstant</text:span></text:p>
            <text:p text:style-name="P13"><text:span text:style-name="T94"><text:tab/></text:span><text:span text:style-name="T94">GLOBAL_CONSTANT = 3</text:span><text:span text:style-name="T94"><text:tab/></text:span><text:span text:style-name="T94"><text:tab/></text:span><text:span text:style-name="T94"><text:tab/></text:span><text:span text:style-name="T94">// видна вне этого пакета: packgeName.GLOBAL_CONSTANT</text:span></text:p>
            <text:p text:style-name="P13"><text:span text:style-name="T93">)</text:span></text:p>
            <text:p text:style-name="P13"><text:span text:style-name="T93">type (</text:span></text:p>
            <text:p text:style-name="P13"><text:span text:style-name="T93"><text:tab/></text:span><text:span text:style-name="T93">packageType map[string]int</text:span></text:p>
            <text:p text:style-name="P13"><text:span text:style-name="T94"><text:tab/></text:span><text:span text:style-name="T94">GlobalType struct { localField int; GlobalField string }</text:span><text:span text:style-name="T94"><text:tab/></text:span><text:span text:style-name="T94">// </text:span><text:span text:style-name="T96">packgeName</text:span><text:span text:style-name="T94">.</text:span><text:span text:style-name="T93">GlobalType</text:span></text:p>
            <text:p text:style-name="P13"><text:span text:style-name="T93">)</text:span></text:p>
            <text:p text:style-name="P13"><text:span text:style-name="T93">var (</text:span></text:p>
            <text:p text:style-name="P13"><text:span text:style-name="T93"><text:tab/></text:span><text:span text:style-name="T93">packageVariable int = 4</text:span></text:p>
            <text:p text:style-name="P13"><text:span text:style-name="T93"><text:tab/></text:span><text:span text:style-name="T93">GlobalVariable int = 5</text:span></text:p>
            <text:p text:style-name="P13"><text:span text:style-name="T93">)</text:span></text:p>
            <text:p text:style-name="P13"><text:span text:style-name="T93">func packageFunction(functionParameter int) (functionResult int) {</text:span></text:p>
            <text:p text:style-name="P13"><text:span text:style-name="T93"><text:tab/></text:span><text:span text:style-name="T93">functionVariable := 6</text:span><text:span text:style-name="T93"><text:tab/></text:span><text:span text:style-name="T93"><text:tab/></text:span><text:span text:style-name="T93"><text:tab/></text:span><text:span text:style-name="T93"><text:tab/></text:span><text:span text:style-name="T93">// видна только внутри функции</text:span></text:p>
            <text:p text:style-name="P13"><text:span text:style-name="T93"><text:tab/></text:span><text:span text:style-name="T93">functionResult = functionParameter+functionVariable + packageVariable+GlobalVariable</text:span></text:p>
            <text:p text:style-name="P13"><text:span text:style-name="T94"><text:tab/></text:span><text:span text:style-name="T94">return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вернёт </text:span><text:span text:style-name="T93">functionResult</text:span></text:p>
            <text:p text:style-name="P13"><text:span text:style-name="T93">}</text:span></text:p>
            <text:p text:style-name="P13"><text:span text:style-name="T94">func GlobalFunction(i int, s string) GlobalType {// </text:span><text:span text:style-name="T96">packgeName</text:span><text:span text:style-name="T94">.GlobalFunction(2009,"Go")</text:span></text:p>
            <text:p text:style-name="P13"><text:span text:style-name="T93"><text:tab/></text:span><text:span text:style-name="T93">return GlobalType{localField: i, GlobalField: s}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79" draw:text-style-name="P63" draw:layer="layout" svg:width="26.8cm" svg:height="13.1cm" svg:x="0.6cm" svg:y="2.1cm">
          <draw:text-box>
            <text:p text:style-name="P18"><text:span text:style-name="T190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5"/></text:p>
            <text:p text:style-name="P18"><text:span text:style-name="T66">Модуль идентифицируется путём к модулю (module path), который объявляется в файле </text:span><text:span text:style-name="T180">go.mod</text:span><text:span text:style-name="T66"> вместе с информацией о зависимостях модуля. </text:span></text:p>
            <text:p text:style-name="P18"><text:span text:style-name="T181"/></text:p>
            <text:p text:style-name="P18"><text:span text:style-name="T181"><text:tab/></text:span><text:span text:style-name="T181"># создать файл go.mod с именем модуля</text:span></text:p>
            <text:p text:style-name="P18"><text:span text:style-name="T233"><text:tab/></text:span><text:span text:style-name="T233">go mod init </text:span><text:span text:style-name="T183">path/to/</text:span><text:span text:style-name="T229">module/moduleName</text:span><text:span text:style-name="T192"> </text:span></text:p>
            <text:p text:style-name="P18"><text:span text:style-name="T180"/></text:p>
            <text:p text:style-name="P18"><text:span text:style-name="T66">Например:</text:span></text:p>
            <text:p text:style-name="P18"><text:span text:style-name="T181"><text:tab/></text:span><text:span text:style-name="T181">go mod init </text:span><text:span text:style-name="T182">caiman.org/go/mshock/presentation</text:span><text:span text:style-name="T181"> </text:span></text:p>
            <text:p text:style-name="P18"><text:span text:style-name="T181"/></text:p>
            <text:p text:style-name="P18"><text:span text:style-name="T66">Главный каталог модуля (module root directory) — это каталог, содержащий файл </text:span><text:span text:style-name="T195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1"/></text:p>
            <text:p text:style-name="P18"><text:span text:style-name="T67"/></text:p>
            <text:p text:style-name="P18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0" draw:text-style-name="P17" draw:layer="layout" svg:width="24.599cm" svg:height="1.44cm" svg:x="0.701cm" svg:y="0.401cm">
          <draw:text-box>
            <text:p><text:span text:style-name="T64">Модули: </text:span><text:span text:style-name="T234">go mod &lt;command&gt; 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195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194"><text:tab/></text:span><text:span text:style-name="T194">go mod init </text:span><text:span text:style-name="T182">path/to/</text:span><text:span text:style-name="T193">module/moduleName</text:span></text:p>
            <text:p text:style-name="P18"><text:span text:style-name="T185"/></text:p>
            <text:p text:style-name="P18"><text:span text:style-name="T66">Файл </text:span><text:span text:style-name="T195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185"/></text:p>
            <text:p text:style-name="P18"><text:span text:style-name="T185">go mod tidy</text:span><text:span text:style-name="T185"><text:tab/></text:span><text:span text:style-name="T185"><text:tab/></text:span><text:span text:style-name="T185"><text:tab/></text:span><text:span text:style-name="T185">#</text:span></text:p>
            <text:p text:style-name="P18"><text:span text:style-name="T185">go mod download</text:span><text:span text:style-name="T185"><text:tab/></text:span><text:span text:style-name="T185">#</text:span></text:p>
            <text:p text:style-name="P18"><text:span text:style-name="T185">go mod verify</text:span><text:span text:style-name="T185"><text:tab/></text:span><text:span text:style-name="T185"><text:tab/></text:span><text:span text:style-name="T185">#</text:span></text:p>
            <text:p text:style-name="P18"><text:span text:style-name="T185">go mod graph</text:span><text:span text:style-name="T185"><text:tab/></text:span><text:span text:style-name="T185"><text:tab/></text:span><text:span text:style-name="T185">#</text:span></text:p>
            <text:p text:style-name="P18"><text:span text:style-name="T185">go mod why</text:span><text:span text:style-name="T185"><text:tab/></text:span><text:span text:style-name="T185"><text:tab/></text:span><text:span text:style-name="T185"><text:tab/></text:span><text:span text:style-name="T185"># </text:span></text:p>
          </draw:text-box>
        </draw:frame>
        <draw:frame draw:style-name="gr82" draw:text-style-name="P71" draw:layer="layout" svg:width="10.5cm" svg:height="2cm" svg:x="16.6cm" svg:y="3.7cm">
          <draw:text-box>
            <text:p text:style-name="P18"><text:span text:style-name="T94">module </text:span><text:span text:style-name="T96">path/to/</text:span><text:span text:style-name="T158">module/moduleName</text:span></text:p>
            <text:p text:style-name="P30"><text:span text:style-name="T158"/></text:p>
            <text:p text:style-name="P30"><text:span text:style-name="T198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дачность: concurrency</text:span></text:p>
          </draw:text-box>
        </draw:frame>
        <draw:frame draw:style-name="gr83" draw:text-style-name="P63" draw:layer="layout" svg:width="12.9cm" svg:height="13.418cm" svg:x="0.6cm" svg:y="2.1cm">
          <draw:text-box>
            <text:list text:style-name="L1">
              <text:list-item>
                <text:p text:style-name="P18"><text:span text:style-name="T235">concurrency</text:span><text:span text:style-name="T236"> ~ одновременность = взаимодействие множества процессов, которые (в какие-то моменты) </text:span><text:span text:style-name="T237">выполняются одновременно <text:s text:c="2"/></text:span></text:p>
              </text:list-item>
            </text:list>
            <text:p text:style-name="P18"><text:span text:style-name="T238"/></text:p>
            <text:p text:style-name="P18"><text:span text:style-name="T173">"</text:span><text:span text:style-name="T71">Concurrency</text:span><text:span text:style-name="T68"> is the </text:span><text:span text:style-name="T74">composition</text:span><text:span text:style-name="T68"> of independently execution things.</text:span><text:span text:style-name="T173">"</text:span><text:span text:style-name="T239"> <text:s text:c="8"/>‒ Rob Pike</text:span></text:p>
            <text:p text:style-name="P18"><text:span text:style-name="T237"/></text:p>
            <text:p text:style-name="P18"><text:span text:style-name="T235">Concurrency</text:span><text:span text:style-name="T236"> — это способ структурировать программу, согласовывая взаимодействие процессов </text:span><text:span text:style-name="T237">(возможно, выполняющихся одновременно).</text:span></text:p>
            <text:p text:style-name="P18"><text:span text:style-name="T237"/></text:p>
            <text:p text:style-name="P18"><text:span text:style-name="T240">Concurrency</text:span><text:span text:style-name="T237"> — это о том, как </text:span><text:span text:style-name="T241">организовать</text:span><text:span text:style-name="T237"> одновременную обработку многих вещей («</text:span><text:span text:style-name="T241">dealing</text:span><text:span text:style-name="T237"> with a lot of things at once»).</text:span></text:p>
            <text:p text:style-name="P18"><text:span text:style-name="T237"/></text:p>
            <text:p text:style-name="P18"><text:span text:style-name="T237">В программе, спроектированной на основе </text:span><text:span text:style-name="T240">concurrency</text:span><text:span text:style-name="T237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4" draw:text-style-name="P63" draw:layer="layout" svg:width="12.9cm" svg:height="13.418cm" svg:x="14.5cm" svg:y="2.1cm">
          <draw:text-box>
            <text:list text:style-name="L1">
              <text:list-item>
                <text:p text:style-name="P18"><text:span text:style-name="T235">parallelism</text:span><text:span text:style-name="T236"> ~ параллелизм = параллельное выполнение множества процессов</text:span></text:p>
              </text:list-item>
            </text:list>
            <text:p text:style-name="P18"><text:span text:style-name="T236"/></text:p>
            <text:p text:style-name="P18"><text:span text:style-name="T236"/></text:p>
            <text:p text:style-name="P18"><text:span text:style-name="T242"/></text:p>
            <text:p text:style-name="P18"><text:span text:style-name="T242">"</text:span><text:span text:style-name="T75">Parallelism</text:span><text:span text:style-name="T70"> is the simultaneous </text:span><text:span text:style-name="T73">execution</text:span><text:span text:style-name="T70"> of multiple </text:span><text:span text:style-name="T243">things.</text:span><text:span text:style-name="T242">"</text:span><text:span text:style-name="T239"> <text:s text:c="35"/>‒ Rob Pike</text:span></text:p>
            <text:p text:style-name="P18"><text:span text:style-name="T237"/></text:p>
            <text:p text:style-name="P18"><text:span text:style-name="T240">Parallelism</text:span><text:span text:style-name="T237"> — это параллельное выполнение нескольких (независимых, возможно, взаимосвязанных) процессов.</text:span></text:p>
            <text:p text:style-name="P18"><text:span text:style-name="T237"/></text:p>
            <text:p text:style-name="P18"><text:span text:style-name="T235"/></text:p>
            <text:p text:style-name="P18"><text:span text:style-name="T235">Parallelism</text:span><text:span text:style-name="T236"> — это о том, как </text:span><text:span text:style-name="T244">выполнить</text:span><text:span text:style-name="T236"> обработку многих вещей параллельно</text:span><text:span text:style-name="T237"> («</text:span><text:span text:style-name="T241">doing</text:span><text:span text:style-name="T237"> a lot of things at once»).</text:span></text:p>
            <text:p text:style-name="P18"><text:span text:style-name="T237"/></text:p>
            <text:p text:style-name="P18"><text:span text:style-name="T236">П</text:span><text:span text:style-name="T237">рограмма, спроектированная на основе concurrency, организует взаимодействие процессов, учитывая их возможный </text:span><text:span text:style-name="T240">параллелизм</text:span><text:span text:style-name="T237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дачность: sharing memory</text:span></text:p>
          </draw:text-box>
        </draw:frame>
        <draw:frame draw:style-name="gr85" draw:text-style-name="P72" draw:layer="layout" svg:width="12.9cm" svg:height="11.018cm" svg:x="0.6cm" svg:y="4cm">
          <draw:text-box>
            <text:list text:style-name="L1">
              <text:list-item>
                <text:p text:style-name="P18"><text:span text:style-name="T245">«Don't communicate by sharing memory, share memory by communicating»</text:span></text:p>
                <text:p text:style-name="P25"><text:span text:style-name="T246">Rob Pike</text:span></text:p>
              </text:list-item>
            </text:list>
            <text:p text:style-name="P18"><text:span text:style-name="T247"/></text:p>
            <text:p text:style-name="P18"><text:span text:style-name="T247">(Don't let goroutines communicate by sharing memory, let them share memory by communicating through channels.)</text:span></text:p>
            <text:p text:style-name="P18"><text:span text:style-name="T247"/></text:p>
            <text:p text:style-name="P18"><text:span text:style-name="T247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47"/></text:p>
            <text:p text:style-name="P18"><text:span text:style-name="T247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47"/></text:p>
          </draw:text-box>
        </draw:frame>
        <draw:frame draw:style-name="gr86" draw:text-style-name="P72" draw:layer="layout" svg:width="12.9cm" svg:height="10.518cm" svg:x="14.5cm" svg:y="4cm">
          <draw:text-box>
            <text:list text:style-name="L1">
              <text:list-item>
                <text:p text:style-name="P18"><text:span text:style-name="T247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47">Traditional concurrency synchronization techniques are provided in the </text:span><text:span text:style-name="T248">sync</text:span><text:span text:style-name="T247"> and </text:span><text:span text:style-name="T248">sync/atomic</text:span><text:span text:style-name="T247"> standard packages.</text:span></text:p>
              </text:list-item>
            </text:list>
          </draw:text-box>
        </draw:frame>
        <draw:frame draw:style-name="gr87" draw:text-style-name="P73" draw:layer="layout" svg:width="27cm" svg:height="1.673cm" svg:x="0.5cm" svg:y="2.5cm">
          <draw:text-box>
            <text:p text:style-name="P18"><text:span text:style-name="T236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дачность: средства</text:span></text:p>
          </draw:text-box>
        </draw:frame>
        <draw:frame draw:style-name="gr88" draw:text-style-name="P64" draw:layer="layout" svg:width="26.8cm" svg:height="13.269cm" svg:x="0.6cm" svg:y="2.1cm">
          <draw:text-box>
            <text:p text:style-name="P18"><text:span text:style-name="T249">Многозадачность в Go реализована на основе CSP (communicating sequential processes, C. A. R. Hoare, 1978).</text:span></text:p>
            <text:p text:style-name="P18"><text:span text:style-name="T249"/></text:p>
            <text:p text:style-name="P13"><text:span text:style-name="T205">Для управления многозадачностью в язык встроено несколько механизмов:</text:span></text:p>
            <text:p text:style-name="P13"><text:span text:style-name="T205"/></text:p>
            <text:list text:style-name="L1">
              <text:list-item>
                <text:p text:style-name="P13"><text:span text:style-name="T204">Сопрограммы (goroutines) для распаралелливания выполнения:</text:span></text:p>
              </text:list-item>
            </text:list>
            <text:p text:style-name="P13"><text:span text:style-name="T250"><text:tab/></text:span><text:span text:style-name="T207">go f()</text:span><text:span text:style-name="T206"> 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апустить любую функцию как процесс</text:span></text:p>
            <text:p text:style-name="P13"><text:span text:style-name="T206"/></text:p>
            <text:list text:continue-numbering="true" text:style-name="L1">
              <text:list-item>
                <text:p text:style-name="P13"><text:span text:style-name="T204">Каналы (</text:span><text:span text:style-name="T206">channel</text:span><text:span text:style-name="T205">) для обмена данными и синхронизации выполнения:</text:span></text:p>
              </text:list-item>
            </text:list>
            <text:p text:style-name="P13"><text:span text:style-name="T206"><text:tab/></text:span><text:span text:style-name="T206">channel &lt;- value</text:span><text:span text:style-name="T206"><text:tab/></text:span><text:span text:style-name="T206"><text:tab/></text:span><text:span text:style-name="T206">// отправить значение в канал и ждать</text:span></text:p>
            <text:p text:style-name="P13"><text:span text:style-name="T250"><text:tab/></text:span><text:span text:style-name="T250">value = &lt;-channel</text:span><text:span text:style-name="T250"><text:tab/></text:span><text:span text:style-name="T250">// </text:span><text:span text:style-name="T206">ждать и получить значение из канала</text:span></text:p>
            <text:p text:style-name="P13"><text:span text:style-name="T206"/></text:p>
            <text:list text:continue-numbering="true" text:style-name="L1">
              <text:list-item>
                <text:p text:style-name="P13"><text:span text:style-name="T205">Выбор (</text:span><text:span text:style-name="T206">select</text:span><text:span text:style-name="T205">) для обработки нескольких потоков данных череез каналы:</text:span></text:p>
              </text:list-item>
            </text:list>
            <text:p text:style-name="P13"><text:span text:style-name="T206"><text:tab/></text:span><text:span text:style-name="T207">select</text:span><text:span text:style-name="T206"> {</text:span></text:p>
            <text:p text:style-name="P13"><text:span text:style-name="T206"><text:tab/></text:span><text:span text:style-name="T206">case &lt;-ch2: </text:span><text:span text:style-name="T206"><text:tab/></text:span><text:span text:style-name="T206"><text:tab/></text:span><text:span text:style-name="T206"><text:tab/></text:span><text:span text:style-name="T206">// ожидать, когда что-то появится в канале #1</text:span></text:p>
            <text:p text:style-name="P13"><text:span text:style-name="T206"><text:tab/></text:span><text:span text:style-name="T206">case v2 := &lt;-ch2: </text:span><text:span text:style-name="T206"><text:tab/></text:span><text:span text:style-name="T206">// ждать и получить значение из канала #2</text:span></text:p>
            <text:p text:style-name="P13"><text:span text:style-name="T206"><text:tab/></text:span><text:span text:style-name="T206">case ch3 &lt;- v3:</text:span><text:span text:style-name="T206"><text:tab/></text:span><text:span text:style-name="T206"><text:tab/></text:span><text:span text:style-name="T206">// отправить в канал #3</text:span></text:p>
            <text:p text:style-name="P13"><text:span text:style-name="T206"><text:tab/></text:span><text:span text:style-name="T206">default: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работать другое событие</text:span></text:p>
            <text:p text:style-name="P13"><text:span text:style-name="T206"><text:tab/></text:span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дачность: goroutines</text:span></text:p>
          </draw:text-box>
        </draw:frame>
        <draw:frame draw:style-name="gr89" draw:text-style-name="P64" draw:layer="layout" svg:width="26.8cm" svg:height="13.1cm" svg:x="0.6cm" svg:y="2.1cm">
          <draw:text-box>
            <text:p text:style-name="P18"><text:span text:style-name="T205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05"/></text:p>
            <text:p text:style-name="P13"><text:span text:style-name="T207">func f(</text:span><text:span text:style-name="T206">n int</text:span><text:span text:style-name="T207">)</text:span><text:span text:style-name="T206"> { println(</text:span><text:span text:style-name="T251">n</text:span><text:span text:style-name="T206">) } </text:span></text:p>
            <text:p text:style-name="P13"><text:span text:style-name="T206"/></text:p>
            <text:p text:style-name="P13"><text:span text:style-name="T206">func main() {</text:span></text:p>
            <text:p text:style-name="P13"><text:span text:style-name="T206"><text:tab/></text:span><text:span text:style-name="T206">for n := range 5 {</text:span></text:p>
            <text:p text:style-name="P13"><text:span text:style-name="T252"><text:tab/></text:span><text:span text:style-name="T252"><text:tab/></text:span><text:span text:style-name="T252">go f(</text:span><text:span text:style-name="T250">n+1</text:span><text:span text:style-name="T252">)</text:span><text:span text:style-name="T250"><text:tab/></text:span><text:span text:style-name="T250">// запустить 5 экземпляров f() </text:span><text:span text:style-name="T206">параллельно c main()</text:span></text:p>
            <text:p text:style-name="P13"><text:span text:style-name="T206"><text:tab/></text:span></text:p>
            <text:p text:style-name="P13"><text:span text:style-name="T207"><text:tab/></text:span><text:span text:style-name="T207"><text:tab/></text:span><text:span text:style-name="T206">// можно запустить анонимные функции</text:span></text:p>
            <text:p text:style-name="P13"><text:span text:style-name="T206"><text:tab/></text:span><text:span text:style-name="T206"><text:tab/></text:span><text:span text:style-name="T207">go func () {</text:span><text:span text:style-name="T206"> println(n+1) </text:span><text:span text:style-name="T207">}()</text:span></text:p>
            <text:p text:style-name="P13"><text:span text:style-name="T206"/></text:p>
            <text:p text:style-name="P13"><text:span text:style-name="T206"><text:tab/></text:span><text:span text:style-name="T206">}</text:span></text:p>
            <text:p text:style-name="P13"><text:span text:style-name="T206"/></text:p>
            <text:p text:style-name="P13"><text:span text:style-name="T206"><text:tab/></text:span><text:span text:style-name="T206">time.Sleep(1 * time.Second)</text:span></text:p>
            <text:p text:style-name="P13"><text:span text:style-name="T206"><text:tab/></text:span><text:span text:style-name="T206">println("Вышел зайчик погулять.")</text:span></text:p>
            <text:p text:style-name="P13"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90" draw:text-style-name="P64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181"><text:tab/></text:span><text:span text:style-name="T181">var </text:span><text:span text:style-name="T182">ch</text:span><text:span text:style-name="T194"> </text:span><text:span text:style-name="T233">chan</text:span><text:span text:style-name="T194"> </text:span><text:span text:style-name="T182">Type</text:span><text:span text:style-name="T182"><text:tab/></text:span><text:span text:style-name="T182"><text:tab/></text:span><text:span text:style-name="T181">// объявить канал для обмена данными типа </text:span><text:span text:style-name="T182">Type</text:span></text:p>
            <text:p text:style-name="P13"><text:span text:style-name="T193"><text:tab/></text:span><text:span text:style-name="T193">ch</text:span><text:span text:style-name="T191"> = make(</text:span><text:span text:style-name="T192">chan</text:span><text:span text:style-name="T191"> </text:span><text:span text:style-name="T193">Type</text:span><text:span text:style-name="T191">) <text:s/>// </text:span></text:p>
            <text:p text:style-name="P13"><text:span text:style-name="T191"/></text:p>
            <text:p text:style-name="P13"><text:span text:style-name="T181"><text:tab/></text:span><text:span text:style-name="T181">chan </text:span><text:span text:style-name="T182">T</text:span><text:span text:style-name="T181"><text:tab/></text:span><text:span text:style-name="T181"><text:tab/></text:span><text:span text:style-name="T181"><text:tab/></text:span><text:span text:style-name="T181">// bidirectional: to send and receive values of type </text:span><text:span text:style-name="T182">Type</text:span></text:p>
            <text:p text:style-name="P13"><text:span text:style-name="T181"><text:tab/></text:span><text:span text:style-name="T181">chan&lt;- </text:span><text:span text:style-name="T182">T</text:span><text:span text:style-name="T182"><text:tab/></text:span><text:span text:style-name="T181"> <text:s/></text:span><text:span text:style-name="T181"><text:tab/></text:span><text:span text:style-name="T181">// unidirectional: can only be used to send values</text:span></text:p>
            <text:p text:style-name="P13"><text:span text:style-name="T181"><text:tab/></text:span><text:span text:style-name="T181">&lt;-chan </text:span><text:span text:style-name="T182">T</text:span><text:span text:style-name="T181"><text:tab/></text:span><text:span text:style-name="T181"><text:tab/></text:span><text:span text:style-name="T181">// unidirectional: can only be used to receive values</text:span></text:p>
            <text:p text:style-name="P13"><text:span text:style-name="T191"/></text:p>
            <text:p text:style-name="P13"><text:span text:style-name="T128"><text:tab/></text:span><text:span text:style-name="T128">chan (chan </text:span><text:span text:style-name="T212">Type</text:span><text:span text:style-name="T128">)</text:span><text:span text:style-name="T128"><text:tab/></text:span><text:span text:style-name="T128"><text:tab/></text:span><text:span text:style-name="T128">// for sending &amp; receiving values of type </text:span><text:span text:style-name="T124">chan </text:span><text:span text:style-name="T253">Type</text:span></text:p>
            <text:p text:style-name="P13"><text:span text:style-name="T128"><text:tab/></text:span><text:span text:style-name="T128">chan (&lt;-chan </text:span><text:span text:style-name="T212">Type</text:span><text:span text:style-name="T128">)</text:span><text:span text:style-name="T128"><text:tab/></text:span><text:span text:style-name="T128"><text:tab/></text:span><text:span text:style-name="T128">// for sending &amp; receiving values of type </text:span><text:span text:style-name="T124">&lt;-chan </text:span><text:span text:style-name="T253">Type</text:span></text:p>
            <text:p text:style-name="P13"><text:span text:style-name="T128"/></text:p>
            <text:p text:style-name="P13"><text:span text:style-name="T128"><text:tab/></text:span><text:span text:style-name="T128">chan&lt;- (chan </text:span><text:span text:style-name="T212">Type</text:span><text:span text:style-name="T128">)</text:span><text:span text:style-name="T128"><text:tab/></text:span><text:span text:style-name="T128"><text:tab/></text:span><text:span text:style-name="T128">// channel for sending values of type </text:span><text:span text:style-name="T124">chan </text:span><text:span text:style-name="T253">Type</text:span></text:p>
            <text:p text:style-name="P13"><text:span text:style-name="T128"><text:tab/></text:span><text:span text:style-name="T128">chan&lt;- (&lt;-chan </text:span><text:span text:style-name="T212">Type</text:span><text:span text:style-name="T128">)</text:span><text:span text:style-name="T128"><text:tab/></text:span><text:span text:style-name="T128">// channel for sending values of type </text:span><text:span text:style-name="T124">&lt;-chan </text:span><text:span text:style-name="T253">Type</text:span></text:p>
            <text:p text:style-name="P13"><text:span text:style-name="T128"/></text:p>
            <text:p text:style-name="P13"><text:span text:style-name="T128"><text:tab/></text:span><text:span text:style-name="T128">&lt;-chan (chan </text:span><text:span text:style-name="T212">Type</text:span><text:span text:style-name="T128">)</text:span><text:span text:style-name="T128"><text:tab/></text:span><text:span text:style-name="T128"><text:tab/></text:span><text:span text:style-name="T128">// channel for receiving values of type </text:span><text:span text:style-name="T124">chan </text:span><text:span text:style-name="T253">Type</text:span></text:p>
            <text:p text:style-name="P13"><text:span text:style-name="T128"><text:tab/></text:span><text:span text:style-name="T128">&lt;-chan (&lt;-chan </text:span><text:span text:style-name="T212">Type</text:span><text:span text:style-name="T128">)</text:span><text:span text:style-name="T128"><text:tab/></text:span><text:span text:style-name="T128">// channel for receiving values of type </text:span><text:span text:style-name="T124">&lt;-chan </text:span><text:span text:style-name="T253">Type</text:span></text:p>
            <text:p text:style-name="P13"><text:span text:style-name="T128"/></text:p>
            <text:p text:style-name="P13"><text:span text:style-name="T193"><text:tab/></text:span><text:span text:style-name="T191">var</text:span><text:span text:style-name="T193"> nilChannel </text:span><text:span text:style-name="T191">chan</text:span><text:span text:style-name="T193"> T</text:span></text:p>
            <text:p text:style-name="P13"><text:span text:style-name="T193"><text:tab/></text:span><text:span text:style-name="T193">initializedChannel</text:span><text:span text:style-name="T191"> := make(chan </text:span><text:span text:style-name="T193">T</text:span><text:span text:style-name="T191">)</text:span></text:p>
            <text:p text:style-name="P13"><text:span text:style-name="T182"><text:tab/></text:span><text:span text:style-name="T182">bufferedChannel</text:span><text:span text:style-name="T181"> := make(chan </text:span><text:span text:style-name="T182">T</text:span><text:span text:style-name="T181">, </text:span><text:span text:style-name="T182">capacity</text:span><text:span text:style-name="T181">)</text:span><text:span text:style-name="T18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дачность: каналы</text:span></text:p>
          </draw:text-box>
        </draw:frame>
        <draw:frame draw:style-name="gr91" draw:text-style-name="P64" draw:layer="layout" svg:width="26.8cm" svg:height="13.211cm" svg:x="0.6cm" svg:y="2.1cm">
          <draw:text-box>
            <text:p text:style-name="P13"><text:span text:style-name="T250">// объявить переменную для канал обмена данными указанного типа</text:span></text:p>
            <text:p text:style-name="P13"><text:span text:style-name="T252"><text:tab/></text:span><text:span text:style-name="T252">var </text:span><text:span text:style-name="T254">channel</text:span><text:span text:style-name="T252"> chan </text:span><text:span text:style-name="T254">T</text:span><text:span text:style-name="T254"><text:tab/></text:span><text:span text:style-name="T254"><text:tab/></text:span></text:p>
            <text:p text:style-name="P13"><text:span text:style-name="T254"/></text:p>
            <text:p text:style-name="P13"><text:span text:style-name="T250">//</text:span><text:span text:style-name="T250"><text:tab/></text:span><text:span text:style-name="T250">создать канал</text:span></text:p>
            <text:p text:style-name="P13"><text:span text:style-name="T252"><text:tab/></text:span><text:span text:style-name="T254">channel</text:span><text:span text:style-name="T252"> = make(chan </text:span><text:span text:style-name="T254">T, </text:span><text:span text:style-name="T255">размерБуфера</text:span><text:span text:style-name="T252">)</text:span></text:p>
            <text:p text:style-name="P13"><text:span text:style-name="T252"/></text:p>
            <text:p text:style-name="P13"><text:span text:style-name="T250">// отправить значение в канал</text:span></text:p>
            <text:p text:style-name="P13"><text:span text:style-name="T254"><text:tab/></text:span><text:span text:style-name="T254">channel</text:span><text:span text:style-name="T252"> &lt;- value</text:span></text:p>
            <text:p text:style-name="P13"><text:span text:style-name="T250">// и ждать, пока не будет прочитано значение из канала</text:span></text:p>
            <text:p text:style-name="P13"><text:span text:style-name="T250"/></text:p>
            <text:p text:style-name="P13"><text:span text:style-name="T250">// ждать, пока не будет записано значение в канал</text:span></text:p>
            <text:p text:style-name="P13"><text:span text:style-name="T250">// прочитать значение из канала в переменную</text:span></text:p>
            <text:p text:style-name="P13"><text:span text:style-name="T252"><text:tab/></text:span><text:span text:style-name="T252">value := &lt;-</text:span><text:span text:style-name="T254">channel</text:span></text:p>
            <text:p text:style-name="P13"><text:span text:style-name="T252"/></text:p>
            <text:p text:style-name="P13"><text:span text:style-name="T250">// прочитать из канала, игнорируя значение</text:span></text:p>
            <text:p text:style-name="P13"><text:span text:style-name="T252"><text:tab/></text:span><text:span text:style-name="T252">&lt;-</text:span><text:span text:style-name="T254">channel</text:span></text:p>
            <text:p text:style-name="P13"><text:span text:style-name="T256"/></text:p>
            <text:p text:style-name="P13"><text:span text:style-name="T252">close(</text:span><text:span text:style-name="T254">channel</text:span><text:span text:style-name="T252">)</text:span><text:span text:style-name="T250"><text:tab/></text:span><text:span text:style-name="T250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92" draw:text-style-name="P74" draw:layer="layout" svg:width="26.8cm" svg:height="13.211cm" svg:x="0.6cm" svg:y="2.1cm">
          <draw:text-box>
            <text:p text:style-name="P18"><text:span text:style-name="T257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257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58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5"><text:span text:style-name="T259">Unbuffered, open</text:span></text:p>
              </table:table-cell>
              <table:table-cell>
                <text:p text:style-name="P76"><text:span text:style-name="T259">Unbuffered, closed</text:span></text:p>
              </table:table-cell>
              <table:table-cell>
                <text:p text:style-name="P76"><text:span text:style-name="T259">Buffered, open</text:span></text:p>
              </table:table-cell>
              <table:table-cell>
                <text:p text:style-name="P76"><text:span text:style-name="T259">Buffered, closed</text:span></text:p>
              </table:table-cell>
              <table:table-cell>
                <text:p text:style-name="P76"><text:span text:style-name="T259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59">Receive</text:span></text:p>
                <text:p text:style-name="P2"><text:span text:style-name="T259"/></text:p>
                <text:p text:style-name="P77"><text:span text:style-name="T203"><text:s/></text:span><text:span text:style-name="T259">v, ok &lt;- ch</text:span></text:p>
              </table:table-cell>
              <table:table-cell table:style-name="ce5">
                <text:p text:style-name="P78"><text:span text:style-name="T203">Заблокирован, пока значение не будет записано в канал.</text:span></text:p>
              </table:table-cell>
              <table:table-cell>
                <text:p text:style-name="P79"><text:span text:style-name="T203">Возвращает нулевое значение и </text:span><text:span text:style-name="T259">ok == false</text:span><text:span text:style-name="T203">.</text:span></text:p>
                <text:p text:style-name="P79"><text:span text:style-name="T203"/></text:p>
              </table:table-cell>
              <table:table-cell>
                <text:p text:style-name="P79"><text:span text:style-name="T203">Заблокирован, если буфер пуст.</text:span></text:p>
              </table:table-cell>
              <table:table-cell>
                <text:p text:style-name="P79"><text:span text:style-name="T203">Возвращает очередное оставшееся значение из буфера в канале или пустое и </text:span><text:span text:style-name="T259">ok == false</text:span><text:span text:style-name="T203">. </text:span></text:p>
                <text:p text:style-name="P79"><text:span text:style-name="T203">len(ch) == 0</text:span></text:p>
              </table:table-cell>
              <table:table-cell>
                <text:p text:style-name="P79"><text:span text:style-name="T203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59">Send</text:span></text:p>
                <text:p text:style-name="P2"><text:span text:style-name="T259"/></text:p>
                <text:p text:style-name="P2"><text:span text:style-name="T259">ch &lt;- v </text:span></text:p>
              </table:table-cell>
              <table:table-cell>
                <text:p text:style-name="P79"><text:span text:style-name="T203">Заблокирован, пока значение не будет прочитано из канала.</text:span></text:p>
              </table:table-cell>
              <table:table-cell>
                <text:p text:style-name="P2"><text:span text:style-name="T259">panic</text:span></text:p>
              </table:table-cell>
              <table:table-cell>
                <text:p text:style-name="P79"><text:span text:style-name="T203">Заблокирован, если буфер заполнен.</text:span></text:p>
              </table:table-cell>
              <table:table-cell>
                <text:p text:style-name="P2"><text:span text:style-name="T259">panic</text:span></text:p>
              </table:table-cell>
              <table:table-cell>
                <text:p text:style-name="P79"><text:span text:style-name="T203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59"/></text:p>
                <text:p text:style-name="P2"><text:span text:style-name="T259">close(ch)</text:span></text:p>
              </table:table-cell>
              <table:table-cell>
                <text:p text:style-name="P79"><text:span text:style-name="T203">Канал закрывается,</text:span></text:p>
                <text:p text:style-name="P79"><text:span text:style-name="T203">но можно прочитать значение из канала.</text:span></text:p>
              </table:table-cell>
              <table:table-cell>
                <text:p text:style-name="P2"><text:span text:style-name="T259">panic</text:span></text:p>
              </table:table-cell>
              <table:table-cell>
                <text:p text:style-name="P30"><text:span text:style-name="T203">Канал закрывается,</text:span></text:p>
                <text:p text:style-name="P30"><text:span text:style-name="T203">но можно прочитать оставшиеся в буфере значения из канала.</text:span></text:p>
              </table:table-cell>
              <table:table-cell>
                <text:p text:style-name="P2"><text:span text:style-name="T259">panic</text:span></text:p>
              </table:table-cell>
              <table:table-cell>
                <text:p text:style-name="P2"><text:span text:style-name="T259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3" draw:text-style-name="P64" draw:layer="layout" svg:width="26.8cm" svg:height="13.1cm" svg:x="0.6cm" svg:y="2.1cm">
          <draw:text-box>
            <text:p text:style-name="P13"><text:span text:style-name="T181"><text:tab/></text:span><text:span text:style-name="T181">var </text:span><text:span text:style-name="T182">club</text:span><text:span text:style-name="T181"> </text:span><text:span text:style-name="T180">chan</text:span><text:span text:style-name="T181"> string</text:span><text:span text:style-name="T191"><text:tab/></text:span><text:span text:style-name="T191"><text:tab/></text:span><text:span text:style-name="T191"><text:tab/></text:span><text:span text:style-name="T191">// объявить канал для строк, значение nil</text:span></text:p>
            <text:p text:style-name="P13"><text:span text:style-name="T181"><text:tab/></text:span><text:span text:style-name="T182">club</text:span><text:span text:style-name="T181"> = make(</text:span><text:span text:style-name="T180">chan</text:span><text:span text:style-name="T181"> string)</text:span><text:span text:style-name="T181"><text:tab/></text:span><text:span text:style-name="T181"><text:tab/></text:span><text:span text:style-name="T181">// выделить память каналу для строк</text:span></text:p>
            <text:p text:style-name="P13"><text:span text:style-name="T181"/></text:p>
            <text:p text:style-name="P13"><text:span text:style-name="T184">// club &lt;- "Разговор о Go"</text:span><text:span text:style-name="T184"><text:tab/></text:span><text:span text:style-name="T184"><text:tab/></text:span><text:span text:style-name="T184">// будет </text:span><text:span text:style-name="T260">deadlock !!!</text:span></text:p>
            <text:p text:style-name="P13"><text:span text:style-name="T181">// отправить в канал значение</text:span><text:span text:style-name="T181"><text:tab/></text:span><text:span text:style-name="T181">параллельно</text:span></text:p>
            <text:p text:style-name="P13"><text:span text:style-name="T181"><text:tab/></text:span><text:span text:style-name="T180">go</text:span><text:span text:style-name="T181"> func() { club &lt;- "Предложен разговор о языке Go" }() </text:span></text:p>
            <text:p text:style-name="P13"><text:span text:style-name="T181"><text:tab/></text:span><text:span text:style-name="T181">received := </text:span><text:span text:style-name="T180">&lt;-</text:span><text:span text:style-name="T182">club</text:span><text:span text:style-name="T181"><text:tab/></text:span><text:span text:style-name="T181"><text:tab/></text:span><text:span text:style-name="T181"><text:tab/></text:span><text:span text:style-name="T181"><text:tab/></text:span><text:span text:style-name="T181">// получить значение из канала в переменную</text:span></text:p>
            <text:p text:style-name="P13"><text:span text:style-name="T181"/></text:p>
            <text:p text:style-name="P13"><text:span text:style-name="T181"><text:tab/></text:span><text:span text:style-name="T180">go</text:span><text:span text:style-name="T181"> </text:span><text:span text:style-name="T182">sendMessage</text:span><text:span text:style-name="T181">(</text:span><text:span text:style-name="T182">club</text:span><text:span text:style-name="T181">, </text:span><text:span text:style-name="T187">"Разговор о языке Go запланирован."</text:span><text:span text:style-name="T181">)</text:span></text:p>
            <text:p text:style-name="P13"><text:span text:style-name="T181"><text:tab/></text:span><text:span text:style-name="T180">go</text:span><text:span text:style-name="T181"> </text:span><text:span text:style-name="T182">sendMessage</text:span><text:span text:style-name="T181">(</text:span><text:span text:style-name="T182">club</text:span><text:span text:style-name="T181">, </text:span><text:span text:style-name="T187">"Разговор о языке Go состоялся."</text:span><text:span text:style-name="T181">)</text:span></text:p>
            <text:p text:style-name="P13"><text:span text:style-name="T181"/></text:p>
            <text:p text:style-name="P13"><text:span text:style-name="T181"><text:tab/></text:span><text:span text:style-name="T181">m2, m1 := </text:span><text:span text:style-name="T180">&lt;-</text:span><text:span text:style-name="T182">club</text:span><text:span text:style-name="T181">, </text:span><text:span text:style-name="T180">&lt;-</text:span><text:span text:style-name="T182">club</text:span><text:span text:style-name="T181"> </text:span><text:span text:style-name="T181"><text:tab/></text:span><text:span text:style-name="T181"><text:tab/></text:span><text:span text:style-name="T181">// получить 2 сообщения</text:span></text:p>
            <text:p text:style-name="P13"><text:span text:style-name="T181"><text:tab/></text:span><text:span text:style-name="T181">close(</text:span><text:span text:style-name="T182">club</text:span><text:span text:style-name="T181">)</text:span></text:p>
            <text:p text:style-name="P13"><text:span text:style-name="T181"><text:tab/></text:span><text:span text:style-name="T181">message, ok := &lt;-club </text:span><text:span text:style-name="T181"><text:tab/></text:span><text:span text:style-name="T181"><text:tab/></text:span><text:span text:style-name="T181"><text:tab/></text:span><text:span text:style-name="T181">// проверить доступность канала</text:span></text:p>
            <text:p text:style-name="P13"><text:span text:style-name="T181"><text:s text:c="4"/></text:span><text:span text:style-name="T181">if !ok {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канал закрыт</text:span></text:p>
            <text:p text:style-name="P13"><text:span text:style-name="T181"><text:s text:c="8"/></text:span><text:span text:style-name="T181">fmt.Println("</text:span><text:span text:style-name="T187">Разговор</text:span><text:span text:style-name="T181"> завершился.")</text:span></text:p>
            <text:p text:style-name="P13"><text:span text:style-name="T181"><text:s text:c="4"/></text:span><text:span text:style-name="T181">}</text:span></text:p>
            <text:p text:style-name="P13"><text:span text:style-name="T181"/></text:p>
            <text:p text:style-name="P13"><text:span text:style-name="T181"/></text:p>
          </draw:text-box>
        </draw:frame>
        <draw:frame draw:style-name="gr94" draw:text-style-name="P68" draw:layer="layout" svg:width="16.5cm" svg:height="2.168cm" svg:x="11cm" svg:y="13.1cm">
          <draw:text-box>
            <text:p text:style-name="P13"><text:span text:style-name="T181">func </text:span><text:span text:style-name="T182">sendMessage</text:span><text:span text:style-name="T181">(ch </text:span><text:span text:style-name="T180">chan&lt;- string</text:span><text:span text:style-name="T181">, s string) {</text:span></text:p>
            <text:p text:style-name="P13"><text:span text:style-name="T181"><text:s text:c="4"/></text:span><text:span text:style-name="T181">ch </text:span><text:span text:style-name="T180">&lt;-</text:span><text:span text:style-name="T181">s</text:span></text:p>
            <text:p text:style-name="P13"><text:span text:style-name="T1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95" draw:text-style-name="P27" draw:layer="layout" svg:width="26.8cm" svg:height="13.1cm" svg:x="0.6cm" svg:y="2.1cm">
          <draw:text-box>
            <text:p text:style-name="P18"><text:span text:style-name="T181">select</text:span><text:span text:style-name="T66"> применяется, чтобы ожидать несколько операций с каналами (получение или отправка значений). </text:span></text:p>
            <text:p text:style-name="P18"><text:span text:style-name="T181">select</text:span><text:span text:style-name="T66"> statement waits for simultaneous send and receive operations.</text:span></text:p>
            <text:p text:style-name="P18"><text:span text:style-name="T181">select</text:span><text:span text:style-name="T66"> statement is always useful whenever numerous numbers of goroutines are sharing data. Each channel has to complete execution first before the next.</text:span></text:p>
            <text:p text:style-name="P18"><text:span text:style-name="T66"/></text:p>
            <text:list text:style-name="L1">
              <text:list-item>
                <text:p text:style-name="P18"><text:span text:style-name="T181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181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181">default</text:span><text:span text:style-name="T66"> будет выбран, если операции во всех вариантах (</text:span><text:span text:style-name="T181">case</text:span><text:span text:style-name="T66">) заблокированы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</text:span><text:span text:style-name="T92">command</text:span></text:p>
          </draw:text-box>
        </draw:frame>
        <draw:frame draw:style-name="gr96" draw:text-style-name="P51" draw:layer="layout" svg:width="26.8cm" svg:height="13.1cm" svg:x="0.6cm" svg:y="2.1cm">
          <draw:text-box>
            <text:p text:style-name="P13"><text:span text:style-name="T16"><text:tab/></text:span><text:span text:style-name="T154">go</text:span><text:span text:style-name="T16"> </text:span><text:span text:style-name="T153">command</text:span><text:span text:style-name="T16"> [</text:span><text:span text:style-name="T153">arguments...</text:span><text:span text:style-name="T16">]</text:span></text:p>
            <text:p text:style-name="P13"><text:span text:style-name="T16">The </text:span><text:span text:style-name="T15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4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4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4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4">get</text:span><text:span text:style-name="T16"> <text:s text:c="8"/>add dependencies to current module and install them</text:span></text:p>
            <text:p text:style-name="P13"><text:span text:style-name="T16"><text:tab/></text:span><text:span text:style-name="T154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4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4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4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97" draw:text-style-name="P51" draw:layer="layout" svg:width="26.8cm" svg:height="13.1cm" svg:x="0.6cm" svg:y="2.1cm">
          <draw:text-box>
            <text:p text:style-name="P13"><text:span text:style-name="T16"><text:tab/></text:span><text:span text:style-name="T154">go tool</text:span><text:span text:style-name="T16"> [-n] </text:span><text:span text:style-name="T153">command</text:span><text:span text:style-name="T16"> [</text:span><text:span text:style-name="T153">arguments</text:span><text:span text:style-name="T16">...]</text:span></text:p>
            <text:p text:style-name="P13"><text:span text:style-name="T94">Команды:</text:span></text:p>
            <text:p text:style-name="P13"><text:span text:style-name="T163">addr2line</text:span><text:span text:style-name="T94"> reads hex addresses and prints name of function &amp; the file:line of source code</text:span></text:p>
            <text:p text:style-name="P13"><text:span text:style-name="T163">asm</text:span><text:span text:style-name="T94"><text:tab/></text:span><text:span text:style-name="T94"> <text:s text:c="5"/>assembles </text:span><text:span text:style-name="T96">x.go</text:span><text:span text:style-name="T94"> into </text:span><text:span text:style-name="T96">x.o</text:span><text:span text:style-name="T94"> to be combined with other objects into package archive</text:span></text:p>
            <text:p text:style-name="P13"><text:span text:style-name="T163">buildid</text:span><text:span text:style-name="T94"> <text:s text:c="2"/>prints or rewrites (with -w option) the build ID found in the named file </text:span></text:p>
            <text:p text:style-name="P13"><text:span text:style-name="T163">cgo</text:span><text:span text:style-name="T94"> <text:s text:c="6"/>преобразует исходные Go файлы в несколько исходных Go и C файлов</text:span></text:p>
            <text:p text:style-name="P13"><text:span text:style-name="T163">compile</text:span><text:span text:style-name="T94"> <text:s text:c="2"/>compiles Go package files and writes a single object file </text:span></text:p>
            <text:p text:style-name="P13"><text:span text:style-name="T163">covdata</text:span><text:span text:style-name="T94"> <text:s text:c="2"/>generates reports from 2nd-generation coverage testing output files</text:span></text:p>
            <text:p text:style-name="P13"><text:span text:style-name="T163">cover</text:span><text:span text:style-name="T94"> <text:s text:c="4"/>analyzes the coverage profiles generated by 'go test -coverprofile=cover.out'</text:span></text:p>
            <text:p text:style-name="P13"><text:span text:style-name="T94">doc <text:s text:c="6"/>== go doc</text:span></text:p>
            <text:p text:style-name="P13"><text:span text:style-name="T94">fix <text:s text:c="6"/>finds Go programs that use old APIs and rewrites them to use newer ones</text:span></text:p>
            <text:p text:style-name="P13"><text:span text:style-name="T163">link</text:span><text:span text:style-name="T94"> <text:s text:c="5"/>reads main object and dependencies &amp; combines them into an executable binary </text:span></text:p>
            <text:p text:style-name="P13"><text:span text:style-name="T163">nm</text:span><text:span text:style-name="T94"> <text:s text:c="7"/>lists the symbols defined or used by an object file, archive, or executable</text:span></text:p>
            <text:p text:style-name="P13"><text:span text:style-name="T163">objdump</text:span><text:span text:style-name="T94"> <text:s text:c="2"/>disassembles executable files</text:span></text:p>
            <text:p text:style-name="P13"><text:span text:style-name="T163">pack</text:span><text:span text:style-name="T94"> <text:s text:c="5"/>simple version of the traditional Unix </text:span><text:span text:style-name="T96">ar</text:span><text:span text:style-name="T94"> tool with operations needed by Go</text:span></text:p>
            <text:p text:style-name="P13"><text:span text:style-name="T163">pprof</text:span><text:span text:style-name="T94"> <text:s text:c="4"/>interprets and displays profiles of Go programs</text:span></text:p>
            <text:p text:style-name="P13"><text:span text:style-name="T163">preprofile</text:span><text:span text:style-name="T94"> creates an intermediate representation of a pprof profile for use during PGO</text:span></text:p>
            <text:p text:style-name="P13"><text:span text:style-name="T163">test2json</text:span><text:span text:style-name="T94"> converts go test output to a machine-readable JSON stream</text:span></text:p>
            <text:p text:style-name="P13"><text:span text:style-name="T163">trace</text:span><text:span text:style-name="T94"> <text:s text:c="4"/>a tool for viewing trace files generated with </text:span><text:span text:style-name="T163">go test -trace</text:span></text:p>
            <text:p text:style-name="P13"><text:span text:style-name="T94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98" draw:text-style-name="P64" draw:layer="layout" svg:width="26.8cm" svg:height="13.1cm" svg:x="0.6cm" svg:y="2.1cm">
          <draw:text-box>
            <text:p text:style-name="P13"><text:span text:style-name="T261"><text:a xlink:href="https://go.dev/wiki/IDEsAndTextEditorPlugins" xlink:type="simple">▲ IDEs And Text Editor Plugins @ go.dev</text:a></text:span><text:span text:style-name="T261">:</text:span></text:p>
            <text:p text:style-name="P13"><text:span text:style-name="T261"/></text:p>
            <text:list text:style-name="L1">
              <text:list-item>
                <text:p text:style-name="P13"><text:span text:style-name="T262">Visual Studio Code</text:span><text:span text:style-name="T261"> + plug-in (Microsoft)</text:span></text:p>
              </text:list-item>
              <text:list-item>
                <text:p text:style-name="P13"><text:span text:style-name="T262">GoLand</text:span><text:span text:style-name="T261"> (IDE by JetBrains)</text:span></text:p>
              </text:list-item>
              <text:list-item>
                <text:p text:style-name="P13"><text:span text:style-name="T262">LiteIDE</text:span><text:span text:style-name="T261"> (open source and cross-platform Go IDE)</text:span></text:p>
              </text:list-item>
              <text:list-item>
                <text:p text:style-name="P13"><text:span text:style-name="T262">Komodo IDE</text:span><text:span text:style-name="T261"> (cross-platform IDE with built-in Go support)</text:span></text:p>
              </text:list-item>
            </text:list>
            <text:p text:style-name="P13"><text:span text:style-name="T262"/></text:p>
            <text:list text:continue-numbering="true" text:style-name="L1">
              <text:list-item>
                <text:p text:style-name="P13"><text:span text:style-name="T262">Komodo Edit</text:span><text:span text:style-name="T261"> + plug-in (cross-platform text editor)</text:span></text:p>
              </text:list-item>
              <text:list-item>
                <text:p text:style-name="P13"><text:span text:style-name="T262">jEdit</text:span><text:span text:style-name="T261"> (open-source, cross-platform text editor: Java)</text:span></text:p>
              </text:list-item>
              <text:list-item>
                <text:p text:style-name="P13"><text:span text:style-name="T262">Geany</text:span><text:span text:style-name="T261"> (free cross-platform programmer's text editor)</text:span></text:p>
              </text:list-item>
              <text:list-item>
                <text:p text:style-name="P13"><text:span text:style-name="T262">Notepad++</text:span><text:span text:style-name="T261"> (text &amp; source code editor: Windows)</text:span></text:p>
              </text:list-item>
              <text:list-item>
                <text:p text:style-name="P13"><text:span text:style-name="T262">Kate</text:span><text:span text:style-name="T261"> (cross-platform text editor with Go support out-of-the-box: KDE)</text:span></text:p>
              </text:list-item>
              <text:list-item>
                <text:p text:style-name="P13"><text:span text:style-name="T262">Sublime Text</text:span><text:span text:style-name="T261"> (commercial text editor: macOS, Windows, Linux)</text:span></text:p>
              </text:list-item>
              <text:list-item>
                <text:p text:style-name="P13"><text:span text:style-name="T262">TextMate</text:span><text:span text:style-name="T261"> (commercial text editor: macOS)</text:span></text:p>
              </text:list-item>
              <text:list-item>
                <text:p text:style-name="P13"><text:span text:style-name="T262">vim</text:span><text:span text:style-name="T261"> &amp; </text:span><text:span text:style-name="T262">Neovim</text:span><text:span text:style-name="T261">+ vim-go plugin (open-source, cross-platform text editor)</text:span></text:p>
              </text:list-item>
            </text:list>
            <text:p text:style-name="P13"><text:span text:style-name="T261"/></text:p>
            <text:p text:style-name="P18"><text:span text:style-name="T26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9" draw:text-style-name="P80" draw:layer="layout" svg:width="26.8cm" svg:height="12.843cm" svg:x="0.6cm" svg:y="2.07cm">
          <draw:text-box>
            <text:p text:style-name="P18"><text:span text:style-name="T264">Go </text:span><text:span text:style-name="T265">применяется</text:span><text:span text:style-name="T264"> в </text:span><text:span text:style-name="T266">(&gt; 40% IT technology companies worldwide)</text:span><text:span text:style-name="T264">:</text:span></text:p>
            <text:p text:style-name="P18"><text:span text:style-name="T204"><text:tab/></text:span><text:span text:style-name="T267">Alibaba</text:span><text:span text:style-name="T204">, Amazon, American Express, </text:span><text:span text:style-name="T267">Apple</text:span><text:span text:style-name="T204">, Armut (</text:span><text:span text:style-name="T268">C#→Go</text:span><text:span text:style-name="T204">), </text:span><text:span text:style-name="T267">Baidu</text:span><text:span text:style-name="T204">, BBC, bitly, ByteDance, Canonical, Capital One, CERN, </text:span><text:span text:style-name="T267">Cloudflare</text:span><text:span text:style-name="T204">, Cockroach Labs, Curve, DataDog, Dailymotion, </text:span><text:span text:style-name="T267">Docker</text:span><text:span text:style-name="T204">, DropBox</text:span><text:span text:style-name="T268"> (Python→Go)</text:span><text:span text:style-name="T204">, GitHub, </text:span><text:span text:style-name="T267">Google</text:span><text:span text:style-name="T204">, gov.uk, Heroku, </text:span><text:span text:style-name="T267">IBM</text:span><text:span text:style-name="T204">, InfluxDB, Intel, K8s, Kubernetes, </text:span><text:span text:style-name="T267">Meta</text:span><text:span text:style-name="T204">, </text:span><text:span text:style-name="T267">Microsoft</text:span><text:span text:style-name="T204">, Monzo Bank, </text:span><text:span text:style-name="T267">Mozilla</text:span><text:span text:style-name="T204"> (</text:span><text:span text:style-name="T268">Rust &amp; Go</text:span><text:span text:style-name="T204">), Netflix (</text:span><text:span text:style-name="T268">Java→Go</text:span><text:span text:style-name="T204">), New York Times, </text:span><text:span text:style-name="T267">Oracle</text:span><text:span text:style-name="T204">, PayPal, Pinterest, </text:span><text:span text:style-name="T267">Reddit</text:span><text:span text:style-name="T204">, Riot Games, Slack, Salesforce</text:span><text:span text:style-name="T268"> (Python, C→Go)</text:span><text:span text:style-name="T204">, SendGrid, Stream</text:span><text:span text:style-name="T268"> (Python→Go)</text:span><text:span text:style-name="T204">, SoundCloud, Terraform, The Economist, The New York Times, </text:span><text:span text:style-name="T267">Twitch</text:span><text:span text:style-name="T204">, Uber, Walmart, YouTube, </text:span><text:span text:style-name="T267">X</text:span><text:span text:style-name="T204">, </text:span><text:span text:style-name="T268">многих</text:span><text:span text:style-name="T269"> других организациях и проектах open-source.</text:span></text:p>
            <text:p text:style-name="P18"><text:span text:style-name="T205"/></text:p>
            <text:p text:style-name="P18"><text:span text:style-name="T270">В </text:span><text:span text:style-name="T271">России</text:span><text:span text:style-name="T270"> (всеми крупными компаниями):</text:span></text:p>
            <text:p text:style-name="P18"><text:span text:style-name="T204"><text:tab/></text:span><text:span text:style-name="T267">Яндекс</text:span><text:span text:style-name="T204">, ЦУМ, УГМК-Телеком, Точка, Т-Банк, Совкомбанк Технологии, </text:span><text:span text:style-name="T267">СберТех</text:span><text:span text:style-name="T204">, Ростелеком, Онлайн-кинотеатр Иви, </text:span><text:span text:style-name="T267">МТС</text:span><text:span text:style-name="T204">+MWS, Магнит.Tech, Лаборатория Касперского, ИТ-Холдинг Т1, ИнГосСтрах Банк, Домклик, Группа Астра, ГНИВЦ, АйТи Инновация, YADRO, X5 Digital, </text:span><text:span text:style-name="T267">VK</text:span><text:span text:style-name="T204">, Viasat Tech, Tutu, </text:span><text:span text:style-name="T267">Tele2</text:span><text:span text:style-name="T204">, Selectel, S8.Capital, </text:span><text:span text:style-name="T267">Ozon</text:span><text:span text:style-name="T204">, Okko, </text:span><text:span text:style-name="T267">Mail.ru</text:span><text:span text:style-name="T204">, Lamoda Tech</text:span><text:span text:style-name="T205">, iSpring, IBS, Cloud.ru, Boxberry: IT, </text:span><text:span text:style-name="T272">Beeline</text:span><text:span text:style-name="T205">, </text:span><text:span text:style-name="T272">Avito</text:span><text:span text:style-name="T205">, 2GIS </text:span><text:span text:style-name="T26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00" draw:text-style-name="P64" draw:layer="layout" svg:width="26.8cm" svg:height="13.363cm" svg:x="0.6cm" svg:y="2.1cm">
          <draw:text-box>
            <text:p text:style-name="P13"><text:span text:style-name="T273">Области </text:span><text:span text:style-name="T273"><text:a xlink:href="https://github.com/avelino/awesome-go" xlink:type="simple">применения ▲</text:a></text:span><text:span text:style-name="T273"><text:s/>Go:</text:span></text:p>
            <text:list text:style-name="L1">
              <text:list-item>
                <text:p text:style-name="P81"><text:span text:style-name="T274"><text:a xlink:href="https://go.dev/solutions/devops" xlink:type="simple">DevOps &amp; SRE ▲</text:a></text:span><text:span text:style-name="T274"><text:s/>(Development Operations &amp; Site Reliability Engineering)</text:span></text:p>
              </text:list-item>
              <text:list-item>
                <text:p text:style-name="P81"><text:span text:style-name="T274"><text:a xlink:href="https://go.dev/solutions/cloud" xlink:type="simple">Cloud &amp; Distributed Network Services ▲</text:a></text:span><text:span text:style-name="T274"><text:s/></text:span></text:p>
              </text:list-item>
              <text:list-item>
                <text:p text:style-name="P81"><text:span text:style-name="T205"><text:a xlink:href="https://go.dev/solutions/webdev" xlink:type="simple">Web Development ▲</text:a></text:span><text:span text:style-name="T205"><text:s/>(frameworks, toolkits, engines, servers)</text:span></text:p>
              </text:list-item>
              <text:list-item>
                <text:p text:style-name="P81"><text:span text:style-name="T274"><text:a xlink:href="https://go.dev/solutions/clis" xlink:type="simple">System Automation &amp; CLIs ▲</text:a></text:span><text:span text:style-name="T274">, Utilities &amp; Stand-Alone Tools</text:span></text:p>
              </text:list-item>
              <text:list-item>
                <text:p text:style-name="P81"><text:span text:style-name="T274">... multi-platform GUI apps (</text:span><text:span text:style-name="T274"><text:a xlink:href="https://fyne.io/" xlink:type="simple">fyne.io</text:a></text:span><text:span text:style-name="T274">)</text:span></text:p>
              </text:list-item>
              <text:list-item>
                <text:p text:style-name="P81"><text:span text:style-name="T274">... AI clients via API &amp; libraries (TensorFlow in Go, etc.)</text:span></text:p>
              </text:list-item>
              <text:list-item>
                <text:p text:style-name="P81"><text:span text:style-name="T274">… </text:span><text:span text:style-name="T274">IoT &amp; embedded systems (TinyGo)</text:span></text:p>
              </text:list-item>
            </text:list>
            <text:p text:style-name="P13"><text:span text:style-name="T190">Software на Go:</text:span></text:p>
            <text:p text:style-name="P18"><text:span text:style-name="T66"><text:tab/></text:span><text:span text:style-name="T66">Allegro </text:span><text:span text:style-name="T275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275">@ Uber</text:span><text:span text:style-name="T66">, Buffalo </text:span><text:span text:style-name="T275">(web framework)</text:span><text:span text:style-name="T66">, Caddy </text:span><text:span text:style-name="T275">(web server)</text:span><text:span text:style-name="T66">, CockroachDB, Digger </text:span><text:span text:style-name="T275">(IaC)</text:span><text:span text:style-name="T66">, </text:span><text:span text:style-name="T65">Docker</text:span><text:span text:style-name="T66">, Drone </text:span><text:span text:style-name="T275">(CD)</text:span><text:span text:style-name="T66">, </text:span><text:span text:style-name="T65">DropBox</text:span><text:span text:style-name="T66"> </text:span><text:span text:style-name="T275">(backend)</text:span><text:span text:style-name="T66">, ent </text:span><text:span text:style-name="T275">@ Meta</text:span><text:span text:style-name="T66">, Genkit, Flamingo </text:span><text:span text:style-name="T275">(web framework)</text:span><text:span text:style-name="T66">, Gin </text:span><text:span text:style-name="T275">(web framework), </text:span><text:span text:style-name="T66">Gitlab Runner, </text:span><text:span text:style-name="T65">Google Cloud</text:span><text:span text:style-name="T66">, Gorilla </text:span><text:span text:style-name="T275">(web toolkit)</text:span><text:span text:style-name="T66">, </text:span><text:span text:style-name="T65">Grafana</text:span><text:span text:style-name="T66">, Hugo </text:span><text:span text:style-name="T275">(website engine)</text:span><text:span text:style-name="T66">, InfluxDB, JuiceFS, </text:span><text:span text:style-name="T65">Kubernetes</text:span><text:span text:style-name="T66">, LangChainGo, </text:span><text:span text:style-name="T65">LocalAI</text:span><text:span text:style-name="T66">, LXD </text:span><text:span text:style-name="T275">@ Canonical</text:span><text:span text:style-name="T66">, </text:span><text:span text:style-name="T65">Mattermost</text:span><text:span text:style-name="T66"> </text:span><text:span text:style-name="T275">(messaging platform), </text:span><text:span text:style-name="T66">Monzo </text:span><text:span text:style-name="T275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275">(monitoring &amp; alerting toolkit)</text:span><text:span text:style-name="T66">, Rend </text:span><text:span text:style-name="T275">(large scale data caching @ Netflix)</text:span><text:span text:style-name="T66">, </text:span><text:span text:style-name="T65">SoundCloud</text:span><text:span text:style-name="T66">, Soundscape </text:span><text:span text:style-name="T275">(music streaming server)</text:span><text:span text:style-name="T66">, </text:span><text:span text:style-name="T65">Terraform</text:span><text:span text:style-name="T66"> </text:span><text:span text:style-name="T275">(IaC)</text:span><text:span text:style-name="T66">, Timesheets </text:span><text:span text:style-name="T275">(project management), </text:span><text:span text:style-name="T66">Twitch </text:span><text:span text:style-name="T275">(live-streaming)</text:span><text:span text:style-name="T66">, VITESS </text:span><text:span text:style-name="T275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204"><text:a xlink:href="https://medevel.com/golang-apps-6729/#gsc.tab=0" xlink:type="simple">Top 60+ Open-source Apps Written with Golang in 2024 ▲</text:a></text:span><text:span text:style-name="T204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1" draw:text-style-name="P27" draw:layer="layout" svg:width="26.8cm" svg:height="13.1cm" svg:x="0.6cm" svg:y="2.1cm">
          <draw:text-box>
            <text:p text:style-name="P18"><text:span text:style-name="T267"><text:a xlink:href="https://www.tiobe.com/tiobe-index/" xlink:type="simple">TIOBE index ▲</text:a></text:span><text:span text:style-name="T204"><text:s/></text:span><text:span text:style-name="T205">(since 2009):</text:span></text:p>
            <text:p text:style-name="P18"><text:span text:style-name="T204"><text:tab/></text:span><text:span text:style-name="T205">Now: </text:span><text:span text:style-name="T272">#7</text:span><text:span text:style-name="T205"> (Apr 2025) ← #13 (Nov 2023)</text:span></text:p>
            <text:p text:style-name="P18"><text:span text:style-name="T204"><text:tab/></text:span><text:span text:style-name="T204">Highest Position (before): #7 (Apr 2024)</text:span></text:p>
            <text:p text:style-name="P18"><text:span text:style-name="T204"><text:tab/></text:span><text:span text:style-name="T204">Lowest Position: #122 (May 2015)</text:span></text:p>
            <text:p text:style-name="P18"><text:span text:style-name="T204"><text:tab/></text:span><text:span text:style-name="T204">Language of the Year: 2009, 2016</text:span></text:p>
            <text:p text:style-name="P18"><text:span text:style-name="T267"><text:a xlink:href="https://radar.cloudflare.com/year-in-review/2024#api-client-language-popularity" xlink:type="simple">Cloudflare Radar ▲</text:a></text:span><text:span text:style-name="T204"><text:s/>API Client Language popularity: </text:span><text:span text:style-name="T267">#1</text:span><text:span text:style-name="T204"> (2024)</text:span></text:p>
            <text:p text:style-name="P18"><text:span text:style-name="T267"><text:a xlink:href="https://github.blog/news-insights/octoverse/octoverse-2024/#the-most-popular-programming-languages" xlink:type="simple">GitHub Octoverse ▲</text:a></text:span><text:span text:style-name="T267"><text:s/></text:span><text:span text:style-name="T204">Top 10 fastest growing languages in 2024: </text:span><text:span text:style-name="T267">#3</text:span></text:p>
            <text:p text:style-name="P18"><text:span text:style-name="T267"><text:a xlink:href="https://blog.jetbrains.com/research/2025/04/is-golang-still-growing-go-language-popularity-trends-in-2024/" xlink:type="simple">JetBrains ▲</text:a></text:span><text:span text:style-name="T267"><text:s/></text:span><text:span text:style-name="T204">Language Promise Index:</text:span><text:span text:style-name="T267"> #4</text:span><text:span text:style-name="T204"> (2024)</text:span></text:p>
            <text:p text:style-name="P18"><text:span text:style-name="T267"><text:a xlink:href="https://spectrum.ieee.org/top-programming-languages-2024" xlink:type="simple">IEEE Spectrum ▲</text:a></text:span><text:span text:style-name="T204"><text:s/>Top Programming Languages: </text:span><text:span text:style-name="T267">#8</text:span><text:span text:style-name="T204"> (</text:span><text:span text:style-name="T205">2024)</text:span></text:p>
            <text:p text:style-name="P18"><text:span text:style-name="T272"><text:a xlink:href="https://www.crossover.com/blog/top-10-in-demand-programming-languages-for-2024" xlink:type="simple">Crossover ▲</text:a></text:span><text:span text:style-name="T205"><text:s/>Top 10 In-Demand Programming Languages for 2025: </text:span><text:span text:style-name="T272">#10</text:span><text:span text:style-name="T205"> </text:span></text:p>
            <text:p text:style-name="P18"><text:span text:style-name="T272"><text:a xlink:href="https://www.zdnet.com/article/the-most-popular-programming-languages-in-2024-and-what-that-even-means/" xlink:type="simple">ZDnet ▲</text:a></text:span><text:span text:style-name="T205"><text:s/>The most popular programming languages in 2025: </text:span><text:span text:style-name="T272">#10</text:span></text:p>
            <text:p text:style-name="P18"><text:span text:style-name="T267"><text:a xlink:href="https://survey.stackoverflow.co/2024/technology#most-popular-technologies-language-prof" xlink:type="simple">StackOverflow ▲</text:a></text:span><text:span text:style-name="T267"><text:s/>#11</text:span><text:span text:style-name="T204"> Most popular techs: language (professionals) (2024)</text:span></text:p>
            <text:p text:style-name="P18"><text:span text:style-name="T267"><text:a xlink:href="https://pypl.github.io/PYPL.html" xlink:type="simple">PYPL ▲</text:a></text:span><text:span text:style-name="T204">: </text:span><text:span text:style-name="T267">#12</text:span><text:span text:style-name="T205"> (May 2025)</text:span></text:p>
            <text:p text:style-name="P18"><text:span text:style-name="T272"><text:a xlink:href="https://redmonk.com/sogrady/2024/09/12/language-rankings-6-24/" xlink:type="simple">RedMonk ▲</text:a></text:span><text:span text:style-name="T205"><text:s/>Programming Language Rankings: </text:span><text:span text:style-name="T272">#12</text:span><text:span text:style-name="T205"> (Jun 2024)</text:span></text:p>
            <text:p text:style-name="P18"><text:span text:style-name="T272"><text:a xlink:href="https://www.statista.com/statistics/793628/worldwide-developer-survey-most-used-languages/" xlink:type="simple">Statista ▲</text:a></text:span><text:span text:style-name="T205"><text:s/>Most used programming languages among developers (2024): </text:span><text:span text:style-name="T272">#12</text:span></text:p>
            <text:p text:style-name="P18"><text:span text:style-name="T272"><text:a xlink:href="https://www.geeksforgeeks.org/top-programming-languages/" xlink:type="simple">GeeksForGeeks ▲</text:a></text:span><text:span text:style-name="T205"><text:s/>20 Best Programming Languages to Learn in 2025: </text:span><text:span text:style-name="T272">#13</text:span></text:p>
            <text:p text:style-name="P25"><text:span text:style-name="T276"/></text:p>
            <text:p text:style-name="P25"><text:span text:style-name="T276">* я не учитывал в индексах позицию HTML/CSS</text:span></text:p>
            <text:p text:style-name="P25"><text:span text:style-name="T276"/></text:p>
          </draw:text-box>
        </draw:frame>
        <draw:frame draw:style-name="gr102" draw:text-style-name="P82" draw:layer="layout" svg:width="6cm" svg:height="2.4cm" svg:x="21.4cm" svg:y="2.6cm">
          <draw:text-box>
            <text:p text:style-name="P30"><text:span text:style-name="T277"><text:a xlink:href="https://blog.jetbrains.com/research/2025/04/is-golang-still-growing-go-language-popularity-trends-in-2024/" xlink:type="simple">Is Golang Still Growing? Go Language Popularity Trends in 2024</text:a></text:span><text:span text:style-name="T27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3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78">Синтаксис слишком простой, мало syntactic sugar.</text:span></text:p>
              </text:list-item>
              <text:list-item>
                <text:p text:style-name="P18"><text:span text:style-name="T27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78">Нет настоящего ООП.</text:span></text:p>
              </text:list-item>
              <text:list-item>
                <text:p text:style-name="P18"><text:span text:style-name="T27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7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7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78">Нет перегрузки функций (function overloading).</text:span></text:p>
              </text:list-item>
              <text:list-item>
                <text:p text:style-name="P18"><text:span text:style-name="T278">no support operator overloading or keyword extensibility, no support immutability declarations.</text:span></text:p>
              </text:list-item>
              <text:list-item>
                <text:p text:style-name="P18"><text:span text:style-name="T278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78">Использование </text:span><text:span text:style-name="T59">nil</text:span><text:span text:style-name="T278"> и weak type safety?</text:span></text:p>
              </text:list-item>
              <text:list-item>
                <text:p text:style-name="P18"><text:span text:style-name="T278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78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78">Странный шаблон при форматировании даты и времени.</text:span></text:p>
              </text:list-item>
              <text:list-item>
                <text:p text:style-name="P18"><text:span text:style-name="T278">Нет проверки значений на соответствие перечислению, объявленному через </text:span><text:span text:style-name="T59">iota</text:span><text:span text:style-name="T278">.</text:span></text:p>
              </text:list-item>
              <text:list-item>
                <text:p text:style-name="P18"><text:span text:style-name="T27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78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04" draw:text-style-name="P63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185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72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05" draw:text-style-name="P84" draw:layer="layout" svg:width="8.4cm" svg:height="2.501cm" svg:x="19.2cm" svg:y="12.8cm">
          <text:p text:style-name="P83"><text:span text:style-name="T165">Наверное, это последний язык, </text:span></text:p>
          <text:p text:style-name="P83"><text:span text:style-name="T165">разработанный «классиками»,</text:span></text:p>
          <text:p text:style-name="P83"><text:span text:style-name="T16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27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1" draw:layer="layout" svg:width="24.599cm" svg:height="1.352cm" svg:x="0.701cm" svg:y="0.401cm">
          <draw:text-box>
            <text:p><text:span text:style-name="T121">Ссылки </text:span><text:span text:style-name="T280">▲</text:span></text:p>
          </draw:text-box>
        </draw:frame>
        <draw:frame draw:style-name="gr108" draw:text-style-name="P86" draw:layer="layout" svg:width="26.4cm" svg:height="13.151cm" svg:x="0.8cm" svg:y="2.127cm">
          <draw:text-box>
            <text:list text:style-name="L1">
              <text:list-item>
                <text:p text:style-name="P85"><text:span text:style-name="T281"><text:a xlink:href="https://go.dev/" xlink:type="simple">go.dev/</text:a></text:span><text:span text:style-name="T281"><text:s text:c="35"/></text:span><text:span text:style-name="T282"><text:s text:c="4"/>// Официальный сайт языка</text:span></text:p>
              </text:list-item>
              <text:list-item>
                <text:p text:style-name="P85"><text:span text:style-name="T281"><text:a xlink:href="https://go.dev/play/" xlink:type="simple">go.dev/play/</text:a></text:span><text:span text:style-name="T213"><text:s text:c="30"/></text:span><text:span text:style-name="T282"><text:s text:c="4"/>// Go Playground ~ выполнение в браузере</text:span></text:p>
              </text:list-item>
              <text:list-item>
                <text:p text:style-name="P85"><text:span text:style-name="T281"><text:a xlink:href="https://go.dev/ref/spec" xlink:type="simple">go.dev/ref/spec</text:a></text:span><text:span text:style-name="T281"><text:s text:c="27"/></text:span><text:span text:style-name="T282"><text:s text:c="4"/></text:span><text:span text:style-name="T283">// Спецификация языка</text:span><text:span text:style-name="T282"> (!!!)</text:span></text:p>
              </text:list-item>
              <text:list-item>
                <text:p text:style-name="P85"><text:span text:style-name="T281"><text:a xlink:href="https://go.dev/doc/" xlink:type="simple">go.dev/doc/</text:a></text:span><text:span text:style-name="T213"><text:s text:c="31"/></text:span><text:span text:style-name="T282"><text:s text:c="4"/>// Документация</text:span></text:p>
              </text:list-item>
              <text:list-item>
                <text:p text:style-name="P85"><text:span text:style-name="T281"><text:a xlink:href="https://go.dev/doc/code" xlink:type="simple">go.dev/doc/code</text:a></text:span><text:span text:style-name="T213"><text:s text:c="27"/></text:span><text:span text:style-name="T282"><text:s text:c="4"/>// How to Write Go Code</text:span></text:p>
              </text:list-item>
              <text:list-item>
                <text:p text:style-name="P85"><text:span text:style-name="T281"><text:a xlink:href="https://pkg.go.dev/std" xlink:type="simple">pkg.go.dev/std</text:a></text:span><text:span text:style-name="T281"><text:s text:c="20"/></text:span><text:span text:style-name="T213"><text:s text:c="8"/></text:span><text:span text:style-name="T282"><text:s text:c="4"/>// стандартная библиотека</text:span></text:p>
              </text:list-item>
              <text:list-item>
                <text:p text:style-name="P18"><text:span text:style-name="T281"><text:a xlink:href="https://gobyexample.com/" xlink:type="simple">gobyexample.com</text:a></text:span><text:span text:style-name="T213"><text:s text:c="27"/></text:span><text:span text:style-name="T282"><text:s text:c="4"/>// Go в примерах</text:span></text:p>
              </text:list-item>
              <text:list-item>
                <text:p text:style-name="P18"><text:span text:style-name="T283"><text:a xlink:href="https://go.dev/doc/modules/layout" xlink:type="simple">go.dev/doc/modules/layout</text:a></text:span><text:span text:style-name="T282"><text:s text:c="21"/>// Структура каталогов</text:span></text:p>
              </text:list-item>
              <text:list-item>
                <text:p text:style-name="P18"><text:span text:style-name="T281"><text:a xlink:href="https://github.com/golang-standards/project-layout/blob/master/README_ru.md" xlink:type="simple">github.com/golang-standards/project-layout</text:a></text:span><text:span text:style-name="T213"><text:s text:c="4"/>// </text:span><text:span text:style-name="T282">Стандартный макет [большого] Go проекта</text:span></text:p>
              </text:list-item>
            </text:list>
            <text:p text:style-name="P85"><text:span text:style-name="T282"/></text:p>
            <text:list text:continue-numbering="true" text:style-name="L1">
              <text:list-item>
                <text:p text:style-name="P85"><text:span text:style-name="T281"><text:a xlink:href="https://tour.golang.org/" xlink:type="simple">tour.golang.org</text:a></text:span><text:span text:style-name="T213"><text:s text:c="27"/></text:span><text:span text:style-name="T282"><text:s text:c="4"/>// Экскурсия по возможностям Go</text:span></text:p>
              </text:list-item>
              <text:list-item>
                <text:p text:style-name="P85"><text:span text:style-name="T281"><text:a xlink:href="https://golangdocs.com/" xlink:type="simple">golangdocs.com</text:a></text:span><text:span text:style-name="T213"><text:s text:c="28"/></text:span><text:span text:style-name="T282"><text:s text:c="4"/>// примеры конструкций</text:span></text:p>
              </text:list-item>
              <text:list-item>
                <text:p text:style-name="P85"><text:span text:style-name="T283"><text:a xlink:href="https://appliedgo.net/why-go/" xlink:type="simple">appliedgo.net/why-go/</text:a></text:span><text:span text:style-name="T282"><text:s text:c="25"/>// 15 Reasons I Love Go</text:span></text:p>
              </text:list-item>
              <text:list-item>
                <text:p text:style-name="P85"><text:span text:style-name="T283"><text:a xlink:href="https://github.com/avelino/awesome-go" xlink:type="simple">awesome-go</text:a></text:span><text:span text:style-name="T282"><text:s text:c="36"/>// libraries for everything...</text:span></text:p>
              </text:list-item>
            </text:list>
            <text:p text:style-name="P85"><text:span text:style-name="T283"/></text:p>
            <text:list text:continue-numbering="true" text:style-name="L1">
              <text:list-item>
                <text:p text:style-name="P18"><text:span text:style-name="T281"><text:a xlink:href="https://go.dev/doc/effective_go" xlink:type="simple">go.dev/doc/effective_go</text:a></text:span><text:span text:style-name="T281"><text:s text:c="4"/></text:span><text:span text:style-name="T213"><text:s text:c="9"/></text:span><text:span text:style-name="T282"><text:s text:c="10"/>// "Effecive Go" бесплатная web-книга</text:span></text:p>
              </text:list-item>
              <text:list-item>
                <text:p text:style-name="P85"><text:span text:style-name="T283"><text:a xlink:href="https://gopl.io/" xlink:type="simple">gopl.io</text:a></text:span><text:span text:style-name="T282"><text:s text:c="18"/>// "The Go Programming Language" by A.A.A.Donovan &amp; B.W.Kernighan</text:span></text:p>
              </text:list-item>
            </text:list>
            <text:p text:style-name="P85"><text:span text:style-name="T282"/></text:p>
            <text:list text:continue-numbering="true" text:style-name="L1">
              <text:list-item>
                <text:p text:style-name="P85"><text:span text:style-name="T281"><text:a xlink:href="https://www.w3schools.com/go/index.php" xlink:type="simple">w3schools.com/go/</text:a></text:span><text:span text:style-name="T213"><text:s text:c="16"/></text:span><text:span text:style-name="T282">@ w3schools <text:s/>// Справочник</text:span></text:p>
              </text:list-item>
              <text:list-item>
                <text:p text:style-name="P85"><text:span text:style-name="T28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13"><text:s/></text:span><text:span text:style-name="T282">@ proglib.io // Самоучитель</text:span></text:p>
              </text:list-item>
              <text:list-item>
                <text:p text:style-name="P85"><text:span text:style-name="T281"><text:a xlink:href="https://proglib.io/p/dorozhnaya-karta-go-razrabotchika-v-2023-godu-2023-11-01" xlink:type="simple">Дорожная карта Go-разработчика</text:a></text:span><text:span text:style-name="T213"><text:s text:c="3"/></text:span><text:span text:style-name="T282">@ proglib.io // План изучения</text:span></text:p>
              </text:list-item>
              <text:list-item>
                <text:p text:style-name="P85"><text:span text:style-name="T283"><text:a xlink:href="https://lyceum.yandex.ru/go" xlink:type="simple">lyceum.yandex.ru/go</text:a></text:span><text:span text:style-name="T282"><text:s text:c="27"/>// Яндекс-лицей: Программирование на Go</text:span></text:p>
              </text:list-item>
              <text:list-item>
                <text:p text:style-name="P85"><text:span text:style-name="T283"><text:a xlink:href="https://codelibs.ru/category/go/" xlink:type="simple">Книги по Go</text:a></text:span><text:span text:style-name="T282"><text:s text:c="22"/>@codelibs.ru //</text:span></text:p>
              </text:list-item>
            </text:list>
            <text:p text:style-name="P85"><text:span text:style-name="T282"/></text:p>
            <text:list text:continue-numbering="true" text:style-name="L1">
              <text:list-item>
                <text:p text:style-name="P85"><text:span text:style-name="T283"><text:a xlink:href="https://tinygo.org/" xlink:type="simple">tinygo.org</text:a></text:span><text:span text:style-name="T28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9" draw:text-style-name="P8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1" draw:layer="layout" svg:width="24.599cm" svg:height="1.352cm" svg:x="0.701cm" svg:y="0.401cm">
          <draw:text-box>
            <text:p><text:span text:style-name="T121">Готов ответить на вопросы</text:span></text:p>
          </draw:text-box>
        </draw:frame>
        <draw:frame draw:style-name="gr12" draw:text-style-name="P8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4"/></text:p>
            <text:p text:style-name="P2"><text:span text:style-name="T284"/></text:p>
            <text:p text:style-name="P2"><text:span text:style-name="T284"/></text:p>
            <text:p text:style-name="P2"><text:span text:style-name="T284"/></text:p>
            <text:p text:style-name="P2"><text:span text:style-name="T284"/></text:p>
            <text:p text:style-name="P2"><text:span text:style-name="T284"/></text:p>
            <text:p text:style-name="P2"><text:span text:style-name="T284"/></text:p>
            <text:p text:style-name="P2"><text:span text:style-name="T284"/></text:p>
            <text:p text:style-name="P2"><text:span text:style-name="T284"/></text:p>
            <text:p text:style-name="P2"><text:span text:style-name="T284"/></text:p>
            <text:p text:style-name="P2"><text:span text:style-name="T28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0" draw:text-style-name="P89" draw:layer="layout" svg:width="6.527cm" svg:height="3.405cm" svg:x="10cm" svg:y="6.834cm">
          <draw:text-box>
            <text:p text:style-name="P2"><text:span text:style-name="T28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1" draw:layer="layout" svg:width="24.599cm" svg:height="1.352cm" svg:x="0.701cm" svg:y="0.401cm">
          <draw:text-box>
            <text:p><text:span text:style-name="T121">Словарик</text:span></text:p>
          </draw:text-box>
        </draw:frame>
        <draw:frame draw:style-name="gr111" draw:text-style-name="P90" draw:layer="layout" svg:width="26.4cm" svg:height="12.473cm" svg:x="0.8cm" svg:y="2.527cm">
          <draw:text-box>
            <text:p text:style-name="P18"><text:span text:style-name="T286">communicating sequential processes ~ взаимодействие последовательных процессов </text:span></text:p>
            <text:p text:style-name="P18"><text:span text:style-name="T28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86">CSP <text:s/>= communicating sequential processes</text:span></text:p>
            <text:p text:style-name="P18"><text:span text:style-name="T286">gopher ~ программист на Go</text:span></text:p>
            <text:p text:style-name="P18"><text:span text:style-name="T286">goroutine ~ подпрограмма, возможно, выполняемая параллельно</text:span></text:p>
            <text:p text:style-name="P18"><text:span text:style-name="T286">multitasking ~ многозадачность</text:span></text:p>
            <text:p text:style-name="P18"><text:span text:style-name="T286">parallelism ~ параллелизм = параллельное выполнение вычислений</text:span></text:p>
            <text:p text:style-name="P18"><text:span text:style-name="T286">process ~ процесс</text:span></text:p>
            <text:p text:style-name="P18"><text:span text:style-name="T286">subprocess ~ подпроцесс</text:span></text:p>
            <text:p text:style-name="P18"><text:span text:style-name="T286">subtask ~ подзадача</text:span></text:p>
            <text:p text:style-name="P18"><text:span text:style-name="T286">task ~ задача</text:span></text:p>
            <text:p text:style-name="P18"><text:span text:style-name="T286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7-16T18:20:11.249890883</dc:date>
    <meta:editing-duration>P8DT3H38M25S</meta:editing-duration>
    <meta:editing-cycles>1354</meta:editing-cycles>
    <meta:generator>LibreOffice/7.4.7.2$Linux_X86_64 LibreOffice_project/40$Build-2</meta:generator>
    <meta:document-statistic meta:object-count="576"/>
  </office:meta>
</office:document-meta>
</file>